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orphans="1" fo:text-indent="0in" style:auto-text-indent="false"/>
    </style:style>
    <style:style style:name="P2" style:family="paragraph" style:parent-style-name="Heading_20_2">
      <style:paragraph-properties fo:margin-left="0in" fo:margin-right="0in" fo:orphans="1" fo:text-indent="0in" style:auto-text-indent="false"/>
    </style:style>
    <style:style style:name="P3" style:family="paragraph" style:parent-style-name="Text_20_body">
      <style:paragraph-properties fo:orphans="1"/>
    </style:style>
    <style:style style:name="P4" style:family="paragraph" style:parent-style-name="Text_20_body" style:list-style-name="L1">
      <style:paragraph-properties fo:margin-top="0in" fo:margin-bottom="0in" style:contextual-spacing="false" fo:orphans="1"/>
    </style:style>
    <style:style style:name="P5" style:family="paragraph" style:parent-style-name="Text_20_body" style:list-style-name="L1">
      <style:paragraph-properties fo:orphans="1"/>
    </style:style>
    <style:style style:name="P6" style:family="paragraph" style:parent-style-name="Text_20_body" style:list-style-name="L2">
      <style:paragraph-properties fo:margin-top="0in" fo:margin-bottom="0in" style:contextual-spacing="false" fo:orphans="1"/>
    </style:style>
    <style:style style:name="P7" style:family="paragraph" style:parent-style-name="Text_20_body" style:list-style-name="L2">
      <style:paragraph-properties fo:orphans="1"/>
    </style:style>
    <style:style style:name="P8" style:family="paragraph" style:parent-style-name="Text_20_body" style:list-style-name="L3">
      <style:paragraph-properties fo:margin-top="0in" fo:margin-bottom="0in" style:contextual-spacing="false" fo:orphans="1"/>
    </style:style>
    <style:style style:name="P9" style:family="paragraph" style:parent-style-name="Text_20_body" style:list-style-name="L3">
      <style:paragraph-properties fo:orphans="1"/>
    </style:style>
    <style:style style:name="P10" style:family="paragraph" style:parent-style-name="Text_20_body" style:list-style-name="L4">
      <style:paragraph-properties fo:margin-top="0in" fo:margin-bottom="0in" style:contextual-spacing="false" fo:orphans="1"/>
    </style:style>
    <style:style style:name="P11" style:family="paragraph" style:parent-style-name="Text_20_body" style:list-style-name="L4">
      <style:paragraph-properties fo:orphans="1"/>
    </style:style>
    <style:style style:name="P12" style:family="paragraph" style:parent-style-name="Heading_20_2">
      <style:paragraph-properties fo:orphans="1"/>
    </style:style>
    <style:style style:name="P13" style:family="paragraph" style:parent-style-name="Text_20_body" style:list-style-name="L5">
      <style:paragraph-properties fo:margin-top="0in" fo:margin-bottom="0in" style:contextual-spacing="false" fo:orphans="1"/>
    </style:style>
    <style:style style:name="P14" style:family="paragraph" style:parent-style-name="Text_20_body" style:list-style-name="L5">
      <style:paragraph-properties fo:orphans="1"/>
    </style:style>
    <style:style style:name="P15" style:family="paragraph" style:parent-style-name="Text_20_body" style:list-style-name="L6">
      <style:paragraph-properties fo:margin-top="0in" fo:margin-bottom="0in" style:contextual-spacing="false" fo:orphans="1"/>
    </style:style>
    <style:style style:name="P16" style:family="paragraph" style:parent-style-name="Text_20_body" style:list-style-name="L6">
      <style:paragraph-properties fo:orphans="1"/>
    </style:style>
    <style:style style:name="P17" style:family="paragraph" style:parent-style-name="Text_20_body" style:list-style-name="L7">
      <style:paragraph-properties fo:margin-top="0in" fo:margin-bottom="0in" style:contextual-spacing="false" fo:orphans="1"/>
    </style:style>
    <style:style style:name="P18" style:family="paragraph" style:parent-style-name="Text_20_body" style:list-style-name="L7">
      <style:paragraph-properties fo:orphans="1"/>
    </style:style>
    <style:style style:name="P19" style:family="paragraph" style:parent-style-name="Text_20_body" style:list-style-name="L8">
      <style:paragraph-properties fo:margin-top="0in" fo:margin-bottom="0in" style:contextual-spacing="false" fo:orphans="1"/>
    </style:style>
    <style:style style:name="P20" style:family="paragraph" style:parent-style-name="Text_20_body" style:list-style-name="L8">
      <style:paragraph-properties fo:orphans="1"/>
    </style:style>
    <style:style style:name="P21" style:family="paragraph" style:parent-style-name="Text_20_body" style:list-style-name="L9">
      <style:paragraph-properties fo:margin-top="0in" fo:margin-bottom="0in" style:contextual-spacing="false" fo:orphans="1"/>
    </style:style>
    <style:style style:name="P22" style:family="paragraph" style:parent-style-name="Text_20_body" style:list-style-name="L9">
      <style:paragraph-properties fo:orphans="1"/>
    </style:style>
    <style:style style:name="P23" style:family="paragraph" style:parent-style-name="Text_20_body">
      <style:paragraph-properties fo:margin-left="0in" fo:margin-right="0in" fo:margin-top="0in" fo:margin-bottom="0in" style:contextual-spacing="false" fo:orphans="1" fo:text-indent="0in" style:auto-text-indent="false"/>
    </style:style>
    <style:style style:name="P24" style:family="paragraph" style:parent-style-name="Text_20_body">
      <style:paragraph-properties fo:margin-top="0in" fo:margin-bottom="0in" style:contextual-spacing="false" fo:orphans="1"/>
    </style:style>
    <style:style style:name="P25" style:family="paragraph" style:parent-style-name="Text_20_body" style:list-style-name="L10">
      <style:paragraph-properties fo:margin-top="0in" fo:margin-bottom="0in" style:contextual-spacing="false" fo:orphans="1"/>
    </style:style>
    <style:style style:name="P26" style:family="paragraph" style:parent-style-name="Text_20_body" style:list-style-name="L10">
      <style:paragraph-properties fo:orphans="1"/>
    </style:style>
    <style:style style:name="P27"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style>
    <style:style style:name="P28"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text-indent="0in" style:auto-text-indent="false" fo:background-color="transparent" fo:padding="0in" fo:border="none"/>
    </style:style>
    <style:style style:name="P29"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text-properties fo:font-style="italic"/>
    </style:style>
    <style:style style:name="P30" style:family="paragraph" style:parent-style-name="Text_20_body" style:list-style-name="L11">
      <style:paragraph-properties fo:margin-top="0in" fo:margin-bottom="0in" style:contextual-spacing="false" fo:orphans="1"/>
    </style:style>
    <style:style style:name="P31" style:family="paragraph" style:parent-style-name="Text_20_body" style:list-style-name="L11">
      <style:paragraph-properties fo:orphans="1"/>
    </style:style>
    <style:style style:name="P32" style:family="paragraph" style:parent-style-name="Text_20_body" style:list-style-name="L12">
      <style:paragraph-properties fo:margin-top="0in" fo:margin-bottom="0in" style:contextual-spacing="false" fo:orphans="1"/>
    </style:style>
    <style:style style:name="P33" style:family="paragraph" style:parent-style-name="Text_20_body" style:list-style-name="L12">
      <style:paragraph-properties fo:orphans="1"/>
    </style:style>
    <style:style style:name="P34" style:family="paragraph" style:parent-style-name="Preformatted_20_Text">
      <loext:graphic-properties draw:fill="none" draw:fill-color="#ffffff"/>
      <style:paragraph-properties fo:margin-left="0in" fo:margin-right="0in" fo:line-height="150%" fo:text-align="start" style:justify-single-word="false" fo:orphans="1" fo:background-color="transparent" fo:padding="0in" fo:border="none"/>
    </style:style>
    <style:style style:name="P35" style:family="paragraph" style:parent-style-name="Text_20_body" style:list-style-name="L13">
      <style:paragraph-properties fo:margin-top="0in" fo:margin-bottom="0in" style:contextual-spacing="false" fo:orphans="1"/>
    </style:style>
    <style:style style:name="P36" style:family="paragraph" style:parent-style-name="Text_20_body" style:list-style-name="L13">
      <style:paragraph-properties fo:orphans="1"/>
    </style:style>
    <style:style style:name="P37" style:family="paragraph" style:parent-style-name="Text_20_body" style:list-style-name="L14">
      <style:paragraph-properties fo:margin-top="0in" fo:margin-bottom="0in" style:contextual-spacing="false" fo:orphans="1"/>
    </style:style>
    <style:style style:name="P38" style:family="paragraph" style:parent-style-name="Text_20_body" style:list-style-name="L14">
      <style:paragraph-properties fo:orphans="1"/>
    </style:style>
    <style:style style:name="P39" style:family="paragraph" style:parent-style-name="Text_20_body" style:list-style-name="L15">
      <style:paragraph-properties fo:margin-top="0in" fo:margin-bottom="0in" style:contextual-spacing="false" fo:orphans="1"/>
    </style:style>
    <style:style style:name="P40" style:family="paragraph" style:parent-style-name="Text_20_body" style:list-style-name="L15">
      <style:paragraph-properties fo:orphans="1"/>
    </style:style>
    <style:style style:name="P41" style:family="paragraph" style:parent-style-name="Text_20_body" style:list-style-name="L16">
      <style:paragraph-properties fo:margin-top="0in" fo:margin-bottom="0in" style:contextual-spacing="false" fo:orphans="1"/>
    </style:style>
    <style:style style:name="P42" style:family="paragraph" style:parent-style-name="Text_20_body" style:list-style-name="L16">
      <style:paragraph-properties fo:orphans="1"/>
    </style:style>
    <style:style style:name="P43" style:family="paragraph" style:parent-style-name="Text_20_body" style:list-style-name="L17">
      <style:paragraph-properties fo:margin-top="0in" fo:margin-bottom="0in" style:contextual-spacing="false" fo:orphans="1"/>
    </style:style>
    <style:style style:name="P44" style:family="paragraph" style:parent-style-name="Text_20_body" style:list-style-name="L17">
      <style:paragraph-properties fo:orphans="1"/>
    </style:style>
    <style:style style:name="P45" style:family="paragraph" style:parent-style-name="Text_20_body" style:list-style-name="L18">
      <style:paragraph-properties fo:margin-top="0in" fo:margin-bottom="0in" style:contextual-spacing="false" fo:orphans="1"/>
    </style:style>
    <style:style style:name="P46" style:family="paragraph" style:parent-style-name="Text_20_body" style:list-style-name="L18">
      <style:paragraph-properties fo:orphans="1"/>
    </style:style>
    <style:style style:name="P47" style:family="paragraph" style:parent-style-name="Text_20_body" style:list-style-name="L19">
      <style:paragraph-properties fo:margin-top="0in" fo:margin-bottom="0in" style:contextual-spacing="false" fo:orphans="1"/>
    </style:style>
    <style:style style:name="P48" style:family="paragraph" style:parent-style-name="Text_20_body" style:list-style-name="L19">
      <style:paragraph-properties fo:orphans="1"/>
    </style:style>
    <style:style style:name="P49" style:family="paragraph" style:parent-style-name="Text_20_body" style:list-style-name="L20">
      <style:paragraph-properties fo:margin-top="0in" fo:margin-bottom="0in" style:contextual-spacing="false" fo:orphans="1"/>
    </style:style>
    <style:style style:name="P50" style:family="paragraph" style:parent-style-name="Text_20_body" style:list-style-name="L20">
      <style:paragraph-properties fo:orphans="1"/>
    </style:style>
    <style:style style:name="P51" style:family="paragraph" style:parent-style-name="Text_20_body" style:list-style-name="L21">
      <style:paragraph-properties fo:margin-top="0in" fo:margin-bottom="0in" style:contextual-spacing="false" fo:orphans="1"/>
    </style:style>
    <style:style style:name="P52" style:family="paragraph" style:parent-style-name="Text_20_body" style:list-style-name="L21">
      <style:paragraph-properties fo:orphans="1"/>
    </style:style>
    <style:style style:name="P53" style:family="paragraph" style:parent-style-name="Text_20_body" style:list-style-name="L22">
      <style:paragraph-properties fo:margin-top="0in" fo:margin-bottom="0in" style:contextual-spacing="false" fo:orphans="1"/>
    </style:style>
    <style:style style:name="P54" style:family="paragraph" style:parent-style-name="Text_20_body" style:list-style-name="L22">
      <style:paragraph-properties fo:orphans="1"/>
    </style:style>
    <style:style style:name="P55" style:family="paragraph" style:parent-style-name="Text_20_body" style:list-style-name="L23">
      <style:paragraph-properties fo:margin-top="0in" fo:margin-bottom="0in" style:contextual-spacing="false" fo:orphans="1"/>
    </style:style>
    <style:style style:name="P56" style:family="paragraph" style:parent-style-name="Text_20_body" style:list-style-name="L23">
      <style:paragraph-properties fo:orphans="1"/>
    </style:style>
    <style:style style:name="P57" style:family="paragraph" style:parent-style-name="Text_20_body" style:list-style-name="L24">
      <style:paragraph-properties fo:margin-top="0in" fo:margin-bottom="0in" style:contextual-spacing="false" fo:orphans="1"/>
    </style:style>
    <style:style style:name="P58" style:family="paragraph" style:parent-style-name="Text_20_body" style:list-style-name="L24">
      <style:paragraph-properties fo:orphans="1"/>
    </style:style>
    <style:style style:name="P59" style:family="paragraph" style:parent-style-name="Text_20_body" style:list-style-name="L25">
      <style:paragraph-properties fo:margin-top="0in" fo:margin-bottom="0in" style:contextual-spacing="false" fo:orphans="1"/>
    </style:style>
    <style:style style:name="P60" style:family="paragraph" style:parent-style-name="Text_20_body" style:list-style-name="L25">
      <style:paragraph-properties fo:orphans="1"/>
    </style:style>
    <style:style style:name="P61" style:family="paragraph" style:parent-style-name="Text_20_body" style:list-style-name="L26">
      <style:paragraph-properties fo:margin-top="0in" fo:margin-bottom="0in" style:contextual-spacing="false" fo:orphans="1"/>
    </style:style>
    <style:style style:name="P62" style:family="paragraph" style:parent-style-name="Text_20_body" style:list-style-name="L26">
      <style:paragraph-properties fo:orphans="1"/>
    </style:style>
    <style:style style:name="P63" style:family="paragraph" style:parent-style-name="Text_20_body" style:list-style-name="L27">
      <style:paragraph-properties fo:margin-top="0in" fo:margin-bottom="0in" style:contextual-spacing="false" fo:orphans="1"/>
    </style:style>
    <style:style style:name="P64" style:family="paragraph" style:parent-style-name="Text_20_body" style:list-style-name="L27">
      <style:paragraph-properties fo:orphans="1"/>
    </style:style>
    <style:style style:name="P65" style:family="paragraph" style:parent-style-name="Text_20_body" style:list-style-name="L28">
      <style:paragraph-properties fo:margin-top="0in" fo:margin-bottom="0in" style:contextual-spacing="false" fo:orphans="1"/>
    </style:style>
    <style:style style:name="P66" style:family="paragraph" style:parent-style-name="Text_20_body" style:list-style-name="L28">
      <style:paragraph-properties fo:orphans="1"/>
    </style:style>
    <style:style style:name="P67"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background-color="transparent" fo:padding="0in" fo:border="none"/>
    </style:style>
    <style:style style:name="P68" style:family="paragraph" style:parent-style-name="Text_20_body" style:list-style-name="L29">
      <style:paragraph-properties fo:margin-top="0in" fo:margin-bottom="0in" style:contextual-spacing="false" fo:orphans="1"/>
    </style:style>
    <style:style style:name="P69" style:family="paragraph" style:parent-style-name="Text_20_body" style:list-style-name="L29">
      <style:paragraph-properties fo:orphans="1"/>
    </style:style>
    <style:style style:name="P70" style:family="paragraph" style:parent-style-name="Text_20_body" style:list-style-name="L30">
      <style:paragraph-properties fo:margin-top="0in" fo:margin-bottom="0in" style:contextual-spacing="false" fo:orphans="1"/>
    </style:style>
    <style:style style:name="P71" style:family="paragraph" style:parent-style-name="Text_20_body" style:list-style-name="L30">
      <style:paragraph-properties fo:orphans="1"/>
    </style:style>
    <style:style style:name="P72" style:family="paragraph" style:parent-style-name="Text_20_body" style:list-style-name="L31">
      <style:paragraph-properties fo:margin-top="0in" fo:margin-bottom="0in" style:contextual-spacing="false" fo:orphans="1"/>
    </style:style>
    <style:style style:name="P73" style:family="paragraph" style:parent-style-name="Text_20_body" style:list-style-name="L31">
      <style:paragraph-properties fo:orphans="1"/>
    </style:style>
    <style:style style:name="P74" style:family="paragraph" style:parent-style-name="Text_20_body" style:list-style-name="L32">
      <style:paragraph-properties fo:margin-top="0in" fo:margin-bottom="0in" style:contextual-spacing="false" fo:orphans="1"/>
    </style:style>
    <style:style style:name="P75" style:family="paragraph" style:parent-style-name="Text_20_body" style:list-style-name="L32">
      <style:paragraph-properties fo:orphans="1"/>
    </style:style>
    <style:style style:name="P76" style:family="paragraph" style:parent-style-name="Text_20_body" style:list-style-name="L33">
      <style:paragraph-properties fo:margin-top="0in" fo:margin-bottom="0in" style:contextual-spacing="false" fo:orphans="1"/>
    </style:style>
    <style:style style:name="P77" style:family="paragraph" style:parent-style-name="Text_20_body" style:list-style-name="L33">
      <style:paragraph-properties fo:orphans="1"/>
    </style:style>
    <style:style style:name="T1" style:family="text">
      <style:text-properties fo:color="#d19a66" loext:opacity="100%" fo:font-family="'var font-mono'" fo:background-color="transparent" loext:char-shading-value="0"/>
    </style:style>
    <style:style style:name="T2" style:family="text">
      <style:text-properties fo:color="#abb2bf" loext:opacity="100%" fo:font-family="'var font-mono'" fo:background-color="transparent" loext:char-shading-value="0"/>
    </style:style>
    <style:style style:name="T3" style:family="text">
      <style:text-properties fo:color="#abb2bf" loext:opacity="100%" fo:background-color="transparent" loext:char-shading-value="0"/>
    </style:style>
    <style:style style:name="T4" style:family="text">
      <style:text-properties fo:color="#98c379" loext:opacity="100%" fo:font-family="'var font-mono'" fo:background-color="transparent" loext:char-shading-value="0"/>
    </style:style>
    <style:style style:name="T5" style:family="text">
      <style:text-properties fo:color="#5c6370" loext:opacity="100%" fo:font-family="'var font-mono'" fo:background-color="transparent" loext:char-shading-value="0"/>
    </style:style>
    <style:style style:name="T6" style:family="text">
      <style:text-properties fo:color="#e06c75" loext:opacity="100%" fo:font-family="'var font-mono'" fo:background-color="transparent" loext:char-shading-value="0"/>
    </style:style>
    <style:style style:name="T7" style:family="text">
      <style:text-properties fo:color="#61afef" loext:opacity="100%" fo:font-family="'var font-mono'" fo:background-color="transparent" loext:char-shading-value="0"/>
    </style:style>
    <style:style style:name="T8" style:family="text">
      <style:text-properties fo:color="#5c6370" loext:opacity="100%" fo:font-family="'var font-mono'" fo:font-style="italic" fo:background-color="transparent" loext:char-shading-value="0"/>
    </style:style>
    <style:style style:name="T9" style:family="text">
      <style:text-properties fo:color="#c678dd" loext:opacity="100%" fo:font-family="'var font-mono'"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could you please list high level math degrees from under grad, masters and phd, beyond and after that list expand the list to include prerequsites and nominal hours per week needed to excel, then the top 10 people in mathematics what they do and there major field of study if podsible thier undergrad and thesis/disertation . then a list of the best 3 open source math tools and there links for documentation and if anyone has made a math tutor that would be able to teach/help through an undergrad degree compact output , provide and links to assist in followup.</text:p>
      <text:h text:style-name="P2" text:outline-level="2">High-Level Math Degrees</text:h>
      <text:p text:style-name="P3"><text:span text:style-name="Strong_20_Emphasis">Undergraduate (4 years)</text:span></text:p>
      <text:list text:style-name="L1">
        <text:list-item>
          <text:p text:style-name="P4">Bachelor of Science in Mathematics </text:p>
        </text:list-item>
        <text:list-item>
          <text:p text:style-name="P4">Bachelor of Arts in Mathematics </text:p>
        </text:list-item>
        <text:list-item>
          <text:p text:style-name="P4">Applied Mathematics BS/BA </text:p>
        </text:list-item>
        <text:list-item>
          <text:p text:style-name="P4">Mathematical Physics BS </text:p>
        </text:list-item>
        <text:list-item>
          <text:p text:style-name="P5">Statistics/Biostatistics BS </text:p>
        </text:list-item>
      </text:list>
      <text:p text:style-name="P3"><text:span text:style-name="Strong_20_Emphasis">Graduate (2-3 years)</text:span></text:p>
      <text:list text:style-name="L2">
        <text:list-item>
          <text:p text:style-name="P6">Master of Science in Mathematics </text:p>
        </text:list-item>
        <text:list-item>
          <text:p text:style-name="P6">Master of Arts in Mathematics </text:p>
        </text:list-item>
        <text:list-item>
          <text:p text:style-name="P6">Master of Applied Mathematics </text:p>
        </text:list-item>
        <text:list-item>
          <text:p text:style-name="P6">Master of Statistics </text:p>
        </text:list-item>
        <text:list-item>
          <text:p text:style-name="P7">Master of Financial Mathematics </text:p>
        </text:list-item>
      </text:list>
      <text:p text:style-name="P3"><text:span text:style-name="Strong_20_Emphasis">Doctoral (4-7 years)</text:span></text:p>
      <text:list text:style-name="L3">
        <text:list-item>
          <text:p text:style-name="P8">PhD in Mathematics </text:p>
        </text:list-item>
        <text:list-item>
          <text:p text:style-name="P8">PhD in Applied Mathematics </text:p>
        </text:list-item>
        <text:list-item>
          <text:p text:style-name="P8">PhD in Statistics </text:p>
        </text:list-item>
        <text:list-item>
          <text:p text:style-name="P9">PhD in Mathematical Physics </text:p>
        </text:list-item>
      </text:list>
      <text:p text:style-name="P3"><text:span text:style-name="Strong_20_Emphasis">Post-Doctoral</text:span></text:p>
      <text:list text:style-name="L4">
        <text:list-item>
          <text:p text:style-name="P10">Postdoctoral Research Fellow </text:p>
        </text:list-item>
        <text:list-item>
          <text:p text:style-name="P11">Visiting Scholar/Professor positions </text:p>
        </text:list-item>
      </text:list>
      <text:h text:style-name="P12" text:outline-level="2">Prerequisites &amp; Time Commitment</text:h>
      <text:p text:style-name="P3"><text:span text:style-name="Strong_20_Emphasis">Undergraduate Prerequisites:</text:span></text:p>
      <text:list text:style-name="L5">
        <text:list-item>
          <text:p text:style-name="P13">Calculus I-III, Linear Algebra, Differential Equations </text:p>
        </text:list-item>
        <text:list-item>
          <text:p text:style-name="P13">Real Analysis, Abstract Algebra, Discrete Math </text:p>
        </text:list-item>
        <text:list-item>
          <text:p text:style-name="P14">15-25 hours/week study time to excel </text:p>
        </text:list-item>
      </text:list>
      <text:p text:style-name="P3"><text:span text:style-name="Strong_20_Emphasis">Masters Prerequisites:</text:span></text:p>
      <text:list text:style-name="L6">
        <text:list-item>
          <text:p text:style-name="P15">Strong undergraduate math background (3.5+ GPA) </text:p>
        </text:list-item>
        <text:list-item>
          <text:p text:style-name="P15">GRE Subject Test in Mathematics often required </text:p>
        </text:list-item>
        <text:list-item>
          <text:p text:style-name="P16"><text:soft-page-break/>20-30 hours/week including research </text:p>
        </text:list-item>
      </text:list>
      <text:p text:style-name="P3"><text:span text:style-name="Strong_20_Emphasis">PhD Prerequisites:</text:span></text:p>
      <text:list text:style-name="L7">
        <text:list-item>
          <text:p text:style-name="P17">Masters degree or exceptional undergraduate record </text:p>
        </text:list-item>
        <text:list-item>
          <text:p text:style-name="P17">Research experience preferred </text:p>
        </text:list-item>
        <text:list-item>
          <text:p text:style-name="P18">40-60 hours/week including dissertation research </text:p>
        </text:list-item>
      </text:list>
      <text:h text:style-name="P12" text:outline-level="2">Top 10 Mathematicians &amp; Their Work</text:h>
      <text:list text:style-name="L8">
        <text:list-item>
          <text:p text:style-name="P19"><text:span text:style-name="Strong_20_Emphasis">Terence Tao</text:span> - Harmonic analysis, PDE, number theory (UCLA PhD) </text:p>
        </text:list-item>
        <text:list-item>
          <text:p text:style-name="P19"><text:span text:style-name="Strong_20_Emphasis">Timothy Gowers</text:span> - Combinatorics, functional analysis (Cambridge PhD) </text:p>
        </text:list-item>
        <text:list-item>
          <text:p text:style-name="P19"><text:span text:style-name="Strong_20_Emphasis">Maryam Mirzakhani</text:span> - Geometry, dynamics (Harvard PhD) [deceased] </text:p>
        </text:list-item>
        <text:list-item>
          <text:p text:style-name="P19"><text:span text:style-name="Strong_20_Emphasis">Andrew Wiles</text:span> - Number theory, proved Fermat's Last Theorem (Cambridge PhD) </text:p>
        </text:list-item>
        <text:list-item>
          <text:p text:style-name="P19"><text:span text:style-name="Strong_20_Emphasis">Grigori Perelman</text:span> - Geometry, topology, Poincaré conjecture (PhD Leningrad) </text:p>
        </text:list-item>
        <text:list-item>
          <text:p text:style-name="P19"><text:span text:style-name="Strong_20_Emphasis">Jordan Ellenberg</text:span> - Number theory, algebraic geometry (Harvard PhD) </text:p>
        </text:list-item>
        <text:list-item>
          <text:p text:style-name="P19"><text:span text:style-name="Strong_20_Emphasis">Karen Uhlenbeck</text:span> - Geometric analysis, gauge theory (Brandeis PhD) </text:p>
        </text:list-item>
        <text:list-item>
          <text:p text:style-name="P19"><text:span text:style-name="Strong_20_Emphasis">Manjul Bhargava</text:span> - Number theory, algebra (Princeton PhD) </text:p>
        </text:list-item>
        <text:list-item>
          <text:p text:style-name="P19"><text:span text:style-name="Strong_20_Emphasis">Cedric Villani</text:span> - Partial differential equations, mathematical physics (Paris Dauphine PhD) </text:p>
        </text:list-item>
        <text:list-item>
          <text:p text:style-name="P20"><text:span text:style-name="Strong_20_Emphasis">Peter Scholze</text:span> - Arithmetic geometry, perfectoid spaces (Bonn PhD) </text:p>
        </text:list-item>
      </text:list>
      <text:h text:style-name="P12" text:outline-level="2">Top 3 Open Source Math Tools</text:h>
      <text:list text:style-name="L9">
        <text:list-item>
          <text:p text:style-name="P21"><text:span text:style-name="Strong_20_Emphasis">SageMath</text:span> - Comprehensive mathematics software </text:p>
          <text:list>
            <text:list-item>
              <text:p text:style-name="P21">Documentation: <text:a xlink:type="simple" xlink:href="https://doc.sagemath.org/" text:style-name="Internet_20_link" text:visited-style-name="Visited_20_Internet_20_Link">https://doc.sagemath.org/</text:a> </text:p>
            </text:list-item>
            <text:list-item>
              <text:p text:style-name="P21">Features: algebra, calculus, number theory, cryptography </text:p>
            </text:list-item>
          </text:list>
        </text:list-item>
        <text:list-item>
          <text:p text:style-name="P21"><text:span text:style-name="Strong_20_Emphasis">GNU Octave</text:span> - MATLAB-compatible numerical computation </text:p>
          <text:list>
            <text:list-item>
              <text:p text:style-name="P21">Documentation: <text:a xlink:type="simple" xlink:href="https://octave.org/doc/" text:style-name="Internet_20_link" text:visited-style-name="Visited_20_Internet_20_Link">https://octave.org/doc/</text:a> </text:p>
            </text:list-item>
            <text:list-item>
              <text:p text:style-name="P21">Features: linear algebra, numerical analysis, plotting </text:p>
            </text:list-item>
          </text:list>
        </text:list-item>
        <text:list-item>
          <text:p text:style-name="P21"><text:span text:style-name="Strong_20_Emphasis">Maxima</text:span> - Computer algebra system </text:p>
          <text:list>
            <text:list-item>
              <text:p text:style-name="P21">Documentation: <text:a xlink:type="simple" xlink:href="https://maxima.sourceforge.io/documentation.html" text:style-name="Internet_20_link" text:visited-style-name="Visited_20_Internet_20_Link">https://maxima.sourceforge.io/documentation.html</text:a> </text:p>
            </text:list-item>
            <text:list-item>
              <text:p text:style-name="P22">Features: symbolic computation, calculus, equation solving </text:p>
            </text:list-item>
          </text:list>
        </text:list-item>
      </text:list>
      <text:h text:style-name="P12" text:outline-level="2">Math Tutoring AI/Software</text:h>
      <text:p text:style-name="P3"><text:span text:style-name="Strong_20_Emphasis">Khan Academy</text:span> (khanacademy.org) offers comprehensive math instruction through undergraduate calculus with AI-powered hints and practice.</text:p>
      <text:p text:style-name="P3"><text:span text:style-name="Strong_20_Emphasis">Wolfram Alpha</text:span> (wolframalpha.com) provides step-by-step solutions and can guide learning, though not structured as a full curriculum.</text:p>
      <text:p text:style-name="P3"><text:span text:style-name="Strong_20_Emphasis">Paul's Online Math Notes</text:span> (tutorial.math.lamar.edu) - excellent free resource covering calculus through differential equations.</text:p>
      <text:p text:style-name="P3">For comprehensive undergraduate-level AI tutoring, current tools are limited but improving rapidly. Most students combine multiple resources rather than relying on a single AI tutor.</text:p>
      <text:p text:style-name="P1"><text:soft-page-break/>CA</text:p>
      <text:p text:style-name="P3">can you please reformat the output to a downloadable yaml format</text:p>
      <text:p text:style-name="P23">Mathematics Degrees and Resources Guide</text:p>
      <text:p text:style-name="P24">Code </text:p>
      <text:p text:style-name="P3">mathematics_guide: degrees: undergraduate: duration: "4 years" types: - "Bachelor of Science in Mathematics" - "Bachelor of Arts in Mathematics" - "Applied Mathematics BS/BA" - "Mathematical Physics B</text:p>
      <text:p text:style-name="P3">I've reformatted the mathematics guide into a downloadable YAML format. The file includes all the information from the previous response organized in a structured, machine-readable format that you can save and use for reference or further processing.</text:p>
      <text:p text:style-name="P3">The YAML structure includes:</text:p>
      <text:list text:style-name="L10">
        <text:list-item>
          <text:p text:style-name="P25">Degree types and durations </text:p>
        </text:list-item>
        <text:list-item>
          <text:p text:style-name="P25">Prerequisites and time commitments </text:p>
        </text:list-item>
        <text:list-item>
          <text:p text:style-name="P25">Top mathematicians with their fields and education </text:p>
        </text:list-item>
        <text:list-item>
          <text:p text:style-name="P25">Open source math tools with documentation links </text:p>
        </text:list-item>
        <text:list-item>
          <text:p text:style-name="P26">Tutoring resources and additional follow-up links </text:p>
        </text:list-item>
      </text:list>
      <text:p text:style-name="P3">You can download this file and use it with any YAML parser or convert it to other formats like JSON if needed.</text:p>
      <text:p text:style-name="P1">CA</text:p>
      <text:p text:style-name="P3">please explain the yaml format , its strength as a parseble md over json and xml</text:p>
      <text:h text:style-name="P2" text:outline-level="2">YAML Format Explained</text:h>
      <text:p text:style-name="P3"><text:span text:style-name="Strong_20_Emphasis">YAML</text:span> (YAML Ain't Markup Language, originally "Yet Another Markup Language") is a human-readable data serialization standard designed for configuration files and data exchange.</text:p>
      <text:h text:style-name="P12" text:outline-level="2">Key Characteristics</text:h>
      <text:p text:style-name="P3"><text:span text:style-name="Strong_20_Emphasis">Structure</text:span>: Uses indentation (spaces, not tabs) to denote hierarchy, colons for key-value pairs, and hyphens for lists. No brackets or braces required.</text:p>
      <text:p text:style-name="P3"><text:span text:style-name="Strong_20_Emphasis">Syntax Example</text:span>:</text:p>
      <text:p text:style-name="P1">yaml</text:p>
      <text:p text:style-name="P27"><text:span text:style-name="Source_20_Text"><text:span text:style-name="T1">person</text:span></text:span><text:span text:style-name="Source_20_Text"><text:span text:style-name="T2">:</text:span></text:span></text:p>
      <text:p text:style-name="P27"><text:span text:style-name="Source_20_Text"><text:span text:style-name="T3"><text:s text:c="2"/></text:span></text:span><text:span text:style-name="Source_20_Text"><text:span text:style-name="T1">name</text:span></text:span><text:span text:style-name="Source_20_Text"><text:span text:style-name="T2">: </text:span></text:span><text:span text:style-name="Source_20_Text"><text:span text:style-name="T4">"John Doe"</text:span></text:span></text:p>
      <text:p text:style-name="P27"><text:span text:style-name="Source_20_Text"><text:span text:style-name="T3"><text:s text:c="2"/></text:span></text:span><text:span text:style-name="Source_20_Text"><text:span text:style-name="T1">age</text:span></text:span><text:span text:style-name="Source_20_Text"><text:span text:style-name="T2">: </text:span></text:span><text:span text:style-name="Source_20_Text"><text:span text:style-name="T1">30</text:span></text:span></text:p>
      <text:p text:style-name="P27"><text:span text:style-name="Source_20_Text"><text:span text:style-name="T3"><text:s text:c="2"/></text:span></text:span><text:span text:style-name="Source_20_Text"><text:span text:style-name="T1">skills</text:span></text:span><text:span text:style-name="Source_20_Text"><text:span text:style-name="T2">:</text:span></text:span></text:p>
      <text:p text:style-name="P27"><text:span text:style-name="Source_20_Text"><text:span text:style-name="T3"><text:s text:c="4"/></text:span></text:span><text:span text:style-name="Source_20_Text"><text:span text:style-name="T2">- programming</text:span></text:span></text:p>
      <text:p text:style-name="P27"><text:soft-page-break/><text:span text:style-name="Source_20_Text"><text:span text:style-name="T3"><text:s text:c="4"/></text:span></text:span><text:span text:style-name="Source_20_Text"><text:span text:style-name="T2">- mathematics</text:span></text:span></text:p>
      <text:p text:style-name="P27"><text:span text:style-name="Source_20_Text"><text:span text:style-name="T3"><text:s text:c="2"/></text:span></text:span><text:span text:style-name="Source_20_Text"><text:span text:style-name="T1">education</text:span></text:span><text:span text:style-name="Source_20_Text"><text:span text:style-name="T2">:</text:span></text:span></text:p>
      <text:p text:style-name="P27"><text:span text:style-name="Source_20_Text"><text:span text:style-name="T3"><text:s text:c="4"/></text:span></text:span><text:span text:style-name="Source_20_Text"><text:span text:style-name="T1">degree</text:span></text:span><text:span text:style-name="Source_20_Text"><text:span text:style-name="T2">: </text:span></text:span><text:span text:style-name="Source_20_Text"><text:span text:style-name="T4">"PhD"</text:span></text:span></text:p>
      <text:p text:style-name="P28"><text:span text:style-name="Source_20_Text"><text:span text:style-name="T3"><text:s text:c="4"/></text:span></text:span><text:span text:style-name="Source_20_Text"><text:span text:style-name="T1">university</text:span></text:span><text:span text:style-name="Source_20_Text"><text:span text:style-name="T2">: </text:span></text:span><text:span text:style-name="Source_20_Text"><text:span text:style-name="T4">"MIT"</text:span></text:span></text:p>
      <text:h text:style-name="P12" text:outline-level="2">Strengths Over JSON</text:h>
      <text:p text:style-name="P3"><text:span text:style-name="Strong_20_Emphasis">Human Readability</text:span>: YAML's clean, indented structure is far more readable than JSON's bracket-heavy syntax. Comments are supported with <text:span text:style-name="Source_20_Text">#</text:span>, unlike JSON.</text:p>
      <text:p text:style-name="P3"><text:span text:style-name="Strong_20_Emphasis">Less Verbose</text:span>: No need for quotes around most strings, no closing brackets, and multiline strings are naturally supported.</text:p>
      <text:p text:style-name="P3"><text:span text:style-name="Strong_20_Emphasis">Data Types</text:span>: Native support for dates, timestamps, and complex data structures that JSON handles as strings.</text:p>
      <text:p text:style-name="P3"><text:span text:style-name="Strong_20_Emphasis">Configuration Friendly</text:span>: Widely used for configuration files (Docker Compose, Kubernetes, CI/CD pipelines) because it's easy for humans to write and maintain.</text:p>
      <text:p text:style-name="P3"><text:span text:style-name="Strong_20_Emphasis">Example Comparison</text:span>:</text:p>
      <text:p text:style-name="P1">yaml</text:p>
      <text:p text:style-name="P29"><text:span text:style-name="Source_20_Text"><text:span text:style-name="T5"># YAML - clean and readable</text:span></text:span></text:p>
      <text:p text:style-name="P27"><text:span text:style-name="Source_20_Text"><text:span text:style-name="T1">database</text:span></text:span><text:span text:style-name="Source_20_Text"><text:span text:style-name="T2">:</text:span></text:span></text:p>
      <text:p text:style-name="P27"><text:span text:style-name="Source_20_Text"><text:span text:style-name="T3"><text:s text:c="2"/></text:span></text:span><text:span text:style-name="Source_20_Text"><text:span text:style-name="T1">host</text:span></text:span><text:span text:style-name="Source_20_Text"><text:span text:style-name="T2">: localhost</text:span></text:span></text:p>
      <text:p text:style-name="P27"><text:span text:style-name="Source_20_Text"><text:span text:style-name="T3"><text:s text:c="2"/></text:span></text:span><text:span text:style-name="Source_20_Text"><text:span text:style-name="T1">port</text:span></text:span><text:span text:style-name="Source_20_Text"><text:span text:style-name="T2">: </text:span></text:span><text:span text:style-name="Source_20_Text"><text:span text:style-name="T1">5432</text:span></text:span></text:p>
      <text:p text:style-name="P27"><text:span text:style-name="Source_20_Text"><text:span text:style-name="T3"><text:s text:c="2"/></text:span></text:span><text:span text:style-name="Source_20_Text"><text:span text:style-name="T1">credentials</text:span></text:span><text:span text:style-name="Source_20_Text"><text:span text:style-name="T2">:</text:span></text:span></text:p>
      <text:p text:style-name="P27"><text:span text:style-name="Source_20_Text"><text:span text:style-name="T3"><text:s text:c="4"/></text:span></text:span><text:span text:style-name="Source_20_Text"><text:span text:style-name="T1">username</text:span></text:span><text:span text:style-name="Source_20_Text"><text:span text:style-name="T2">: admin</text:span></text:span></text:p>
      <text:p text:style-name="P28"><text:span text:style-name="Source_20_Text"><text:span text:style-name="T3"><text:s text:c="4"/></text:span></text:span><text:span text:style-name="Source_20_Text"><text:span text:style-name="T1">password</text:span></text:span><text:span text:style-name="Source_20_Text"><text:span text:style-name="T2">: secret</text:span></text:span></text:p>
      <text:p text:style-name="P1">json</text:p>
      <text:p text:style-name="P27"><text:span text:style-name="Source_20_Text"><text:span text:style-name="T2">{</text:span></text:span></text:p>
      <text:p text:style-name="P27"><text:span text:style-name="Source_20_Text"><text:span text:style-name="T3"><text:s text:c="2"/></text:span></text:span><text:span text:style-name="Source_20_Text"><text:span text:style-name="T6">"database"</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6">"host"</text:span></text:span><text:span text:style-name="Source_20_Text"><text:span text:style-name="T7">:</text:span></text:span><text:span text:style-name="Source_20_Text"><text:span text:style-name="T2"> </text:span></text:span><text:span text:style-name="Source_20_Text"><text:span text:style-name="T4">"localhost"</text:span></text:span><text:span text:style-name="Source_20_Text"><text:span text:style-name="T2">,</text:span></text:span></text:p>
      <text:p text:style-name="P27"><text:span text:style-name="Source_20_Text"><text:span text:style-name="T3"><text:s text:c="4"/></text:span></text:span><text:span text:style-name="Source_20_Text"><text:span text:style-name="T6">"port"</text:span></text:span><text:span text:style-name="Source_20_Text"><text:span text:style-name="T7">:</text:span></text:span><text:span text:style-name="Source_20_Text"><text:span text:style-name="T2"> </text:span></text:span><text:span text:style-name="Source_20_Text"><text:span text:style-name="T1">5432</text:span></text:span><text:span text:style-name="Source_20_Text"><text:span text:style-name="T2">,</text:span></text:span></text:p>
      <text:p text:style-name="P27"><text:span text:style-name="Source_20_Text"><text:span text:style-name="T3"><text:s text:c="4"/></text:span></text:span><text:span text:style-name="Source_20_Text"><text:span text:style-name="T6">"credentials"</text:span></text:span><text:span text:style-name="Source_20_Text"><text:span text:style-name="T7">:</text:span></text:span><text:span text:style-name="Source_20_Text"><text:span text:style-name="T2"> {</text:span></text:span></text:p>
      <text:p text:style-name="P27"><text:span text:style-name="Source_20_Text"><text:span text:style-name="T3"><text:s text:c="6"/></text:span></text:span><text:span text:style-name="Source_20_Text"><text:span text:style-name="T6">"username"</text:span></text:span><text:span text:style-name="Source_20_Text"><text:span text:style-name="T7">:</text:span></text:span><text:span text:style-name="Source_20_Text"><text:span text:style-name="T2"> </text:span></text:span><text:span text:style-name="Source_20_Text"><text:span text:style-name="T4">"admin"</text:span></text:span><text:span text:style-name="Source_20_Text"><text:span text:style-name="T2">,</text:span></text:span></text:p>
      <text:p text:style-name="P27"><text:span text:style-name="Source_20_Text"><text:span text:style-name="T3"><text:s text:c="6"/></text:span></text:span><text:span text:style-name="Source_20_Text"><text:span text:style-name="T6">"password"</text:span></text:span><text:span text:style-name="Source_20_Text"><text:span text:style-name="T7">:</text:span></text:span><text:span text:style-name="Source_20_Text"><text:span text:style-name="T2"> </text:span></text:span><text:span text:style-name="Source_20_Text"><text:span text:style-name="T4">"secret"</text:span></text:span></text:p>
      <text:p text:style-name="P27"><text:span text:style-name="Source_20_Text"><text:span text:style-name="T3"><text:s text:c="4"/></text:span></text:span><text:span text:style-name="Source_20_Text"><text:span text:style-name="T2">}</text:span></text:span></text:p>
      <text:p text:style-name="P27"><text:soft-page-break/><text:span text:style-name="Source_20_Text"><text:span text:style-name="T3"><text:s text:c="2"/></text:span></text:span><text:span text:style-name="Source_20_Text"><text:span text:style-name="T2">}</text:span></text:span></text:p>
      <text:p text:style-name="P28"><text:span text:style-name="Source_20_Text"><text:span text:style-name="T2">}</text:span></text:span></text:p>
      <text:h text:style-name="P12" text:outline-level="2">Strengths Over XML</text:h>
      <text:p text:style-name="P3"><text:span text:style-name="Strong_20_Emphasis">Simplicity</text:span>: YAML eliminates XML's verbose tag structure. No opening/closing tags, no attributes vs. elements confusion.</text:p>
      <text:p text:style-name="P3"><text:span text:style-name="Strong_20_Emphasis">Size Efficiency</text:span>: Significantly smaller file sizes due to minimal syntax overhead.</text:p>
      <text:p text:style-name="P3"><text:span text:style-name="Strong_20_Emphasis">Parsing Speed</text:span>: Generally faster to parse than XML due to simpler structure.</text:p>
      <text:p text:style-name="P3"><text:span text:style-name="Strong_20_Emphasis">Learning Curve</text:span>: Much easier for non-technical users to understand and edit.</text:p>
      <text:p text:style-name="P3"><text:span text:style-name="Strong_20_Emphasis">Example Comparison</text:span>:</text:p>
      <text:p text:style-name="P1">yaml</text:p>
      <text:p text:style-name="P29"><text:span text:style-name="Source_20_Text"><text:span text:style-name="T5"># YAML</text:span></text:span></text:p>
      <text:p text:style-name="P27"><text:span text:style-name="Source_20_Text"><text:span text:style-name="T1">books</text:span></text:span><text:span text:style-name="Source_20_Text"><text:span text:style-name="T2">:</text:span></text:span></text:p>
      <text:p text:style-name="P27"><text:span text:style-name="Source_20_Text"><text:span text:style-name="T3"><text:s text:c="2"/></text:span></text:span><text:span text:style-name="Source_20_Text"><text:span text:style-name="T2">- </text:span></text:span><text:span text:style-name="Source_20_Text"><text:span text:style-name="T1">title</text:span></text:span><text:span text:style-name="Source_20_Text"><text:span text:style-name="T2">: </text:span></text:span><text:span text:style-name="Source_20_Text"><text:span text:style-name="T4">"1984"</text:span></text:span></text:p>
      <text:p text:style-name="P27"><text:span text:style-name="Source_20_Text"><text:span text:style-name="T3"><text:s text:c="4"/></text:span></text:span><text:span text:style-name="Source_20_Text"><text:span text:style-name="T1">author</text:span></text:span><text:span text:style-name="Source_20_Text"><text:span text:style-name="T2">: </text:span></text:span><text:span text:style-name="Source_20_Text"><text:span text:style-name="T4">"George Orwell"</text:span></text:span></text:p>
      <text:p text:style-name="P28"><text:span text:style-name="Source_20_Text"><text:span text:style-name="T3"><text:s text:c="4"/></text:span></text:span><text:span text:style-name="Source_20_Text"><text:span text:style-name="T1">year</text:span></text:span><text:span text:style-name="Source_20_Text"><text:span text:style-name="T2">: </text:span></text:span><text:span text:style-name="Source_20_Text"><text:span text:style-name="T1">1949</text:span></text:span></text:p>
      <text:p text:style-name="P1">xml</text:p>
      <text:p text:style-name="P29"><text:span text:style-name="Source_20_Text"><text:span text:style-name="T5">&lt;!-- XML --&gt;</text:span></text:span></text:p>
      <text:p text:style-name="P27"><text:span text:style-name="Source_20_Text"><text:span text:style-name="T2">&lt;</text:span></text:span><text:span text:style-name="Source_20_Text"><text:span text:style-name="T6">books</text:span></text:span><text:span text:style-name="Source_20_Text"><text:span text:style-name="T2">&gt;</text:span></text:span></text:p>
      <text:p text:style-name="P27"><text:span text:style-name="Source_20_Text"><text:span text:style-name="T3"><text:s text:c="2"/></text:span></text:span><text:span text:style-name="Source_20_Text"><text:span text:style-name="T2">&lt;</text:span></text:span><text:span text:style-name="Source_20_Text"><text:span text:style-name="T6">book</text:span></text:span><text:span text:style-name="Source_20_Text"><text:span text:style-name="T2">&gt;</text:span></text:span></text:p>
      <text:p text:style-name="P27"><text:span text:style-name="Source_20_Text"><text:span text:style-name="T3"><text:s text:c="4"/></text:span></text:span><text:span text:style-name="Source_20_Text"><text:span text:style-name="T2">&lt;</text:span></text:span><text:span text:style-name="Source_20_Text"><text:span text:style-name="T6">title</text:span></text:span><text:span text:style-name="Source_20_Text"><text:span text:style-name="T2">&gt;1984&lt;/</text:span></text:span><text:span text:style-name="Source_20_Text"><text:span text:style-name="T6">title</text:span></text:span><text:span text:style-name="Source_20_Text"><text:span text:style-name="T2">&gt;</text:span></text:span></text:p>
      <text:p text:style-name="P27"><text:span text:style-name="Source_20_Text"><text:span text:style-name="T3"><text:s text:c="4"/></text:span></text:span><text:span text:style-name="Source_20_Text"><text:span text:style-name="T2">&lt;</text:span></text:span><text:span text:style-name="Source_20_Text"><text:span text:style-name="T6">author</text:span></text:span><text:span text:style-name="Source_20_Text"><text:span text:style-name="T2">&gt;George Orwell&lt;/</text:span></text:span><text:span text:style-name="Source_20_Text"><text:span text:style-name="T6">author</text:span></text:span><text:span text:style-name="Source_20_Text"><text:span text:style-name="T2">&gt;</text:span></text:span></text:p>
      <text:p text:style-name="P27"><text:span text:style-name="Source_20_Text"><text:span text:style-name="T3"><text:s text:c="4"/></text:span></text:span><text:span text:style-name="Source_20_Text"><text:span text:style-name="T2">&lt;</text:span></text:span><text:span text:style-name="Source_20_Text"><text:span text:style-name="T6">year</text:span></text:span><text:span text:style-name="Source_20_Text"><text:span text:style-name="T2">&gt;1949&lt;/</text:span></text:span><text:span text:style-name="Source_20_Text"><text:span text:style-name="T6">year</text:span></text:span><text:span text:style-name="Source_20_Text"><text:span text:style-name="T2">&gt;</text:span></text:span></text:p>
      <text:p text:style-name="P27"><text:span text:style-name="Source_20_Text"><text:span text:style-name="T3"><text:s text:c="2"/></text:span></text:span><text:span text:style-name="Source_20_Text"><text:span text:style-name="T2">&lt;/</text:span></text:span><text:span text:style-name="Source_20_Text"><text:span text:style-name="T6">book</text:span></text:span><text:span text:style-name="Source_20_Text"><text:span text:style-name="T2">&gt;</text:span></text:span></text:p>
      <text:p text:style-name="P28"><text:span text:style-name="Source_20_Text"><text:span text:style-name="T2">&lt;/</text:span></text:span><text:span text:style-name="Source_20_Text"><text:span text:style-name="T6">books</text:span></text:span><text:span text:style-name="Source_20_Text"><text:span text:style-name="T2">&gt;</text:span></text:span></text:p>
      <text:h text:style-name="P12" text:outline-level="2">Limitations</text:h>
      <text:p text:style-name="P3"><text:span text:style-name="Strong_20_Emphasis">Indentation Sensitivity</text:span>: Spaces matter critically - mixing tabs and spaces breaks parsing.</text:p>
      <text:p text:style-name="P3"><text:span text:style-name="Strong_20_Emphasis">Performance</text:span>: JSON is faster for high-volume API data exchange.</text:p>
      <text:p text:style-name="P3"><text:span text:style-name="Strong_20_Emphasis">Complexity</text:span>: Can become unwieldy with deeply nested structures.</text:p>
      <text:p text:style-name="P3"><text:soft-page-break/><text:span text:style-name="Strong_20_Emphasis">Security</text:span>: YAML can execute code during parsing (depending on implementation), requiring careful handling.</text:p>
      <text:h text:style-name="P12" text:outline-level="2">Best Use Cases</text:h>
      <text:p text:style-name="P3">YAML excels for configuration files, documentation, data exchange between humans and systems, and scenarios where readability and maintainability are priorities over raw performance. It's the ideal choice when humans need to frequently read, write, or modify structured data.</text:p>
      <text:p text:style-name="P1">CA</text:p>
      <text:p text:style-name="P3">in the example why are the names and phd in quotes and programming isnt</text:p>
      <text:p text:style-name="P1">Great observation! This illustrates YAML's intelligent type inference and quoting rules.</text:p>
      <text:h text:style-name="P12" text:outline-level="2">YAML Quoting Rules</text:h>
      <text:p text:style-name="P3"><text:span text:style-name="Strong_20_Emphasis">When Quotes Are Required:</text:span></text:p>
      <text:list text:style-name="L11">
        <text:list-item>
          <text:p text:style-name="P30"><text:span text:style-name="Strong_20_Emphasis">Names like "John Doe"</text:span>: Contains a space, which could be interpreted as two separate values </text:p>
        </text:list-item>
        <text:list-item>
          <text:p text:style-name="P30"><text:span text:style-name="Strong_20_Emphasis">"PhD"</text:span>: Contains uppercase letters that might conflict with YAML reserved words or be misinterpreted </text:p>
        </text:list-item>
        <text:list-item>
          <text:p text:style-name="P31"><text:span text:style-name="Strong_20_Emphasis">Security</text:span>: Some parsers might treat certain patterns as special syntax </text:p>
        </text:list-item>
      </text:list>
      <text:p text:style-name="P3"><text:span text:style-name="Strong_20_Emphasis">When Quotes Are Optional:</text:span></text:p>
      <text:list text:style-name="L12">
        <text:list-item>
          <text:p text:style-name="P32"><text:span text:style-name="Strong_20_Emphasis">programming</text:span>: Single word with only lowercase letters and no special characters </text:p>
        </text:list-item>
        <text:list-item>
          <text:p text:style-name="P32"><text:span text:style-name="Strong_20_Emphasis">mathematics</text:span>: Same - simple, unambiguous string </text:p>
        </text:list-item>
        <text:list-item>
          <text:p text:style-name="P32"><text:span text:style-name="Strong_20_Emphasis">localhost</text:span>: Clear, single-word string </text:p>
        </text:list-item>
        <text:list-item>
          <text:p text:style-name="P33"><text:span text:style-name="Strong_20_Emphasis">Numbers</text:span>: <text:span text:style-name="Source_20_Text">30</text:span>, <text:span text:style-name="Source_20_Text">5432</text:span> are automatically typed as integers </text:p>
        </text:list-item>
      </text:list>
      <text:h text:style-name="P12" text:outline-level="2">YAML's Smart Type Inference</text:h>
      <text:p text:style-name="P1">yaml</text:p>
      <text:p text:style-name="P29"><text:span text:style-name="Source_20_Text"><text:span text:style-name="T5"># These are all valid without quotes:</text:span></text:span></text:p>
      <text:p text:style-name="P27"><text:span text:style-name="Source_20_Text"><text:span text:style-name="T1">simple_word</text:span></text:span><text:span text:style-name="Source_20_Text"><text:span text:style-name="T2">: programming</text:span></text:span></text:p>
      <text:p text:style-name="P27"><text:span text:style-name="Source_20_Text"><text:span text:style-name="T1">number</text:span></text:span><text:span text:style-name="Source_20_Text"><text:span text:style-name="T2">: </text:span></text:span><text:span text:style-name="Source_20_Text"><text:span text:style-name="T1">42</text:span></text:span></text:p>
      <text:p text:style-name="P27"><text:span text:style-name="Source_20_Text"><text:span text:style-name="T1">boolean</text:span></text:span><text:span text:style-name="Source_20_Text"><text:span text:style-name="T2">: </text:span></text:span><text:span text:style-name="Source_20_Text"><text:span text:style-name="T6">true</text:span></text:span></text:p>
      <text:p text:style-name="P27"><text:span text:style-name="Source_20_Text"><text:span text:style-name="T1">null_value</text:span></text:span><text:span text:style-name="Source_20_Text"><text:span text:style-name="T2">: </text:span></text:span><text:span text:style-name="Source_20_Text"><text:span text:style-name="T6">null</text:span></text:span></text:p>
      <text:p text:style-name="P34"/>
      <text:p text:style-name="P29"><text:span text:style-name="Source_20_Text"><text:span text:style-name="T5"># These need quotes to be safe:</text:span></text:span></text:p>
      <text:p text:style-name="P27"><text:span text:style-name="Source_20_Text"><text:span text:style-name="T1">spaced_text</text:span></text:span><text:span text:style-name="Source_20_Text"><text:span text:style-name="T2">: </text:span></text:span><text:span text:style-name="Source_20_Text"><text:span text:style-name="T4">"John Doe"</text:span></text:span></text:p>
      <text:p text:style-name="P27"><text:span text:style-name="Source_20_Text"><text:span text:style-name="T1">mixed_case</text:span></text:span><text:span text:style-name="Source_20_Text"><text:span text:style-name="T2">: </text:span></text:span><text:span text:style-name="Source_20_Text"><text:span text:style-name="T4">"PhD"</text:span></text:span></text:p>
      <text:p text:style-name="P27"><text:span text:style-name="Source_20_Text"><text:span text:style-name="T1">special_chars</text:span></text:span><text:span text:style-name="Source_20_Text"><text:span text:style-name="T2">: </text:span></text:span><text:span text:style-name="Source_20_Text"><text:span text:style-name="T4">"user@domain.com"</text:span></text:span></text:p>
      <text:p text:style-name="P27"><text:soft-page-break/><text:span text:style-name="Source_20_Text"><text:span text:style-name="T1">looks_like_number</text:span></text:span><text:span text:style-name="Source_20_Text"><text:span text:style-name="T2">: </text:span></text:span><text:span text:style-name="Source_20_Text"><text:span text:style-name="T4">"007"</text:span></text:span><text:span text:style-name="Source_20_Text"><text:span text:style-name="T2"> <text:s/></text:span></text:span><text:span text:style-name="Source_20_Text"><text:span text:style-name="T8"># Want string, not number</text:span></text:span></text:p>
      <text:p text:style-name="P28"><text:span text:style-name="Source_20_Text"><text:span text:style-name="T1">yaml_keywords</text:span></text:span><text:span text:style-name="Source_20_Text"><text:span text:style-name="T2">: </text:span></text:span><text:span text:style-name="Source_20_Text"><text:span text:style-name="T4">"yes"</text:span></text:span><text:span text:style-name="Source_20_Text"><text:span text:style-name="T2"> <text:s text:c="5"/></text:span></text:span><text:span text:style-name="Source_20_Text"><text:span text:style-name="T8"># Avoid boolean interpretation</text:span></text:span></text:p>
      <text:h text:style-name="P12" text:outline-level="2">Best Practice</text:h>
      <text:p text:style-name="P3">While YAML is forgiving, <text:span text:style-name="Strong_20_Emphasis">quoting all strings</text:span> is often recommended in production to avoid edge cases:</text:p>
      <text:p text:style-name="P1">yaml</text:p>
      <text:p text:style-name="P29"><text:span text:style-name="Source_20_Text"><text:span text:style-name="T5"># Safer approach</text:span></text:span></text:p>
      <text:p text:style-name="P27"><text:span text:style-name="Source_20_Text"><text:span text:style-name="T1">person</text:span></text:span><text:span text:style-name="Source_20_Text"><text:span text:style-name="T2">:</text:span></text:span></text:p>
      <text:p text:style-name="P27"><text:span text:style-name="Source_20_Text"><text:span text:style-name="T3"><text:s text:c="2"/></text:span></text:span><text:span text:style-name="Source_20_Text"><text:span text:style-name="T1">name</text:span></text:span><text:span text:style-name="Source_20_Text"><text:span text:style-name="T2">: </text:span></text:span><text:span text:style-name="Source_20_Text"><text:span text:style-name="T4">"John Doe"</text:span></text:span></text:p>
      <text:p text:style-name="P27"><text:span text:style-name="Source_20_Text"><text:span text:style-name="T3"><text:s text:c="2"/></text:span></text:span><text:span text:style-name="Source_20_Text"><text:span text:style-name="T1">occupation</text:span></text:span><text:span text:style-name="Source_20_Text"><text:span text:style-name="T2">: </text:span></text:span><text:span text:style-name="Source_20_Text"><text:span text:style-name="T4">"programming"</text:span></text:span><text:span text:style-name="Source_20_Text"><text:span text:style-name="T2"> <text:s/></text:span></text:span><text:span text:style-name="Source_20_Text"><text:span text:style-name="T8"># Quoted for consistency</text:span></text:span></text:p>
      <text:p text:style-name="P27"><text:span text:style-name="Source_20_Text"><text:span text:style-name="T3"><text:s text:c="2"/></text:span></text:span><text:span text:style-name="Source_20_Text"><text:span text:style-name="T1">degree</text:span></text:span><text:span text:style-name="Source_20_Text"><text:span text:style-name="T2">: </text:span></text:span><text:span text:style-name="Source_20_Text"><text:span text:style-name="T4">"PhD"</text:span></text:span></text:p>
      <text:p text:style-name="P28"><text:span text:style-name="Source_20_Text"><text:span text:style-name="T3"><text:s text:c="2"/></text:span></text:span><text:span text:style-name="Source_20_Text"><text:span text:style-name="T1">age</text:span></text:span><text:span text:style-name="Source_20_Text"><text:span text:style-name="T2">: </text:span></text:span><text:span text:style-name="Source_20_Text"><text:span text:style-name="T1">30</text:span></text:span><text:span text:style-name="Source_20_Text"><text:span text:style-name="T2"> <text:s/></text:span></text:span><text:span text:style-name="Source_20_Text"><text:span text:style-name="T8"># Numbers don't need quotes</text:span></text:span></text:p>
      <text:p text:style-name="P3">The inconsistency in my example demonstrates YAML's flexibility, but consistent quoting makes files more predictable and maintainable, especially when values might change or be generated programmatically.</text:p>
      <text:p text:style-name="P1">CA</text:p>
      <text:p text:style-name="P3">are there programs that cam convert xml or json to yaml</text:p>
      <text:p text:style-name="P1">Yes, there are many tools to convert between XML, JSON, and YAML formats. Here are the main categories:</text:p>
      <text:h text:style-name="P12" text:outline-level="2">Online Converters (Quick &amp; Easy)</text:h>
      <text:p text:style-name="P3"><text:span text:style-name="Strong_20_Emphasis">JSON ↔ YAML:</text:span></text:p>
      <text:list text:style-name="L13">
        <text:list-item>
          <text:p text:style-name="P35"><text:a xlink:type="simple" xlink:href="https://www.json2yaml.com/" text:style-name="Internet_20_link" text:visited-style-name="Visited_20_Internet_20_Link">https://www.json2yaml.com/</text:a> </text:p>
        </text:list-item>
        <text:list-item>
          <text:p text:style-name="P35"><text:a xlink:type="simple" xlink:href="https://onlineyamltools.com/convert-json-to-yaml" text:style-name="Internet_20_link" text:visited-style-name="Visited_20_Internet_20_Link">https://onlineyamltools.com/convert-json-to-yaml</text:a> </text:p>
        </text:list-item>
        <text:list-item>
          <text:p text:style-name="P36"><text:a xlink:type="simple" xlink:href="https://codebeautify.org/json-to-yaml" text:style-name="Internet_20_link" text:visited-style-name="Visited_20_Internet_20_Link">https://codebeautify.org/json-to-yaml</text:a> </text:p>
        </text:list-item>
      </text:list>
      <text:p text:style-name="P3"><text:span text:style-name="Strong_20_Emphasis">XML ↔ YAML:</text:span></text:p>
      <text:list text:style-name="L14">
        <text:list-item>
          <text:p text:style-name="P37"><text:a xlink:type="simple" xlink:href="https://codebeautify.org/xml-to-yaml" text:style-name="Internet_20_link" text:visited-style-name="Visited_20_Internet_20_Link">https://codebeautify.org/xml-to-yaml</text:a> </text:p>
        </text:list-item>
        <text:list-item>
          <text:p text:style-name="P38"><text:a xlink:type="simple" xlink:href="https://onlineyamltools.com/convert-xml-to-yaml" text:style-name="Internet_20_link" text:visited-style-name="Visited_20_Internet_20_Link">https://onlineyamltools.com/convert-xml-to-yaml</text:a> </text:p>
        </text:list-item>
      </text:list>
      <text:h text:style-name="P12" text:outline-level="2">Command Line Tools</text:h>
      <text:p text:style-name="P3"><text:span text:style-name="Strong_20_Emphasis">yq</text:span> (most popular YAML processor):</text:p>
      <text:p text:style-name="P1">bash</text:p>
      <text:p text:style-name="P29"><text:soft-page-break/><text:span text:style-name="Source_20_Text"><text:span text:style-name="T5"># Install</text:span></text:span></text:p>
      <text:p text:style-name="P27"><text:span text:style-name="Source_20_Text"><text:span text:style-name="T2">brew </text:span></text:span><text:span text:style-name="Source_20_Text"><text:span text:style-name="T7">install</text:span></text:span><text:span text:style-name="Source_20_Text"><text:span text:style-name="T2"> yq <text:s/></text:span></text:span><text:span text:style-name="Source_20_Text"><text:span text:style-name="T8"># macOS</text:span></text:span></text:p>
      <text:p text:style-name="P27"><text:span text:style-name="Source_20_Text"><text:span text:style-name="T7">sudo</text:span></text:span><text:span text:style-name="Source_20_Text"><text:span text:style-name="T2"> </text:span></text:span><text:span text:style-name="Source_20_Text"><text:span text:style-name="T7">apt</text:span></text:span><text:span text:style-name="Source_20_Text"><text:span text:style-name="T2"> </text:span></text:span><text:span text:style-name="Source_20_Text"><text:span text:style-name="T7">install</text:span></text:span><text:span text:style-name="Source_20_Text"><text:span text:style-name="T2"> yq <text:s/></text:span></text:span><text:span text:style-name="Source_20_Text"><text:span text:style-name="T8"># Ubuntu</text:span></text:span></text:p>
      <text:p text:style-name="P34"/>
      <text:p text:style-name="P29"><text:span text:style-name="Source_20_Text"><text:span text:style-name="T5"># Convert JSON to YAML</text:span></text:span></text:p>
      <text:p text:style-name="P27"><text:span text:style-name="Source_20_Text"><text:span text:style-name="T2">yq </text:span></text:span><text:span text:style-name="Source_20_Text"><text:span text:style-name="T1">eval</text:span></text:span><text:span text:style-name="Source_20_Text"><text:span text:style-name="T2"> -P file.json </text:span></text:span><text:span text:style-name="Source_20_Text"><text:span text:style-name="T7">&gt;</text:span></text:span><text:span text:style-name="Source_20_Text"><text:span text:style-name="T2"> file.yaml</text:span></text:span></text:p>
      <text:p text:style-name="P34"/>
      <text:p text:style-name="P29"><text:span text:style-name="Source_20_Text"><text:span text:style-name="T5"># Convert XML to YAML</text:span></text:span></text:p>
      <text:p text:style-name="P28"><text:span text:style-name="Source_20_Text"><text:span text:style-name="T2">yq </text:span></text:span><text:span text:style-name="Source_20_Text"><text:span text:style-name="T1">eval</text:span></text:span><text:span text:style-name="Source_20_Text"><text:span text:style-name="T2"> -P file.xml </text:span></text:span><text:span text:style-name="Source_20_Text"><text:span text:style-name="T7">&gt;</text:span></text:span><text:span text:style-name="Source_20_Text"><text:span text:style-name="T2"> file.yaml</text:span></text:span></text:p>
      <text:p text:style-name="P3"><text:span text:style-name="Strong_20_Emphasis">jq + yq combination</text:span>:</text:p>
      <text:p text:style-name="P1">bash</text:p>
      <text:p text:style-name="P29"><text:span text:style-name="Source_20_Text"><text:span text:style-name="T5"># JSON to YAML</text:span></text:span></text:p>
      <text:p text:style-name="P27"><text:span text:style-name="Source_20_Text"><text:span text:style-name="T2">jq </text:span></text:span><text:span text:style-name="Source_20_Text"><text:span text:style-name="T1">.</text:span></text:span><text:span text:style-name="Source_20_Text"><text:span text:style-name="T2"> file.json </text:span></text:span><text:span text:style-name="Source_20_Text"><text:span text:style-name="T7">|</text:span></text:span><text:span text:style-name="Source_20_Text"><text:span text:style-name="T2"> yq </text:span></text:span><text:span text:style-name="Source_20_Text"><text:span text:style-name="T1">eval</text:span></text:span><text:span text:style-name="Source_20_Text"><text:span text:style-name="T2"> -P - </text:span></text:span><text:span text:style-name="Source_20_Text"><text:span text:style-name="T7">&gt;</text:span></text:span><text:span text:style-name="Source_20_Text"><text:span text:style-name="T2"> file.yaml</text:span></text:span></text:p>
      <text:p text:style-name="P34"/>
      <text:p text:style-name="P29"><text:span text:style-name="Source_20_Text"><text:span text:style-name="T5"># YAML to JSON</text:span></text:span></text:p>
      <text:p text:style-name="P28"><text:span text:style-name="Source_20_Text"><text:span text:style-name="T2">yq </text:span></text:span><text:span text:style-name="Source_20_Text"><text:span text:style-name="T1">eval</text:span></text:span><text:span text:style-name="Source_20_Text"><text:span text:style-name="T2"> -o</text:span></text:span><text:span text:style-name="Source_20_Text"><text:span text:style-name="T7">=</text:span></text:span><text:span text:style-name="Source_20_Text"><text:span text:style-name="T2">json file.yaml </text:span></text:span><text:span text:style-name="Source_20_Text"><text:span text:style-name="T7">&gt;</text:span></text:span><text:span text:style-name="Source_20_Text"><text:span text:style-name="T2"> file.json</text:span></text:span></text:p>
      <text:p text:style-name="P3"><text:span text:style-name="Strong_20_Emphasis">Python tools</text:span>:</text:p>
      <text:p text:style-name="P1">bash</text:p>
      <text:p text:style-name="P29"><text:span text:style-name="Source_20_Text"><text:span text:style-name="T5"># Install</text:span></text:span></text:p>
      <text:p text:style-name="P27"><text:span text:style-name="Source_20_Text"><text:span text:style-name="T2">pip </text:span></text:span><text:span text:style-name="Source_20_Text"><text:span text:style-name="T7">install</text:span></text:span><text:span text:style-name="Source_20_Text"><text:span text:style-name="T2"> pyyaml xmltodict</text:span></text:span></text:p>
      <text:p text:style-name="P34"/>
      <text:p text:style-name="P29"><text:span text:style-name="Source_20_Text"><text:span text:style-name="T5"># Simple Python script</text:span></text:span></text:p>
      <text:p text:style-name="P28"><text:span text:style-name="Source_20_Text"><text:span text:style-name="T2">python -c </text:span></text:span><text:span text:style-name="Source_20_Text"><text:span text:style-name="T4">"import yaml, json; print(yaml.dump(json.load(open('file.json'))))"</text:span></text:span></text:p>
      <text:h text:style-name="P12" text:outline-level="2">Programming Libraries</text:h>
      <text:p text:style-name="P3"><text:span text:style-name="Strong_20_Emphasis">Python</text:span>:</text:p>
      <text:p text:style-name="P1">python</text:p>
      <text:p text:style-name="P27"><text:span text:style-name="Source_20_Text"><text:span text:style-name="T9">import</text:span></text:span><text:span text:style-name="Source_20_Text"><text:span text:style-name="T2"> yaml, json, xmltodict</text:span></text:span></text:p>
      <text:p text:style-name="P34"/>
      <text:p text:style-name="P29"><text:span text:style-name="Source_20_Text"><text:span text:style-name="T5"># JSON to YAML</text:span></text:span></text:p>
      <text:p text:style-name="P27"><text:span text:style-name="Source_20_Text"><text:span text:style-name="T9">with</text:span></text:span><text:span text:style-name="Source_20_Text"><text:span text:style-name="T2"> </text:span></text:span><text:span text:style-name="Source_20_Text"><text:span text:style-name="T4">open</text:span></text:span><text:span text:style-name="Source_20_Text"><text:span text:style-name="T2">(</text:span></text:span><text:span text:style-name="Source_20_Text"><text:span text:style-name="T4">'data.json'</text:span></text:span><text:span text:style-name="Source_20_Text"><text:span text:style-name="T2">) </text:span></text:span><text:span text:style-name="Source_20_Text"><text:span text:style-name="T9">as</text:span></text:span><text:span text:style-name="Source_20_Text"><text:span text:style-name="T2"> f:</text:span></text:span></text:p>
      <text:p text:style-name="P27"><text:soft-page-break/><text:span text:style-name="Source_20_Text"><text:span text:style-name="T3"><text:s text:c="4"/></text:span></text:span><text:span text:style-name="Source_20_Text"><text:span text:style-name="T2">data </text:span></text:span><text:span text:style-name="Source_20_Text"><text:span text:style-name="T7">=</text:span></text:span><text:span text:style-name="Source_20_Text"><text:span text:style-name="T2"> json.load(f)</text:span></text:span></text:p>
      <text:p text:style-name="P27"><text:span text:style-name="Source_20_Text"><text:span text:style-name="T9">with</text:span></text:span><text:span text:style-name="Source_20_Text"><text:span text:style-name="T2"> </text:span></text:span><text:span text:style-name="Source_20_Text"><text:span text:style-name="T4">open</text:span></text:span><text:span text:style-name="Source_20_Text"><text:span text:style-name="T2">(</text:span></text:span><text:span text:style-name="Source_20_Text"><text:span text:style-name="T4">'data.yaml'</text:span></text:span><text:span text:style-name="Source_20_Text"><text:span text:style-name="T2">, </text:span></text:span><text:span text:style-name="Source_20_Text"><text:span text:style-name="T4">'w'</text:span></text:span><text:span text:style-name="Source_20_Text"><text:span text:style-name="T2">) </text:span></text:span><text:span text:style-name="Source_20_Text"><text:span text:style-name="T9">as</text:span></text:span><text:span text:style-name="Source_20_Text"><text:span text:style-name="T2"> f:</text:span></text:span></text:p>
      <text:p text:style-name="P27"><text:span text:style-name="Source_20_Text"><text:span text:style-name="T3"><text:s text:c="4"/></text:span></text:span><text:span text:style-name="Source_20_Text"><text:span text:style-name="T2">yaml.dump(data, f)</text:span></text:span></text:p>
      <text:p text:style-name="P34"/>
      <text:p text:style-name="P29"><text:span text:style-name="Source_20_Text"><text:span text:style-name="T5"># XML to YAML</text:span></text:span></text:p>
      <text:p text:style-name="P27"><text:span text:style-name="Source_20_Text"><text:span text:style-name="T9">with</text:span></text:span><text:span text:style-name="Source_20_Text"><text:span text:style-name="T2"> </text:span></text:span><text:span text:style-name="Source_20_Text"><text:span text:style-name="T4">open</text:span></text:span><text:span text:style-name="Source_20_Text"><text:span text:style-name="T2">(</text:span></text:span><text:span text:style-name="Source_20_Text"><text:span text:style-name="T4">'data.xml'</text:span></text:span><text:span text:style-name="Source_20_Text"><text:span text:style-name="T2">) </text:span></text:span><text:span text:style-name="Source_20_Text"><text:span text:style-name="T9">as</text:span></text:span><text:span text:style-name="Source_20_Text"><text:span text:style-name="T2"> f:</text:span></text:span></text:p>
      <text:p text:style-name="P27"><text:span text:style-name="Source_20_Text"><text:span text:style-name="T3"><text:s text:c="4"/></text:span></text:span><text:span text:style-name="Source_20_Text"><text:span text:style-name="T2">data </text:span></text:span><text:span text:style-name="Source_20_Text"><text:span text:style-name="T7">=</text:span></text:span><text:span text:style-name="Source_20_Text"><text:span text:style-name="T2"> xmltodict.parse(f.read())</text:span></text:span></text:p>
      <text:p text:style-name="P27"><text:span text:style-name="Source_20_Text"><text:span text:style-name="T9">with</text:span></text:span><text:span text:style-name="Source_20_Text"><text:span text:style-name="T2"> </text:span></text:span><text:span text:style-name="Source_20_Text"><text:span text:style-name="T4">open</text:span></text:span><text:span text:style-name="Source_20_Text"><text:span text:style-name="T2">(</text:span></text:span><text:span text:style-name="Source_20_Text"><text:span text:style-name="T4">'data.yaml'</text:span></text:span><text:span text:style-name="Source_20_Text"><text:span text:style-name="T2">, </text:span></text:span><text:span text:style-name="Source_20_Text"><text:span text:style-name="T4">'w'</text:span></text:span><text:span text:style-name="Source_20_Text"><text:span text:style-name="T2">) </text:span></text:span><text:span text:style-name="Source_20_Text"><text:span text:style-name="T9">as</text:span></text:span><text:span text:style-name="Source_20_Text"><text:span text:style-name="T2"> f:</text:span></text:span></text:p>
      <text:p text:style-name="P28"><text:span text:style-name="Source_20_Text"><text:span text:style-name="T3"><text:s text:c="4"/></text:span></text:span><text:span text:style-name="Source_20_Text"><text:span text:style-name="T2">yaml.dump(data, f)</text:span></text:span></text:p>
      <text:p text:style-name="P3"><text:span text:style-name="Strong_20_Emphasis">Node.js</text:span>:</text:p>
      <text:p text:style-name="P1">javascript</text:p>
      <text:p text:style-name="P27"><text:span text:style-name="Source_20_Text"><text:span text:style-name="T9">const</text:span></text:span><text:span text:style-name="Source_20_Text"><text:span text:style-name="T2"> yaml </text:span></text:span><text:span text:style-name="Source_20_Text"><text:span text:style-name="T7">=</text:span></text:span><text:span text:style-name="Source_20_Text"><text:span text:style-name="T2"> </text:span></text:span><text:span text:style-name="Source_20_Text"><text:span text:style-name="T7">require</text:span></text:span><text:span text:style-name="Source_20_Text"><text:span text:style-name="T2">(</text:span></text:span><text:span text:style-name="Source_20_Text"><text:span text:style-name="T4">'js-yaml'</text:span></text:span><text:span text:style-name="Source_20_Text"><text:span text:style-name="T2">);</text:span></text:span></text:p>
      <text:p text:style-name="P27"><text:span text:style-name="Source_20_Text"><text:span text:style-name="T9">const</text:span></text:span><text:span text:style-name="Source_20_Text"><text:span text:style-name="T2"> fs </text:span></text:span><text:span text:style-name="Source_20_Text"><text:span text:style-name="T7">=</text:span></text:span><text:span text:style-name="Source_20_Text"><text:span text:style-name="T2"> </text:span></text:span><text:span text:style-name="Source_20_Text"><text:span text:style-name="T7">require</text:span></text:span><text:span text:style-name="Source_20_Text"><text:span text:style-name="T2">(</text:span></text:span><text:span text:style-name="Source_20_Text"><text:span text:style-name="T4">'fs'</text:span></text:span><text:span text:style-name="Source_20_Text"><text:span text:style-name="T2">);</text:span></text:span></text:p>
      <text:p text:style-name="P34"/>
      <text:p text:style-name="P29"><text:span text:style-name="Source_20_Text"><text:span text:style-name="T5">// JSON to YAML</text:span></text:span></text:p>
      <text:p text:style-name="P27"><text:span text:style-name="Source_20_Text"><text:span text:style-name="T9">const</text:span></text:span><text:span text:style-name="Source_20_Text"><text:span text:style-name="T2"> jsonData </text:span></text:span><text:span text:style-name="Source_20_Text"><text:span text:style-name="T7">=</text:span></text:span><text:span text:style-name="Source_20_Text"><text:span text:style-name="T2"> </text:span></text:span><text:span text:style-name="Source_20_Text"><text:span text:style-name="T1">JSON</text:span></text:span><text:span text:style-name="Source_20_Text"><text:span text:style-name="T2">.</text:span></text:span><text:span text:style-name="Source_20_Text"><text:span text:style-name="T7">parse</text:span></text:span><text:span text:style-name="Source_20_Text"><text:span text:style-name="T2">(fs.</text:span></text:span><text:span text:style-name="Source_20_Text"><text:span text:style-name="T7">readFileSync</text:span></text:span><text:span text:style-name="Source_20_Text"><text:span text:style-name="T2">(</text:span></text:span><text:span text:style-name="Source_20_Text"><text:span text:style-name="T4">'data.json'</text:span></text:span><text:span text:style-name="Source_20_Text"><text:span text:style-name="T2">));</text:span></text:span></text:p>
      <text:p text:style-name="P28"><text:span text:style-name="Source_20_Text"><text:span text:style-name="T2">fs.</text:span></text:span><text:span text:style-name="Source_20_Text"><text:span text:style-name="T7">writeFileSync</text:span></text:span><text:span text:style-name="Source_20_Text"><text:span text:style-name="T2">(</text:span></text:span><text:span text:style-name="Source_20_Text"><text:span text:style-name="T4">'data.yaml'</text:span></text:span><text:span text:style-name="Source_20_Text"><text:span text:style-name="T2">, yaml.</text:span></text:span><text:span text:style-name="Source_20_Text"><text:span text:style-name="T7">dump</text:span></text:span><text:span text:style-name="Source_20_Text"><text:span text:style-name="T2">(jsonData));</text:span></text:span></text:p>
      <text:h text:style-name="P12" text:outline-level="2">IDE/Editor Plugins</text:h>
      <text:p text:style-name="P3"><text:span text:style-name="Strong_20_Emphasis">VS Code Extensions</text:span>:</text:p>
      <text:list text:style-name="L15">
        <text:list-item>
          <text:p text:style-name="P39">"YAML" by Red Hat </text:p>
        </text:list-item>
        <text:list-item>
          <text:p text:style-name="P40">"JSON to YAML" converter extensions </text:p>
        </text:list-item>
      </text:list>
      <text:p text:style-name="P3"><text:span text:style-name="Strong_20_Emphasis">IntelliJ/PyCharm</text:span>: Built-in conversion tools</text:p>
      <text:h text:style-name="P12" text:outline-level="2">Bulk/Batch Conversion Tools</text:h>
      <text:p text:style-name="P3"><text:span text:style-name="Strong_20_Emphasis">fd + yq</text:span> (Unix/Linux):</text:p>
      <text:p text:style-name="P1">bash</text:p>
      <text:p text:style-name="P29"><text:span text:style-name="Source_20_Text"><text:span text:style-name="T5"># Convert all JSON files to YAML</text:span></text:span></text:p>
      <text:p text:style-name="P28"><text:span text:style-name="Source_20_Text"><text:span text:style-name="T2">fd -e json -x yq </text:span></text:span><text:span text:style-name="Source_20_Text"><text:span text:style-name="T1">eval</text:span></text:span><text:span text:style-name="Source_20_Text"><text:span text:style-name="T2"> -P {} -o {.}.yaml</text:span></text:span></text:p>
      <text:p text:style-name="P3"><text:span text:style-name="Strong_20_Emphasis">PowerShell</text:span> (Windows):</text:p>
      <text:p text:style-name="P1">powershell</text:p>
      <text:p text:style-name="P28"><text:soft-page-break/><text:span text:style-name="Source_20_Text"><text:span text:style-name="T7">Get-ChildItem</text:span></text:span><text:span text:style-name="Source_20_Text"><text:span text:style-name="T2"> </text:span></text:span><text:span text:style-name="Source_20_Text"><text:span text:style-name="T7">*</text:span></text:span><text:span text:style-name="Source_20_Text"><text:span text:style-name="T2">.json | </text:span></text:span><text:span text:style-name="Source_20_Text"><text:span text:style-name="T7">ForEach-Object</text:span></text:span><text:span text:style-name="Source_20_Text"><text:span text:style-name="T2"> { yq eval </text:span></text:span><text:span text:style-name="Source_20_Text"><text:span text:style-name="T7">-</text:span></text:span><text:span text:style-name="Source_20_Text"><text:span text:style-name="T2">P </text:span></text:span><text:span text:style-name="Source_20_Text"><text:span text:style-name="T7">$_</text:span></text:span><text:span text:style-name="Source_20_Text"><text:span text:style-name="T2">.Name &gt; </text:span></text:span><text:span text:style-name="Source_20_Text"><text:span text:style-name="T4">"</text:span></text:span><text:span text:style-name="Source_20_Text"><text:span text:style-name="T7">$</text:span></text:span><text:span text:style-name="Source_20_Text"><text:span text:style-name="T2">(</text:span></text:span><text:span text:style-name="Source_20_Text"><text:span text:style-name="T7">$_</text:span></text:span><text:span text:style-name="Source_20_Text"><text:span text:style-name="T2">.</text:span></text:span><text:span text:style-name="Source_20_Text"><text:span text:style-name="T7">BaseName</text:span></text:span><text:span text:style-name="Source_20_Text"><text:span text:style-name="T2">)</text:span></text:span><text:span text:style-name="Source_20_Text"><text:span text:style-name="T4">.yaml"</text:span></text:span><text:span text:style-name="Source_20_Text"><text:span text:style-name="T2"> }</text:span></text:span></text:p>
      <text:h text:style-name="P12" text:outline-level="2">Considerations</text:h>
      <text:p text:style-name="P3"><text:span text:style-name="Strong_20_Emphasis">XML Complexity</text:span>: XML-to-YAML conversion can be tricky due to attributes vs. elements - results may need manual cleanup.</text:p>
      <text:p text:style-name="P3"><text:span text:style-name="Strong_20_Emphasis">Data Integrity</text:span>: Always validate converted files, especially for complex nested structures.</text:p>
      <text:p text:style-name="P3"><text:span text:style-name="Strong_20_Emphasis">Formatting</text:span>: Different tools may produce slightly different YAML formatting, though the data remains equivalent.</text:p>
      <text:p text:style-name="P3">The <text:span text:style-name="Strong_20_Emphasis">yq</text:span> command-line tool is generally the most robust and widely-used solution for serious conversion work.</text:p>
      <text:p text:style-name="P1">CA</text:p>
      <text:p text:style-name="P3">is there something that can take a chat transcript and producs yaml</text:p>
      <text:p text:style-name="P1">Yes, there are several approaches to convert chat transcripts to YAML, ranging from simple tools to custom solutions:</text:p>
      <text:h text:style-name="P12" text:outline-level="2">Existing Tools</text:h>
      <text:p text:style-name="P3"><text:span text:style-name="Strong_20_Emphasis">ChatGPT/Claude Export Tools:</text:span></text:p>
      <text:list text:style-name="L16">
        <text:list-item>
          <text:p text:style-name="P41"><text:span text:style-name="Strong_20_Emphasis">ChatGPT-to-MD</text:span> (GitHub): Exports ChatGPT conversations to markdown, easily convertible to YAML </text:p>
        </text:list-item>
        <text:list-item>
          <text:p text:style-name="P42"><text:span text:style-name="Strong_20_Emphasis">Claude-Export</text:span> browser extensions: Can export Claude conversations in structured formats </text:p>
        </text:list-item>
      </text:list>
      <text:p text:style-name="P3"><text:span text:style-name="Strong_20_Emphasis">General Text-to-YAML Converters:</text:span></text:p>
      <text:list text:style-name="L17">
        <text:list-item>
          <text:p text:style-name="P43"><text:span text:style-name="Strong_20_Emphasis">txt2yaml</text:span> (Python package): Processes structured text into YAML </text:p>
        </text:list-item>
        <text:list-item>
          <text:p text:style-name="P44"><text:span text:style-name="Strong_20_Emphasis">regex2yaml</text:span>: Custom regex-based converters for consistent chat formats </text:p>
        </text:list-item>
      </text:list>
      <text:h text:style-name="P12" text:outline-level="2">Custom Python Solutions</text:h>
      <text:p text:style-name="P3"><text:span text:style-name="Strong_20_Emphasis">Simple Chat-to-YAML Script:</text:span></text:p>
      <text:p text:style-name="P1">python</text:p>
      <text:p text:style-name="P27"><text:span text:style-name="Source_20_Text"><text:span text:style-name="T9">import</text:span></text:span><text:span text:style-name="Source_20_Text"><text:span text:style-name="T2"> yaml</text:span></text:span></text:p>
      <text:p text:style-name="P27"><text:span text:style-name="Source_20_Text"><text:span text:style-name="T9">import</text:span></text:span><text:span text:style-name="Source_20_Text"><text:span text:style-name="T2"> re</text:span></text:span></text:p>
      <text:p text:style-name="P27"><text:span text:style-name="Source_20_Text"><text:span text:style-name="T9">from</text:span></text:span><text:span text:style-name="Source_20_Text"><text:span text:style-name="T2"> datetime </text:span></text:span><text:span text:style-name="Source_20_Text"><text:span text:style-name="T9">import</text:span></text:span><text:span text:style-name="Source_20_Text"><text:span text:style-name="T2"> datetime</text:span></text:span></text:p>
      <text:p text:style-name="P34"/>
      <text:p text:style-name="P27"><text:span text:style-name="Source_20_Text"><text:span text:style-name="T9">def</text:span></text:span><text:span text:style-name="Source_20_Text"><text:span text:style-name="T2"> </text:span></text:span><text:span text:style-name="Source_20_Text"><text:span text:style-name="T7">parse_chat_to_yaml</text:span></text:span><text:span text:style-name="Source_20_Text"><text:span text:style-name="T2">(chat_text):</text:span></text:span></text:p>
      <text:p text:style-name="P27"><text:span text:style-name="Source_20_Text"><text:span text:style-name="T3"><text:s text:c="4"/></text:span></text:span><text:span text:style-name="Source_20_Text"><text:span text:style-name="T2">conversations </text:span></text:span><text:span text:style-name="Source_20_Text"><text:span text:style-name="T7">=</text:span></text:span><text:span text:style-name="Source_20_Text"><text:span text:style-name="T2"> []</text:span></text:span></text:p>
      <text:p text:style-name="P27"><text:soft-page-break/><text:span text:style-name="Source_20_Text"><text:span text:style-name="T3"><text:s text:c="4"/></text:span></text:span><text:span text:style-name="Source_20_Text"><text:span text:style-name="T2">messages </text:span></text:span><text:span text:style-name="Source_20_Text"><text:span text:style-name="T7">=</text:span></text:span><text:span text:style-name="Source_20_Text"><text:span text:style-name="T2"> re.split(</text:span></text:span><text:span text:style-name="Source_20_Text"><text:span text:style-name="T4">r'\n(?=\w+:)'</text:span></text:span><text:span text:style-name="Source_20_Text"><text:span text:style-name="T2">, chat_text.strip())</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for</text:span></text:span><text:span text:style-name="Source_20_Text"><text:span text:style-name="T2"> message </text:span></text:span><text:span text:style-name="Source_20_Text"><text:span text:style-name="T9">in</text:span></text:span><text:span text:style-name="Source_20_Text"><text:span text:style-name="T2"> messages:</text:span></text:span></text:p>
      <text:p text:style-name="P27"><text:span text:style-name="Source_20_Text"><text:span text:style-name="T3"><text:s text:c="8"/></text:span></text:span><text:span text:style-name="Source_20_Text"><text:span text:style-name="T9">if</text:span></text:span><text:span text:style-name="Source_20_Text"><text:span text:style-name="T2"> </text:span></text:span><text:span text:style-name="Source_20_Text"><text:span text:style-name="T4">':'</text:span></text:span><text:span text:style-name="Source_20_Text"><text:span text:style-name="T2"> </text:span></text:span><text:span text:style-name="Source_20_Text"><text:span text:style-name="T9">in</text:span></text:span><text:span text:style-name="Source_20_Text"><text:span text:style-name="T2"> message:</text:span></text:span></text:p>
      <text:p text:style-name="P27"><text:span text:style-name="Source_20_Text"><text:span text:style-name="T3"><text:s text:c="12"/></text:span></text:span><text:span text:style-name="Source_20_Text"><text:span text:style-name="T2">speaker, content </text:span></text:span><text:span text:style-name="Source_20_Text"><text:span text:style-name="T7">=</text:span></text:span><text:span text:style-name="Source_20_Text"><text:span text:style-name="T2"> message.split(</text:span></text:span><text:span text:style-name="Source_20_Text"><text:span text:style-name="T4">':'</text:span></text:span><text:span text:style-name="Source_20_Text"><text:span text:style-name="T2">, </text:span></text:span><text:span text:style-name="Source_20_Text"><text:span text:style-name="T1">1</text:span></text:span><text:span text:style-name="Source_20_Text"><text:span text:style-name="T2">)</text:span></text:span></text:p>
      <text:p text:style-name="P27"><text:span text:style-name="Source_20_Text"><text:span text:style-name="T3"><text:s text:c="12"/></text:span></text:span><text:span text:style-name="Source_20_Text"><text:span text:style-name="T2">conversations.append({</text:span></text:span></text:p>
      <text:p text:style-name="P27"><text:span text:style-name="Source_20_Text"><text:span text:style-name="T3"><text:s text:c="16"/></text:span></text:span><text:span text:style-name="Source_20_Text"><text:span text:style-name="T4">'speaker'</text:span></text:span><text:span text:style-name="Source_20_Text"><text:span text:style-name="T2">: speaker.strip(),</text:span></text:span></text:p>
      <text:p text:style-name="P27"><text:span text:style-name="Source_20_Text"><text:span text:style-name="T3"><text:s text:c="16"/></text:span></text:span><text:span text:style-name="Source_20_Text"><text:span text:style-name="T4">'message'</text:span></text:span><text:span text:style-name="Source_20_Text"><text:span text:style-name="T2">: content.strip(),</text:span></text:span></text:p>
      <text:p text:style-name="P27"><text:span text:style-name="Source_20_Text"><text:span text:style-name="T3"><text:s text:c="16"/></text:span></text:span><text:span text:style-name="Source_20_Text"><text:span text:style-name="T4">'timestamp'</text:span></text:span><text:span text:style-name="Source_20_Text"><text:span text:style-name="T2">: datetime.now().isoformat()</text:span></text:span></text:p>
      <text:p text:style-name="P27"><text:span text:style-name="Source_20_Text"><text:span text:style-name="T3"><text:s text:c="12"/></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return</text:span></text:span><text:span text:style-name="Source_20_Text"><text:span text:style-name="T2"> yaml.dump({</text:span></text:span><text:span text:style-name="Source_20_Text"><text:span text:style-name="T4">'conversation'</text:span></text:span><text:span text:style-name="Source_20_Text"><text:span text:style-name="T2">: conversations}, default_flow_style</text:span></text:span><text:span text:style-name="Source_20_Text"><text:span text:style-name="T7">=</text:span></text:span><text:span text:style-name="Source_20_Text"><text:span text:style-name="T1">False</text:span></text:span><text:span text:style-name="Source_20_Text"><text:span text:style-name="T2">)</text:span></text:span></text:p>
      <text:p text:style-name="P34"/>
      <text:p text:style-name="P29"><text:span text:style-name="Source_20_Text"><text:span text:style-name="T5"># Usage</text:span></text:span></text:p>
      <text:p text:style-name="P27"><text:span text:style-name="Source_20_Text"><text:span text:style-name="T9">with</text:span></text:span><text:span text:style-name="Source_20_Text"><text:span text:style-name="T2"> </text:span></text:span><text:span text:style-name="Source_20_Text"><text:span text:style-name="T4">open</text:span></text:span><text:span text:style-name="Source_20_Text"><text:span text:style-name="T2">(</text:span></text:span><text:span text:style-name="Source_20_Text"><text:span text:style-name="T4">'chat.txt'</text:span></text:span><text:span text:style-name="Source_20_Text"><text:span text:style-name="T2">, </text:span></text:span><text:span text:style-name="Source_20_Text"><text:span text:style-name="T4">'r'</text:span></text:span><text:span text:style-name="Source_20_Text"><text:span text:style-name="T2">) </text:span></text:span><text:span text:style-name="Source_20_Text"><text:span text:style-name="T9">as</text:span></text:span><text:span text:style-name="Source_20_Text"><text:span text:style-name="T2"> f:</text:span></text:span></text:p>
      <text:p text:style-name="P27"><text:span text:style-name="Source_20_Text"><text:span text:style-name="T3"><text:s text:c="4"/></text:span></text:span><text:span text:style-name="Source_20_Text"><text:span text:style-name="T2">chat_data </text:span></text:span><text:span text:style-name="Source_20_Text"><text:span text:style-name="T7">=</text:span></text:span><text:span text:style-name="Source_20_Text"><text:span text:style-name="T2"> f.read()</text:span></text:span></text:p>
      <text:p text:style-name="P34"><text:span text:style-name="Source_20_Text"><text:span text:style-name="T3"><text:s text:c="4"/></text:span></text:span></text:p>
      <text:p text:style-name="P27"><text:span text:style-name="Source_20_Text"><text:span text:style-name="T2">yaml_output </text:span></text:span><text:span text:style-name="Source_20_Text"><text:span text:style-name="T7">=</text:span></text:span><text:span text:style-name="Source_20_Text"><text:span text:style-name="T2"> parse_chat_to_yaml(chat_data)</text:span></text:span></text:p>
      <text:p text:style-name="P27"><text:span text:style-name="Source_20_Text"><text:span text:style-name="T9">with</text:span></text:span><text:span text:style-name="Source_20_Text"><text:span text:style-name="T2"> </text:span></text:span><text:span text:style-name="Source_20_Text"><text:span text:style-name="T4">open</text:span></text:span><text:span text:style-name="Source_20_Text"><text:span text:style-name="T2">(</text:span></text:span><text:span text:style-name="Source_20_Text"><text:span text:style-name="T4">'chat.yaml'</text:span></text:span><text:span text:style-name="Source_20_Text"><text:span text:style-name="T2">, </text:span></text:span><text:span text:style-name="Source_20_Text"><text:span text:style-name="T4">'w'</text:span></text:span><text:span text:style-name="Source_20_Text"><text:span text:style-name="T2">) </text:span></text:span><text:span text:style-name="Source_20_Text"><text:span text:style-name="T9">as</text:span></text:span><text:span text:style-name="Source_20_Text"><text:span text:style-name="T2"> f:</text:span></text:span></text:p>
      <text:p text:style-name="P28"><text:span text:style-name="Source_20_Text"><text:span text:style-name="T3"><text:s text:c="4"/></text:span></text:span><text:span text:style-name="Source_20_Text"><text:span text:style-name="T2">f.write(yaml_output)</text:span></text:span></text:p>
      <text:h text:style-name="P12" text:outline-level="2">Platform-Specific Solutions</text:h>
      <text:p text:style-name="P3"><text:span text:style-name="Strong_20_Emphasis">Discord Chat Exporters:</text:span></text:p>
      <text:list text:style-name="L18">
        <text:list-item>
          <text:p text:style-name="P45"><text:span text:style-name="Strong_20_Emphasis">DiscordChatExporter</text:span>: Exports to JSON (easily converted to YAML) </text:p>
        </text:list-item>
        <text:list-item>
          <text:p text:style-name="P46"><text:span text:style-name="Strong_20_Emphasis">discord.py</text:span> bots: Custom exporters with YAML output </text:p>
        </text:list-item>
      </text:list>
      <text:p text:style-name="P3"><text:span text:style-name="Strong_20_Emphasis">Slack Export Tools:</text:span></text:p>
      <text:list text:style-name="L19">
        <text:list-item>
          <text:p text:style-name="P47">Slack's native export produces JSON </text:p>
        </text:list-item>
        <text:list-item>
          <text:p text:style-name="P48"><text:span text:style-name="Strong_20_Emphasis">slack-export-to-yaml</text:span> (GitHub projects available) </text:p>
        </text:list-item>
      </text:list>
      <text:p text:style-name="P3"><text:span text:style-name="Strong_20_Emphasis">WhatsApp/Telegram:</text:span></text:p>
      <text:list text:style-name="L20">
        <text:list-item>
          <text:p text:style-name="P49"><text:span text:style-name="Strong_20_Emphasis">whatsapp-chat-exporter</text:span>: Converts exported chats to structured formats </text:p>
        </text:list-item>
        <text:list-item>
          <text:p text:style-name="P50">Custom parsers for specific chat export formats </text:p>
        </text:list-item>
      </text:list>
      <text:h text:style-name="P12" text:outline-level="2"><text:soft-page-break/>AI-Powered Solutions</text:h>
      <text:p text:style-name="P3"><text:span text:style-name="Strong_20_Emphasis">GPT-based Converters:</text:span> You can use ChatGPT/Claude itself:</text:p>
      <text:p text:style-name="P28"><text:span text:style-name="Source_20_Text"><text:span text:style-name="T2">"Convert this chat transcript to YAML format with speakers, timestamps, and message content structured appropriately"</text:span></text:span></text:p>
      <text:p text:style-name="P3"><text:span text:style-name="Strong_20_Emphasis">LangChain Scripts:</text:span></text:p>
      <text:p text:style-name="P1">python</text:p>
      <text:p text:style-name="P27"><text:span text:style-name="Source_20_Text"><text:span text:style-name="T9">from</text:span></text:span><text:span text:style-name="Source_20_Text"><text:span text:style-name="T2"> langchain.text_splitter </text:span></text:span><text:span text:style-name="Source_20_Text"><text:span text:style-name="T9">import</text:span></text:span><text:span text:style-name="Source_20_Text"><text:span text:style-name="T2"> RecursiveCharacterTextSplitter</text:span></text:span></text:p>
      <text:p text:style-name="P27"><text:span text:style-name="Source_20_Text"><text:span text:style-name="T9">from</text:span></text:span><text:span text:style-name="Source_20_Text"><text:span text:style-name="T2"> langchain.schema </text:span></text:span><text:span text:style-name="Source_20_Text"><text:span text:style-name="T9">import</text:span></text:span><text:span text:style-name="Source_20_Text"><text:span text:style-name="T2"> Document</text:span></text:span></text:p>
      <text:p text:style-name="P34"/>
      <text:p text:style-name="P28"><text:span text:style-name="Source_20_Text"><text:span text:style-name="T8"># Process chat transcript and structure as YAML</text:span></text:span></text:p>
      <text:h text:style-name="P12" text:outline-level="2">Browser Extensions/Bookmarklets</text:h>
      <text:p text:style-name="P3"><text:span text:style-name="Strong_20_Emphasis">Chat Export Extensions:</text:span></text:p>
      <text:list text:style-name="L21">
        <text:list-item>
          <text:p text:style-name="P51">Browser extensions that can capture and export chat data </text:p>
        </text:list-item>
        <text:list-item>
          <text:p text:style-name="P52">Bookmarklets that format visible chat content as YAML </text:p>
        </text:list-item>
      </text:list>
      <text:h text:style-name="P12" text:outline-level="2">Example Output Structure</text:h>
      <text:p text:style-name="P1">yaml</text:p>
      <text:p text:style-name="P27"><text:span text:style-name="Source_20_Text"><text:span text:style-name="T1">conversation</text:span></text:span><text:span text:style-name="Source_20_Text"><text:span text:style-name="T2">:</text:span></text:span></text:p>
      <text:p text:style-name="P27"><text:span text:style-name="Source_20_Text"><text:span text:style-name="T3"><text:s text:c="2"/></text:span></text:span><text:span text:style-name="Source_20_Text"><text:span text:style-name="T1">metadata</text:span></text:span><text:span text:style-name="Source_20_Text"><text:span text:style-name="T2">:</text:span></text:span></text:p>
      <text:p text:style-name="P27"><text:span text:style-name="Source_20_Text"><text:span text:style-name="T3"><text:s text:c="4"/></text:span></text:span><text:span text:style-name="Source_20_Text"><text:span text:style-name="T1">platform</text:span></text:span><text:span text:style-name="Source_20_Text"><text:span text:style-name="T2">: </text:span></text:span><text:span text:style-name="Source_20_Text"><text:span text:style-name="T4">"claude"</text:span></text:span></text:p>
      <text:p text:style-name="P27"><text:span text:style-name="Source_20_Text"><text:span text:style-name="T3"><text:s text:c="4"/></text:span></text:span><text:span text:style-name="Source_20_Text"><text:span text:style-name="T1">export_date</text:span></text:span><text:span text:style-name="Source_20_Text"><text:span text:style-name="T2">: </text:span></text:span><text:span text:style-name="Source_20_Text"><text:span text:style-name="T4">"2025-01-22"</text:span></text:span></text:p>
      <text:p text:style-name="P27"><text:span text:style-name="Source_20_Text"><text:span text:style-name="T3"><text:s text:c="4"/></text:span></text:span><text:span text:style-name="Source_20_Text"><text:span text:style-name="T1">participants</text:span></text:span><text:span text:style-name="Source_20_Text"><text:span text:style-name="T2">: [</text:span></text:span><text:span text:style-name="Source_20_Text"><text:span text:style-name="T4">"Human"</text:span></text:span><text:span text:style-name="Source_20_Text"><text:span text:style-name="T2">, </text:span></text:span><text:span text:style-name="Source_20_Text"><text:span text:style-name="T4">"Claude"</text:span></text:span><text:span text:style-name="Source_20_Text"><text:span text:style-name="T2">]</text:span></text:span></text:p>
      <text:p text:style-name="P34"><text:span text:style-name="Source_20_Text"><text:span text:style-name="T3"><text:s text:c="2"/></text:span></text:span></text:p>
      <text:p text:style-name="P27"><text:span text:style-name="Source_20_Text"><text:span text:style-name="T3"><text:s text:c="2"/></text:span></text:span><text:span text:style-name="Source_20_Text"><text:span text:style-name="T1">messages</text:span></text:span><text:span text:style-name="Source_20_Text"><text:span text:style-name="T2">:</text:span></text:span></text:p>
      <text:p text:style-name="P27"><text:span text:style-name="Source_20_Text"><text:span text:style-name="T3"><text:s text:c="4"/></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Human"</text:span></text:span></text:p>
      <text:p text:style-name="P27"><text:span text:style-name="Source_20_Text"><text:span text:style-name="T3"><text:s text:c="6"/></text:span></text:span><text:span text:style-name="Source_20_Text"><text:span text:style-name="T1">timestamp</text:span></text:span><text:span text:style-name="Source_20_Text"><text:span text:style-name="T2">: </text:span></text:span><text:span text:style-name="Source_20_Text"><text:span text:style-name="T4">"2025-01-22T10:30:00Z"</text:span></text:span></text:p>
      <text:p text:style-name="P27"><text:span text:style-name="Source_20_Text"><text:span text:style-name="T3"><text:s text:c="6"/></text:span></text:span><text:span text:style-name="Source_20_Text"><text:span text:style-name="T1">message</text:span></text:span><text:span text:style-name="Source_20_Text"><text:span text:style-name="T2">: </text:span></text:span><text:span text:style-name="Source_20_Text"><text:span text:style-name="T4">"Hi, could you please list high level math degrees..."</text:span></text:span></text:p>
      <text:p text:style-name="P34"><text:span text:style-name="Source_20_Text"><text:span text:style-name="T3"><text:s text:c="6"/></text:span></text:span></text:p>
      <text:p text:style-name="P27"><text:span text:style-name="Source_20_Text"><text:span text:style-name="T3"><text:s text:c="4"/></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Claude"</text:span></text:span></text:p>
      <text:p text:style-name="P27"><text:span text:style-name="Source_20_Text"><text:span text:style-name="T3"><text:s text:c="6"/></text:span></text:span><text:span text:style-name="Source_20_Text"><text:span text:style-name="T1">timestamp</text:span></text:span><text:span text:style-name="Source_20_Text"><text:span text:style-name="T2">: </text:span></text:span><text:span text:style-name="Source_20_Text"><text:span text:style-name="T4">"2025-01-22T10:30:15Z"</text:span></text:span></text:p>
      <text:p text:style-name="P27"><text:span text:style-name="Source_20_Text"><text:span text:style-name="T3"><text:s text:c="6"/></text:span></text:span><text:span text:style-name="Source_20_Text"><text:span text:style-name="T1">message</text:span></text:span><text:span text:style-name="Source_20_Text"><text:span text:style-name="T2">: </text:span></text:span><text:span text:style-name="Source_20_Text"><text:span text:style-name="T4">"## High-Level Math Degrees..."</text:span></text:span></text:p>
      <text:p text:style-name="P28"><text:soft-page-break/><text:span text:style-name="Source_20_Text"><text:span text:style-name="T3"><text:s text:c="6"/></text:span></text:span><text:span text:style-name="Source_20_Text"><text:span text:style-name="T1">message_type</text:span></text:span><text:span text:style-name="Source_20_Text"><text:span text:style-name="T2">: </text:span></text:span><text:span text:style-name="Source_20_Text"><text:span text:style-name="T4">"response"</text:span></text:span></text:p>
      <text:h text:style-name="P12" text:outline-level="2">Commercial Solutions</text:h>
      <text:p text:style-name="P3"><text:span text:style-name="Strong_20_Emphasis">Transcript Processing Services:</text:span></text:p>
      <text:list text:style-name="L22">
        <text:list-item>
          <text:p text:style-name="P53"><text:span text:style-name="Strong_20_Emphasis">Rev.ai</text:span>: Speech-to-text with structured output options </text:p>
        </text:list-item>
        <text:list-item>
          <text:p text:style-name="P53"><text:span text:style-name="Strong_20_Emphasis">Otter.ai</text:span>: Meeting transcripts with export capabilities </text:p>
        </text:list-item>
        <text:list-item>
          <text:p text:style-name="P54"><text:span text:style-name="Strong_20_Emphasis">Descript</text:span>: Video/audio transcript tools with custom export formats </text:p>
        </text:list-item>
      </text:list>
      <text:h text:style-name="P12" text:outline-level="2">Recommendation</text:h>
      <text:p text:style-name="P3">For <text:span text:style-name="Strong_20_Emphasis">this specific conversation</text:span>, the easiest approach would be:</text:p>
      <text:list text:style-name="L23">
        <text:list-item>
          <text:p text:style-name="P55">Copy the chat text </text:p>
        </text:list-item>
        <text:list-item>
          <text:p text:style-name="P55">Use a simple Python script (like above) to parse speaker patterns </text:p>
        </text:list-item>
        <text:list-item>
          <text:p text:style-name="P56">Or ask an AI assistant (like me!) to convert specific portions to YAML format </text:p>
        </text:list-item>
      </text:list>
      <text:p text:style-name="P3">Would you like me to convert our current conversation to YAML format as an example?</text:p>
      <text:p text:style-name="P1">CA</text:p>
      <text:p text:style-name="P3">no thank you. can the output be modified, like covert dates to yyyymmddhhmm</text:p>
      <text:p text:style-name="P1">Yes, absolutely! YAML conversion tools are highly customizable, especially when using programming approaches. Here are several ways to modify output formatting:</text:p>
      <text:h text:style-name="P12" text:outline-level="2">Custom Date Formatting</text:h>
      <text:p text:style-name="P3"><text:span text:style-name="Strong_20_Emphasis">Python Example:</text:span></text:p>
      <text:p text:style-name="P1">python</text:p>
      <text:p text:style-name="P27"><text:span text:style-name="Source_20_Text"><text:span text:style-name="T9">import</text:span></text:span><text:span text:style-name="Source_20_Text"><text:span text:style-name="T2"> yaml</text:span></text:span></text:p>
      <text:p text:style-name="P27"><text:span text:style-name="Source_20_Text"><text:span text:style-name="T9">import</text:span></text:span><text:span text:style-name="Source_20_Text"><text:span text:style-name="T2"> re</text:span></text:span></text:p>
      <text:p text:style-name="P27"><text:span text:style-name="Source_20_Text"><text:span text:style-name="T9">from</text:span></text:span><text:span text:style-name="Source_20_Text"><text:span text:style-name="T2"> datetime </text:span></text:span><text:span text:style-name="Source_20_Text"><text:span text:style-name="T9">import</text:span></text:span><text:span text:style-name="Source_20_Text"><text:span text:style-name="T2"> datetime</text:span></text:span></text:p>
      <text:p text:style-name="P34"/>
      <text:p text:style-name="P27"><text:span text:style-name="Source_20_Text"><text:span text:style-name="T9">def</text:span></text:span><text:span text:style-name="Source_20_Text"><text:span text:style-name="T2"> </text:span></text:span><text:span text:style-name="Source_20_Text"><text:span text:style-name="T7">parse_chat_to_yaml</text:span></text:span><text:span text:style-name="Source_20_Text"><text:span text:style-name="T2">(chat_text, date_format</text:span></text:span><text:span text:style-name="Source_20_Text"><text:span text:style-name="T7">=</text:span></text:span><text:span text:style-name="Source_20_Text"><text:span text:style-name="T4">"yyyymmddhhmm"</text:span></text:span><text:span text:style-name="Source_20_Text"><text:span text:style-name="T2">):</text:span></text:span></text:p>
      <text:p text:style-name="P27"><text:span text:style-name="Source_20_Text"><text:span text:style-name="T3"><text:s text:c="4"/></text:span></text:span><text:span text:style-name="Source_20_Text"><text:span text:style-name="T2">conversations </text:span></text:span><text:span text:style-name="Source_20_Text"><text:span text:style-name="T7">=</text:span></text:span><text:span text:style-name="Source_20_Text"><text:span text:style-name="T2"> []</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for</text:span></text:span><text:span text:style-name="Source_20_Text"><text:span text:style-name="T2"> message </text:span></text:span><text:span text:style-name="Source_20_Text"><text:span text:style-name="T9">in</text:span></text:span><text:span text:style-name="Source_20_Text"><text:span text:style-name="T2"> messages:</text:span></text:span></text:p>
      <text:p text:style-name="P27"><text:span text:style-name="Source_20_Text"><text:span text:style-name="T3"><text:s text:c="8"/></text:span></text:span><text:span text:style-name="Source_20_Text"><text:span text:style-name="T2">timestamp </text:span></text:span><text:span text:style-name="Source_20_Text"><text:span text:style-name="T7">=</text:span></text:span><text:span text:style-name="Source_20_Text"><text:span text:style-name="T2"> datetime.now()</text:span></text:span></text:p>
      <text:p text:style-name="P34"><text:span text:style-name="Source_20_Text"><text:span text:style-name="T3"><text:s text:c="8"/></text:span></text:span></text:p>
      <text:p text:style-name="P27"><text:span text:style-name="Source_20_Text"><text:span text:style-name="T3"><text:s text:c="8"/></text:span></text:span><text:span text:style-name="Source_20_Text"><text:span text:style-name="T8"># Custom date formatting</text:span></text:span></text:p>
      <text:p text:style-name="P27"><text:soft-page-break/><text:span text:style-name="Source_20_Text"><text:span text:style-name="T3"><text:s text:c="8"/></text:span></text:span><text:span text:style-name="Source_20_Text"><text:span text:style-name="T9">if</text:span></text:span><text:span text:style-name="Source_20_Text"><text:span text:style-name="T2"> date_format </text:span></text:span><text:span text:style-name="Source_20_Text"><text:span text:style-name="T7">==</text:span></text:span><text:span text:style-name="Source_20_Text"><text:span text:style-name="T2"> </text:span></text:span><text:span text:style-name="Source_20_Text"><text:span text:style-name="T4">"yyyymmddhhmm"</text:span></text:span><text:span text:style-name="Source_20_Text"><text:span text:style-name="T2">:</text:span></text:span></text:p>
      <text:p text:style-name="P27"><text:span text:style-name="Source_20_Text"><text:span text:style-name="T3"><text:s text:c="12"/></text:span></text:span><text:span text:style-name="Source_20_Text"><text:span text:style-name="T2">formatted_time </text:span></text:span><text:span text:style-name="Source_20_Text"><text:span text:style-name="T7">=</text:span></text:span><text:span text:style-name="Source_20_Text"><text:span text:style-name="T2"> timestamp.strftime(</text:span></text:span><text:span text:style-name="Source_20_Text"><text:span text:style-name="T4">"%Y%m%d%H%M"</text:span></text:span><text:span text:style-name="Source_20_Text"><text:span text:style-name="T2">)</text:span></text:span></text:p>
      <text:p text:style-name="P27"><text:span text:style-name="Source_20_Text"><text:span text:style-name="T3"><text:s text:c="8"/></text:span></text:span><text:span text:style-name="Source_20_Text"><text:span text:style-name="T9">elif</text:span></text:span><text:span text:style-name="Source_20_Text"><text:span text:style-name="T2"> date_format </text:span></text:span><text:span text:style-name="Source_20_Text"><text:span text:style-name="T7">==</text:span></text:span><text:span text:style-name="Source_20_Text"><text:span text:style-name="T2"> </text:span></text:span><text:span text:style-name="Source_20_Text"><text:span text:style-name="T4">"epoch"</text:span></text:span><text:span text:style-name="Source_20_Text"><text:span text:style-name="T2">:</text:span></text:span></text:p>
      <text:p text:style-name="P27"><text:span text:style-name="Source_20_Text"><text:span text:style-name="T3"><text:s text:c="12"/></text:span></text:span><text:span text:style-name="Source_20_Text"><text:span text:style-name="T2">formatted_time </text:span></text:span><text:span text:style-name="Source_20_Text"><text:span text:style-name="T7">=</text:span></text:span><text:span text:style-name="Source_20_Text"><text:span text:style-name="T2"> </text:span></text:span><text:span text:style-name="Source_20_Text"><text:span text:style-name="T4">int</text:span></text:span><text:span text:style-name="Source_20_Text"><text:span text:style-name="T2">(timestamp.timestamp())</text:span></text:span></text:p>
      <text:p text:style-name="P27"><text:span text:style-name="Source_20_Text"><text:span text:style-name="T3"><text:s text:c="8"/></text:span></text:span><text:span text:style-name="Source_20_Text"><text:span text:style-name="T9">elif</text:span></text:span><text:span text:style-name="Source_20_Text"><text:span text:style-name="T2"> date_format </text:span></text:span><text:span text:style-name="Source_20_Text"><text:span text:style-name="T7">==</text:span></text:span><text:span text:style-name="Source_20_Text"><text:span text:style-name="T2"> </text:span></text:span><text:span text:style-name="Source_20_Text"><text:span text:style-name="T4">"iso"</text:span></text:span><text:span text:style-name="Source_20_Text"><text:span text:style-name="T2">:</text:span></text:span></text:p>
      <text:p text:style-name="P27"><text:span text:style-name="Source_20_Text"><text:span text:style-name="T3"><text:s text:c="12"/></text:span></text:span><text:span text:style-name="Source_20_Text"><text:span text:style-name="T2">formatted_time </text:span></text:span><text:span text:style-name="Source_20_Text"><text:span text:style-name="T7">=</text:span></text:span><text:span text:style-name="Source_20_Text"><text:span text:style-name="T2"> timestamp.isoformat()</text:span></text:span></text:p>
      <text:p text:style-name="P34"><text:span text:style-name="Source_20_Text"><text:span text:style-name="T3"><text:s text:c="8"/></text:span></text:span></text:p>
      <text:p text:style-name="P27"><text:span text:style-name="Source_20_Text"><text:span text:style-name="T3"><text:s text:c="8"/></text:span></text:span><text:span text:style-name="Source_20_Text"><text:span text:style-name="T2">conversations.append({</text:span></text:span></text:p>
      <text:p text:style-name="P27"><text:span text:style-name="Source_20_Text"><text:span text:style-name="T3"><text:s text:c="12"/></text:span></text:span><text:span text:style-name="Source_20_Text"><text:span text:style-name="T4">'speaker'</text:span></text:span><text:span text:style-name="Source_20_Text"><text:span text:style-name="T2">: speaker.strip(),</text:span></text:span></text:p>
      <text:p text:style-name="P27"><text:span text:style-name="Source_20_Text"><text:span text:style-name="T3"><text:s text:c="12"/></text:span></text:span><text:span text:style-name="Source_20_Text"><text:span text:style-name="T4">'message'</text:span></text:span><text:span text:style-name="Source_20_Text"><text:span text:style-name="T2">: content.strip(),</text:span></text:span></text:p>
      <text:p text:style-name="P27"><text:span text:style-name="Source_20_Text"><text:span text:style-name="T3"><text:s text:c="12"/></text:span></text:span><text:span text:style-name="Source_20_Text"><text:span text:style-name="T4">'timestamp'</text:span></text:span><text:span text:style-name="Source_20_Text"><text:span text:style-name="T2">: formatted_time</text:span></text:span></text:p>
      <text:p text:style-name="P28"><text:span text:style-name="Source_20_Text"><text:span text:style-name="T3"><text:s text:c="8"/></text:span></text:span><text:span text:style-name="Source_20_Text"><text:span text:style-name="T2">})</text:span></text:span></text:p>
      <text:h text:style-name="P12" text:outline-level="2">Command Line Tools with Custom Formatting</text:h>
      <text:p text:style-name="P3"><text:span text:style-name="Strong_20_Emphasis">yq with date transformation:</text:span></text:p>
      <text:p text:style-name="P1">bash</text:p>
      <text:p text:style-name="P29"><text:span text:style-name="Source_20_Text"><text:span text:style-name="T5"># Convert existing YAML timestamps</text:span></text:span></text:p>
      <text:p text:style-name="P28"><text:span text:style-name="Source_20_Text"><text:span text:style-name="T2">yq </text:span></text:span><text:span text:style-name="Source_20_Text"><text:span text:style-name="T1">eval</text:span></text:span><text:span text:style-name="Source_20_Text"><text:span text:style-name="T2"> </text:span></text:span><text:span text:style-name="Source_20_Text"><text:span text:style-name="T4">'.conversation.messages[].timestamp |= (. | strptime("%Y-%m-%dT%H:%M:%S") | strftime("%Y%m%d%H%M"))'</text:span></text:span><text:span text:style-name="Source_20_Text"><text:span text:style-name="T2"> input.yaml</text:span></text:span></text:p>
      <text:p text:style-name="P3"><text:span text:style-name="Strong_20_Emphasis">jq for JSON preprocessing:</text:span></text:p>
      <text:p text:style-name="P1">bash</text:p>
      <text:p text:style-name="P29"><text:span text:style-name="Source_20_Text"><text:span text:style-name="T5"># Transform dates before YAML conversion</text:span></text:span></text:p>
      <text:p text:style-name="P28"><text:span text:style-name="Source_20_Text"><text:span text:style-name="T2">jq </text:span></text:span><text:span text:style-name="Source_20_Text"><text:span text:style-name="T4">'.messages[].timestamp = (.timestamp | strptime("%Y-%m-%dT%H:%M:%SZ") | strftime("%Y%m%d%H%M"))'</text:span></text:span><text:span text:style-name="Source_20_Text"><text:span text:style-name="T2"> chat.json </text:span></text:span><text:span text:style-name="Source_20_Text"><text:span text:style-name="T7">|</text:span></text:span><text:span text:style-name="Source_20_Text"><text:span text:style-name="T2"> yq </text:span></text:span><text:span text:style-name="Source_20_Text"><text:span text:style-name="T1">eval</text:span></text:span><text:span text:style-name="Source_20_Text"><text:span text:style-name="T2"> -P</text:span></text:span></text:p>
      <text:h text:style-name="P12" text:outline-level="2">Configurable Output Formats</text:h>
      <text:p text:style-name="P3"><text:span text:style-name="Strong_20_Emphasis">Python with format options:</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convert_chat</text:span></text:span><text:span text:style-name="Source_20_Text"><text:span text:style-name="T2">(input_file, output_format_config):</text:span></text:span></text:p>
      <text:p text:style-name="P27"><text:span text:style-name="Source_20_Text"><text:span text:style-name="T3"><text:s text:c="4"/></text:span></text:span><text:span text:style-name="Source_20_Text"><text:span text:style-name="T2">config </text:span></text:span><text:span text:style-name="Source_20_Text"><text:span text:style-name="T7">=</text:span></text:span><text:span text:style-name="Source_20_Text"><text:span text:style-name="T2"> {</text:span></text:span></text:p>
      <text:p text:style-name="P27"><text:span text:style-name="Source_20_Text"><text:span text:style-name="T3"><text:s text:c="8"/></text:span></text:span><text:span text:style-name="Source_20_Text"><text:span text:style-name="T4">'date_format'</text:span></text:span><text:span text:style-name="Source_20_Text"><text:span text:style-name="T2">: </text:span></text:span><text:span text:style-name="Source_20_Text"><text:span text:style-name="T4">'%Y%m%d%H%M'</text:span></text:span><text:span text:style-name="Source_20_Text"><text:span text:style-name="T2">, <text:s/></text:span></text:span><text:span text:style-name="Source_20_Text"><text:span text:style-name="T8"># yyyymmddhhmm</text:span></text:span></text:p>
      <text:p text:style-name="P27"><text:soft-page-break/><text:span text:style-name="Source_20_Text"><text:span text:style-name="T3"><text:s text:c="8"/></text:span></text:span><text:span text:style-name="Source_20_Text"><text:span text:style-name="T4">'speaker_key'</text:span></text:span><text:span text:style-name="Source_20_Text"><text:span text:style-name="T2">: </text:span></text:span><text:span text:style-name="Source_20_Text"><text:span text:style-name="T4">'user'</text:span></text:span><text:span text:style-name="Source_20_Text"><text:span text:style-name="T2">, <text:s text:c="6"/></text:span></text:span><text:span text:style-name="Source_20_Text"><text:span text:style-name="T8"># instead of 'speaker'</text:span></text:span></text:p>
      <text:p text:style-name="P27"><text:span text:style-name="Source_20_Text"><text:span text:style-name="T3"><text:s text:c="8"/></text:span></text:span><text:span text:style-name="Source_20_Text"><text:span text:style-name="T4">'include_metadata'</text:span></text:span><text:span text:style-name="Source_20_Text"><text:span text:style-name="T2">: </text:span></text:span><text:span text:style-name="Source_20_Text"><text:span text:style-name="T1">True</text:span></text:span><text:span text:style-name="Source_20_Text"><text:span text:style-name="T2">,</text:span></text:span></text:p>
      <text:p text:style-name="P27"><text:span text:style-name="Source_20_Text"><text:span text:style-name="T3"><text:s text:c="8"/></text:span></text:span><text:span text:style-name="Source_20_Text"><text:span text:style-name="T4">'compact_mode'</text:span></text:span><text:span text:style-name="Source_20_Text"><text:span text:style-name="T2">: </text:span></text:span><text:span text:style-name="Source_20_Text"><text:span text:style-name="T1">False</text:span></text:span></text:p>
      <text:p text:style-name="P27"><text:span text:style-name="Source_20_Text"><text:span text:style-name="T3"><text:s text:c="4"/></text:span></text:span><text:span text:style-name="Source_20_Text"><text:span text:style-name="T2">}</text:span></text:span></text:p>
      <text:p text:style-name="P27"><text:span text:style-name="Source_20_Text"><text:span text:style-name="T3"><text:s text:c="4"/></text:span></text:span><text:span text:style-name="Source_20_Text"><text:span text:style-name="T2">config.update(output_format_config)</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Apply formatting based on config</text:span></text:span></text:p>
      <text:p text:style-name="P27"><text:span text:style-name="Source_20_Text"><text:span text:style-name="T3"><text:s text:c="4"/></text:span></text:span><text:span text:style-name="Source_20_Text"><text:span text:style-name="T2">formatted_data </text:span></text:span><text:span text:style-name="Source_20_Text"><text:span text:style-name="T7">=</text:span></text:span><text:span text:style-name="Source_20_Text"><text:span text:style-name="T2"> apply_formatting(raw_data, config)</text:span></text:span></text:p>
      <text:p text:style-name="P28"><text:span text:style-name="Source_20_Text"><text:span text:style-name="T3"><text:s text:c="4"/></text:span></text:span><text:span text:style-name="Source_20_Text"><text:span text:style-name="T9">return</text:span></text:span><text:span text:style-name="Source_20_Text"><text:span text:style-name="T2"> yaml.dump(formatted_data)</text:span></text:span></text:p>
      <text:h text:style-name="P12" text:outline-level="2">Popular Customization Options</text:h>
      <text:p text:style-name="P3"><text:span text:style-name="Strong_20_Emphasis">Date Formats:</text:span></text:p>
      <text:list text:style-name="L24">
        <text:list-item>
          <text:p text:style-name="P57"><text:span text:style-name="Source_20_Text">%Y%m%d%H%M</text:span> → 202501221030 </text:p>
        </text:list-item>
        <text:list-item>
          <text:p text:style-name="P57"><text:span text:style-name="Source_20_Text">%Y-%m-%d_%H-%M</text:span> → 2025-01-22_10-30 </text:p>
        </text:list-item>
        <text:list-item>
          <text:p text:style-name="P57"><text:span text:style-name="Source_20_Text">%s</text:span> → Unix timestamp (1737543000) </text:p>
        </text:list-item>
        <text:list-item>
          <text:p text:style-name="P58">Custom: <text:span text:style-name="Source_20_Text">%Y%j%H%M</text:span> → Year + day of year + time </text:p>
        </text:list-item>
      </text:list>
      <text:p text:style-name="P3"><text:span text:style-name="Strong_20_Emphasis">Structure Modifications:</text:span></text:p>
      <text:p text:style-name="P1">yaml</text:p>
      <text:p text:style-name="P29"><text:span text:style-name="Source_20_Text"><text:span text:style-name="T5"># Compact format</text:span></text:span></text:p>
      <text:p text:style-name="P27"><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Human"</text:span></text:span></text:p>
      <text:p text:style-name="P27"><text:span text:style-name="Source_20_Text"><text:span text:style-name="T3"><text:s text:c="2"/></text:span></text:span><text:span text:style-name="Source_20_Text"><text:span text:style-name="T1">time</text:span></text:span><text:span text:style-name="Source_20_Text"><text:span text:style-name="T2">: </text:span></text:span><text:span text:style-name="Source_20_Text"><text:span text:style-name="T4">"202501221030"</text:span></text:span></text:p>
      <text:p text:style-name="P27"><text:span text:style-name="Source_20_Text"><text:span text:style-name="T3"><text:s text:c="2"/></text:span></text:span><text:span text:style-name="Source_20_Text"><text:span text:style-name="T1">msg</text:span></text:span><text:span text:style-name="Source_20_Text"><text:span text:style-name="T2">: </text:span></text:span><text:span text:style-name="Source_20_Text"><text:span text:style-name="T4">"Hello"</text:span></text:span></text:p>
      <text:p text:style-name="P34"/>
      <text:p text:style-name="P29"><text:span text:style-name="Source_20_Text"><text:span text:style-name="T5"># Detailed format <text:s/></text:span></text:span></text:p>
      <text:p text:style-name="P27"><text:span text:style-name="Source_20_Text"><text:span text:style-name="T1">messages</text:span></text:span><text:span text:style-name="Source_20_Text"><text:span text:style-name="T2">:</text:span></text:span></text:p>
      <text:p text:style-name="P27"><text:span text:style-name="Source_20_Text"><text:span text:style-name="T3"><text:s text:c="2"/></text:span></text:span><text:span text:style-name="Source_20_Text"><text:span text:style-name="T1">"202501221030"</text:span></text:span><text:span text:style-name="Source_20_Text"><text:span text:style-name="T2">:</text:span></text:span></text:p>
      <text:p text:style-name="P27"><text:span text:style-name="Source_20_Text"><text:span text:style-name="T3"><text:s text:c="4"/></text:span></text:span><text:span text:style-name="Source_20_Text"><text:span text:style-name="T1">participant</text:span></text:span><text:span text:style-name="Source_20_Text"><text:span text:style-name="T2">: </text:span></text:span><text:span text:style-name="Source_20_Text"><text:span text:style-name="T4">"Human"</text:span></text:span></text:p>
      <text:p text:style-name="P27"><text:span text:style-name="Source_20_Text"><text:span text:style-name="T3"><text:s text:c="4"/></text:span></text:span><text:span text:style-name="Source_20_Text"><text:span text:style-name="T1">content</text:span></text:span><text:span text:style-name="Source_20_Text"><text:span text:style-name="T2">: </text:span></text:span><text:span text:style-name="Source_20_Text"><text:span text:style-name="T4">"Hello"</text:span></text:span></text:p>
      <text:p text:style-name="P27"><text:span text:style-name="Source_20_Text"><text:span text:style-name="T3"><text:s text:c="4"/></text:span></text:span><text:span text:style-name="Source_20_Text"><text:span text:style-name="T1">metadata</text:span></text:span><text:span text:style-name="Source_20_Text"><text:span text:style-name="T2">:</text:span></text:span></text:p>
      <text:p text:style-name="P28"><text:span text:style-name="Source_20_Text"><text:span text:style-name="T3"><text:s text:c="6"/></text:span></text:span><text:span text:style-name="Source_20_Text"><text:span text:style-name="T1">word_count</text:span></text:span><text:span text:style-name="Source_20_Text"><text:span text:style-name="T2">: </text:span></text:span><text:span text:style-name="Source_20_Text"><text:span text:style-name="T1">1</text:span></text:span></text:p>
      <text:h text:style-name="P12" text:outline-level="2"><text:soft-page-break/>Tool-Specific Customizations</text:h>
      <text:p text:style-name="P3"><text:span text:style-name="Strong_20_Emphasis">pandoc with custom templates:</text:span></text:p>
      <text:p text:style-name="P1">bash</text:p>
      <text:p text:style-name="P28"><text:span text:style-name="Source_20_Text"><text:span text:style-name="T2">pandoc chat.md -t yaml --template</text:span></text:span><text:span text:style-name="Source_20_Text"><text:span text:style-name="T7">=</text:span></text:span><text:span text:style-name="Source_20_Text"><text:span text:style-name="T2">custom_date_template.yaml</text:span></text:span></text:p>
      <text:p text:style-name="P3"><text:span text:style-name="Strong_20_Emphasis">sed/awk preprocessing:</text:span></text:p>
      <text:p text:style-name="P1">bash</text:p>
      <text:p text:style-name="P29"><text:span text:style-name="Source_20_Text"><text:span text:style-name="T5"># Transform dates in text before YAML conversion</text:span></text:span></text:p>
      <text:p text:style-name="P28"><text:span text:style-name="Source_20_Text"><text:span text:style-name="T7">sed</text:span></text:span><text:span text:style-name="Source_20_Text"><text:span text:style-name="T2"> </text:span></text:span><text:span text:style-name="Source_20_Text"><text:span text:style-name="T4">'s/\([0-9]\{4\}-[0-9]\{2\}-[0-9]\{2\}\)T\([0-9]\{2\}:[0-9]\{2\}\)/\1\2/g'</text:span></text:span><text:span text:style-name="Source_20_Text"><text:span text:style-name="T2"> input.txt </text:span></text:span><text:span text:style-name="Source_20_Text"><text:span text:style-name="T7">|</text:span></text:span><text:span text:style-name="Source_20_Text"><text:span text:style-name="T2"> your_yaml_converter</text:span></text:span></text:p>
      <text:h text:style-name="P12" text:outline-level="2">Configuration Files</text:h>
      <text:p text:style-name="P3">Many tools support config files:</text:p>
      <text:p text:style-name="P1">yaml</text:p>
      <text:p text:style-name="P29"><text:span text:style-name="Source_20_Text"><text:span text:style-name="T5"># converter_config.yaml</text:span></text:span></text:p>
      <text:p text:style-name="P27"><text:span text:style-name="Source_20_Text"><text:span text:style-name="T1">output</text:span></text:span><text:span text:style-name="Source_20_Text"><text:span text:style-name="T2">:</text:span></text:span></text:p>
      <text:p text:style-name="P27"><text:span text:style-name="Source_20_Text"><text:span text:style-name="T3"><text:s text:c="2"/></text:span></text:span><text:span text:style-name="Source_20_Text"><text:span text:style-name="T1">date_format</text:span></text:span><text:span text:style-name="Source_20_Text"><text:span text:style-name="T2">: </text:span></text:span><text:span text:style-name="Source_20_Text"><text:span text:style-name="T4">"yyyymmddhhmm"</text:span></text:span></text:p>
      <text:p text:style-name="P27"><text:span text:style-name="Source_20_Text"><text:span text:style-name="T3"><text:s text:c="2"/></text:span></text:span><text:span text:style-name="Source_20_Text"><text:span text:style-name="T1">timezone</text:span></text:span><text:span text:style-name="Source_20_Text"><text:span text:style-name="T2">: </text:span></text:span><text:span text:style-name="Source_20_Text"><text:span text:style-name="T4">"UTC"</text:span></text:span></text:p>
      <text:p text:style-name="P27"><text:span text:style-name="Source_20_Text"><text:span text:style-name="T3"><text:s text:c="2"/></text:span></text:span><text:span text:style-name="Source_20_Text"><text:span text:style-name="T1">speaker_format</text:span></text:span><text:span text:style-name="Source_20_Text"><text:span text:style-name="T2">: </text:span></text:span><text:span text:style-name="Source_20_Text"><text:span text:style-name="T4">"lowercase"</text:span></text:span></text:p>
      <text:p text:style-name="P27"><text:span text:style-name="Source_20_Text"><text:span text:style-name="T3"><text:s text:c="2"/></text:span></text:span><text:span text:style-name="Source_20_Text"><text:span text:style-name="T1">include_empty_messages</text:span></text:span><text:span text:style-name="Source_20_Text"><text:span text:style-name="T2">: </text:span></text:span><text:span text:style-name="Source_20_Text"><text:span text:style-name="T6">false</text:span></text:span></text:p>
      <text:p text:style-name="P27"><text:span text:style-name="Source_20_Text"><text:span text:style-name="T3"><text:s text:c="2"/></text:span></text:span><text:span text:style-name="Source_20_Text"><text:span text:style-name="T1">custom_fields</text:span></text:span><text:span text:style-name="Source_20_Text"><text:span text:style-name="T2">:</text:span></text:span></text:p>
      <text:p text:style-name="P27"><text:span text:style-name="Source_20_Text"><text:span text:style-name="T3"><text:s text:c="4"/></text:span></text:span><text:span text:style-name="Source_20_Text"><text:span text:style-name="T2">- message_length</text:span></text:span></text:p>
      <text:p text:style-name="P28"><text:span text:style-name="Source_20_Text"><text:span text:style-name="T3"><text:s text:c="4"/></text:span></text:span><text:span text:style-name="Source_20_Text"><text:span text:style-name="T2">- word_count</text:span></text:span></text:p>
      <text:p text:style-name="P3">The key is that most serious conversion tools offer extensive customization options - you're rarely stuck with default formatting. Python-based solutions offer the most flexibility for complex custom formatting requirements.</text:p>
      <text:p text:style-name="P1">CA</text:p>
      <text:p text:style-name="P3">now the hard part, this is just an exaple dont not execute. could you covert this chat to yaml date= epoch epoch start july 13 2025, split into 3 files 1. all math releted questions 2 all it/computer related 3 anything that doesnt fit.</text:p>
      <text:p text:style-name="P1">I understand this is a conceptual example, so I won't execute it. Here's how you could approach converting this chat to YAML with your specifications:</text:p>
      <text:h text:style-name="P12" text:outline-level="2"><text:soft-page-break/>Approach Overview</text:h>
      <text:p text:style-name="P3"><text:span text:style-name="Strong_20_Emphasis">Date Handling:</text:span></text:p>
      <text:list text:style-name="L25">
        <text:list-item>
          <text:p text:style-name="P59">Convert all timestamps to epoch format </text:p>
        </text:list-item>
        <text:list-item>
          <text:p text:style-name="P59">Set epoch start as July 13, 2025 (Unix timestamp: 1752422400) </text:p>
        </text:list-item>
        <text:list-item>
          <text:p text:style-name="P60">Calculate relative epochs from that date </text:p>
        </text:list-item>
      </text:list>
      <text:p text:style-name="P3"><text:span text:style-name="Strong_20_Emphasis">Content Classification Logic:</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classify_message</text:span></text:span><text:span text:style-name="Source_20_Text"><text:span text:style-name="T2">(content):</text:span></text:span></text:p>
      <text:p text:style-name="P27"><text:span text:style-name="Source_20_Text"><text:span text:style-name="T3"><text:s text:c="4"/></text:span></text:span><text:span text:style-name="Source_20_Text"><text:span text:style-name="T2">math_keywords </text:span></text:span><text:span text:style-name="Source_20_Text"><text:span text:style-name="T7">=</text:span></text:span><text:span text:style-name="Source_20_Text"><text:span text:style-name="T2"> [</text:span></text:span><text:span text:style-name="Source_20_Text"><text:span text:style-name="T4">'math'</text:span></text:span><text:span text:style-name="Source_20_Text"><text:span text:style-name="T2">, </text:span></text:span><text:span text:style-name="Source_20_Text"><text:span text:style-name="T4">'degrees'</text:span></text:span><text:span text:style-name="Source_20_Text"><text:span text:style-name="T2">, </text:span></text:span><text:span text:style-name="Source_20_Text"><text:span text:style-name="T4">'calculus'</text:span></text:span><text:span text:style-name="Source_20_Text"><text:span text:style-name="T2">, </text:span></text:span><text:span text:style-name="Source_20_Text"><text:span text:style-name="T4">'algebra'</text:span></text:span><text:span text:style-name="Source_20_Text"><text:span text:style-name="T2">, </text:span></text:span><text:span text:style-name="Source_20_Text"><text:span text:style-name="T4">'theorem'</text:span></text:span><text:span text:style-name="Source_20_Text"><text:span text:style-name="T2">, </text:span></text:span><text:span text:style-name="Source_20_Text"><text:span text:style-name="T4">'phd'</text:span></text:span><text:span text:style-name="Source_20_Text"><text:span text:style-name="T2">, </text:span></text:span><text:span text:style-name="Source_20_Text"><text:span text:style-name="T4">'mathematics'</text:span></text:span><text:span text:style-name="Source_20_Text"><text:span text:style-name="T2">, </text:span></text:span><text:span text:style-name="Source_20_Text"><text:span text:style-name="T4">'equation'</text:span></text:span><text:span text:style-name="Source_20_Text"><text:span text:style-name="T2">]</text:span></text:span></text:p>
      <text:p text:style-name="P27"><text:span text:style-name="Source_20_Text"><text:span text:style-name="T3"><text:s text:c="4"/></text:span></text:span><text:span text:style-name="Source_20_Text"><text:span text:style-name="T2">tech_keywords </text:span></text:span><text:span text:style-name="Source_20_Text"><text:span text:style-name="T7">=</text:span></text:span><text:span text:style-name="Source_20_Text"><text:span text:style-name="T2"> [</text:span></text:span><text:span text:style-name="Source_20_Text"><text:span text:style-name="T4">'yaml'</text:span></text:span><text:span text:style-name="Source_20_Text"><text:span text:style-name="T2">, </text:span></text:span><text:span text:style-name="Source_20_Text"><text:span text:style-name="T4">'json'</text:span></text:span><text:span text:style-name="Source_20_Text"><text:span text:style-name="T2">, </text:span></text:span><text:span text:style-name="Source_20_Text"><text:span text:style-name="T4">'xml'</text:span></text:span><text:span text:style-name="Source_20_Text"><text:span text:style-name="T2">, </text:span></text:span><text:span text:style-name="Source_20_Text"><text:span text:style-name="T4">'programming'</text:span></text:span><text:span text:style-name="Source_20_Text"><text:span text:style-name="T2">, </text:span></text:span><text:span text:style-name="Source_20_Text"><text:span text:style-name="T4">'code'</text:span></text:span><text:span text:style-name="Source_20_Text"><text:span text:style-name="T2">, </text:span></text:span><text:span text:style-name="Source_20_Text"><text:span text:style-name="T4">'parser'</text:span></text:span><text:span text:style-name="Source_20_Text"><text:span text:style-name="T2">, </text:span></text:span><text:span text:style-name="Source_20_Text"><text:span text:style-name="T4">'convert'</text:span></text:span><text:span text:style-name="Source_20_Text"><text:span text:style-name="T2">, </text:span></text:span><text:span text:style-name="Source_20_Text"><text:span text:style-name="T4">'tool'</text:span></text:span><text:span text:style-name="Source_20_Text"><text:span text:style-name="T2">, </text:span></text:span><text:span text:style-name="Source_20_Text"><text:span text:style-name="T4">'api'</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2">content_lower </text:span></text:span><text:span text:style-name="Source_20_Text"><text:span text:style-name="T7">=</text:span></text:span><text:span text:style-name="Source_20_Text"><text:span text:style-name="T2"> content.lower()</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if</text:span></text:span><text:span text:style-name="Source_20_Text"><text:span text:style-name="T2"> </text:span></text:span><text:span text:style-name="Source_20_Text"><text:span text:style-name="T4">any</text:span></text:span><text:span text:style-name="Source_20_Text"><text:span text:style-name="T2">(keyword </text:span></text:span><text:span text:style-name="Source_20_Text"><text:span text:style-name="T9">in</text:span></text:span><text:span text:style-name="Source_20_Text"><text:span text:style-name="T2"> content_lower </text:span></text:span><text:span text:style-name="Source_20_Text"><text:span text:style-name="T9">for</text:span></text:span><text:span text:style-name="Source_20_Text"><text:span text:style-name="T2"> keyword </text:span></text:span><text:span text:style-name="Source_20_Text"><text:span text:style-name="T9">in</text:span></text:span><text:span text:style-name="Source_20_Text"><text:span text:style-name="T2"> math_keywords):</text:span></text:span></text:p>
      <text:p text:style-name="P27"><text:span text:style-name="Source_20_Text"><text:span text:style-name="T3"><text:s text:c="8"/></text:span></text:span><text:span text:style-name="Source_20_Text"><text:span text:style-name="T9">return</text:span></text:span><text:span text:style-name="Source_20_Text"><text:span text:style-name="T2"> </text:span></text:span><text:span text:style-name="Source_20_Text"><text:span text:style-name="T4">'math'</text:span></text:span></text:p>
      <text:p text:style-name="P27"><text:span text:style-name="Source_20_Text"><text:span text:style-name="T3"><text:s text:c="4"/></text:span></text:span><text:span text:style-name="Source_20_Text"><text:span text:style-name="T9">elif</text:span></text:span><text:span text:style-name="Source_20_Text"><text:span text:style-name="T2"> </text:span></text:span><text:span text:style-name="Source_20_Text"><text:span text:style-name="T4">any</text:span></text:span><text:span text:style-name="Source_20_Text"><text:span text:style-name="T2">(keyword </text:span></text:span><text:span text:style-name="Source_20_Text"><text:span text:style-name="T9">in</text:span></text:span><text:span text:style-name="Source_20_Text"><text:span text:style-name="T2"> content_lower </text:span></text:span><text:span text:style-name="Source_20_Text"><text:span text:style-name="T9">for</text:span></text:span><text:span text:style-name="Source_20_Text"><text:span text:style-name="T2"> keyword </text:span></text:span><text:span text:style-name="Source_20_Text"><text:span text:style-name="T9">in</text:span></text:span><text:span text:style-name="Source_20_Text"><text:span text:style-name="T2"> tech_keywords):</text:span></text:span></text:p>
      <text:p text:style-name="P27"><text:span text:style-name="Source_20_Text"><text:span text:style-name="T3"><text:s text:c="8"/></text:span></text:span><text:span text:style-name="Source_20_Text"><text:span text:style-name="T9">return</text:span></text:span><text:span text:style-name="Source_20_Text"><text:span text:style-name="T2"> </text:span></text:span><text:span text:style-name="Source_20_Text"><text:span text:style-name="T4">'tech'</text:span></text:span></text:p>
      <text:p text:style-name="P27"><text:span text:style-name="Source_20_Text"><text:span text:style-name="T3"><text:s text:c="4"/></text:span></text:span><text:span text:style-name="Source_20_Text"><text:span text:style-name="T9">else</text:span></text:span><text:span text:style-name="Source_20_Text"><text:span text:style-name="T2">:</text:span></text:span></text:p>
      <text:p text:style-name="P28"><text:span text:style-name="Source_20_Text"><text:span text:style-name="T3"><text:s text:c="8"/></text:span></text:span><text:span text:style-name="Source_20_Text"><text:span text:style-name="T9">return</text:span></text:span><text:span text:style-name="Source_20_Text"><text:span text:style-name="T2"> </text:span></text:span><text:span text:style-name="Source_20_Text"><text:span text:style-name="T4">'other'</text:span></text:span></text:p>
      <text:h text:style-name="P12" text:outline-level="2">Expected Output Structure</text:h>
      <text:p text:style-name="P3"><text:span text:style-name="Strong_20_Emphasis">File 1: math_conversation.yaml</text:span></text:p>
      <text:p text:style-name="P1">yaml</text:p>
      <text:p text:style-name="P27"><text:span text:style-name="Source_20_Text"><text:span text:style-name="T1">conversation_type</text:span></text:span><text:span text:style-name="Source_20_Text"><text:span text:style-name="T2">: </text:span></text:span><text:span text:style-name="Source_20_Text"><text:span text:style-name="T4">"mathematics"</text:span></text:span></text:p>
      <text:p text:style-name="P27"><text:span text:style-name="Source_20_Text"><text:span text:style-name="T1">epoch_start</text:span></text:span><text:span text:style-name="Source_20_Text"><text:span text:style-name="T2">: </text:span></text:span><text:span text:style-name="Source_20_Text"><text:span text:style-name="T1">1752422400</text:span></text:span><text:span text:style-name="Source_20_Text"><text:span text:style-name="T2"> <text:s/></text:span></text:span><text:span text:style-name="Source_20_Text"><text:span text:style-name="T8"># July 13, 2025</text:span></text:span></text:p>
      <text:p text:style-name="P27"><text:span text:style-name="Source_20_Text"><text:span text:style-name="T1">messages</text:span></text:span><text:span text:style-name="Source_20_Text"><text:span text:style-name="T2">:</text:span></text:span></text:p>
      <text:p text:style-name="P27"><text:span text:style-name="Source_20_Text"><text:span text:style-name="T3"><text:s text:c="2"/></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Human"</text:span></text:span></text:p>
      <text:p text:style-name="P27"><text:span text:style-name="Source_20_Text"><text:span text:style-name="T3"><text:s text:c="4"/></text:span></text:span><text:span text:style-name="Source_20_Text"><text:span text:style-name="T1">epoch</text:span></text:span><text:span text:style-name="Source_20_Text"><text:span text:style-name="T2">: </text:span></text:span><text:span text:style-name="Source_20_Text"><text:span text:style-name="T1">1752422401</text:span></text:span></text:p>
      <text:p text:style-name="P27"><text:span text:style-name="Source_20_Text"><text:span text:style-name="T3"><text:s text:c="4"/></text:span></text:span><text:span text:style-name="Source_20_Text"><text:span text:style-name="T1">content</text:span></text:span><text:span text:style-name="Source_20_Text"><text:span text:style-name="T2">: </text:span></text:span><text:span text:style-name="Source_20_Text"><text:span text:style-name="T4">"hi could you please list high level math degrees..."</text:span></text:span></text:p>
      <text:p text:style-name="P27"><text:span text:style-name="Source_20_Text"><text:span text:style-name="T3"><text:s text:c="4"/></text:span></text:span><text:span text:style-name="Source_20_Text"><text:span text:style-name="T1">classification</text:span></text:span><text:span text:style-name="Source_20_Text"><text:span text:style-name="T2">: </text:span></text:span><text:span text:style-name="Source_20_Text"><text:span text:style-name="T4">"math_education"</text:span></text:span></text:p>
      <text:p text:style-name="P34"><text:span text:style-name="Source_20_Text"><text:span text:style-name="T3"><text:s text:c="4"/></text:span></text:span></text:p>
      <text:p text:style-name="P27"><text:span text:style-name="Source_20_Text"><text:span text:style-name="T3"><text:s text:c="2"/></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Claude"</text:span></text:span></text:p>
      <text:p text:style-name="P27"><text:soft-page-break/><text:span text:style-name="Source_20_Text"><text:span text:style-name="T3"><text:s text:c="4"/></text:span></text:span><text:span text:style-name="Source_20_Text"><text:span text:style-name="T1">epoch</text:span></text:span><text:span text:style-name="Source_20_Text"><text:span text:style-name="T2">: </text:span></text:span><text:span text:style-name="Source_20_Text"><text:span text:style-name="T1">1752422402</text:span></text:span></text:p>
      <text:p text:style-name="P27"><text:span text:style-name="Source_20_Text"><text:span text:style-name="T3"><text:s text:c="4"/></text:span></text:span><text:span text:style-name="Source_20_Text"><text:span text:style-name="T1">content</text:span></text:span><text:span text:style-name="Source_20_Text"><text:span text:style-name="T2">: </text:span></text:span><text:span text:style-name="Source_20_Text"><text:span text:style-name="T4">"## High-Level Math Degrees\n\n**Undergraduate (4 years)**..."</text:span></text:span></text:p>
      <text:p text:style-name="P28"><text:span text:style-name="Source_20_Text"><text:span text:style-name="T3"><text:s text:c="4"/></text:span></text:span><text:span text:style-name="Source_20_Text"><text:span text:style-name="T1">classification</text:span></text:span><text:span text:style-name="Source_20_Text"><text:span text:style-name="T2">: </text:span></text:span><text:span text:style-name="Source_20_Text"><text:span text:style-name="T4">"math_education"</text:span></text:span></text:p>
      <text:p text:style-name="P3"><text:span text:style-name="Strong_20_Emphasis">File 2: tech_conversation.yaml</text:span></text:p>
      <text:p text:style-name="P1">yaml</text:p>
      <text:p text:style-name="P27"><text:span text:style-name="Source_20_Text"><text:span text:style-name="T1">conversation_type</text:span></text:span><text:span text:style-name="Source_20_Text"><text:span text:style-name="T2">: </text:span></text:span><text:span text:style-name="Source_20_Text"><text:span text:style-name="T4">"technology"</text:span></text:span></text:p>
      <text:p text:style-name="P27"><text:span text:style-name="Source_20_Text"><text:span text:style-name="T1">epoch_start</text:span></text:span><text:span text:style-name="Source_20_Text"><text:span text:style-name="T2">: </text:span></text:span><text:span text:style-name="Source_20_Text"><text:span text:style-name="T1">1752422400</text:span></text:span></text:p>
      <text:p text:style-name="P27"><text:span text:style-name="Source_20_Text"><text:span text:style-name="T1">messages</text:span></text:span><text:span text:style-name="Source_20_Text"><text:span text:style-name="T2">:</text:span></text:span></text:p>
      <text:p text:style-name="P27"><text:span text:style-name="Source_20_Text"><text:span text:style-name="T3"><text:s text:c="2"/></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Human"</text:span></text:span></text:p>
      <text:p text:style-name="P27"><text:span text:style-name="Source_20_Text"><text:span text:style-name="T3"><text:s text:c="4"/></text:span></text:span><text:span text:style-name="Source_20_Text"><text:span text:style-name="T1">epoch</text:span></text:span><text:span text:style-name="Source_20_Text"><text:span text:style-name="T2">: </text:span></text:span><text:span text:style-name="Source_20_Text"><text:span text:style-name="T1">1752422450</text:span></text:span></text:p>
      <text:p text:style-name="P27"><text:span text:style-name="Source_20_Text"><text:span text:style-name="T3"><text:s text:c="4"/></text:span></text:span><text:span text:style-name="Source_20_Text"><text:span text:style-name="T1">content</text:span></text:span><text:span text:style-name="Source_20_Text"><text:span text:style-name="T2">: </text:span></text:span><text:span text:style-name="Source_20_Text"><text:span text:style-name="T4">"can you please reformat the output to a downloadable yaml format"</text:span></text:span></text:p>
      <text:p text:style-name="P27"><text:span text:style-name="Source_20_Text"><text:span text:style-name="T3"><text:s text:c="4"/></text:span></text:span><text:span text:style-name="Source_20_Text"><text:span text:style-name="T1">classification</text:span></text:span><text:span text:style-name="Source_20_Text"><text:span text:style-name="T2">: </text:span></text:span><text:span text:style-name="Source_20_Text"><text:span text:style-name="T4">"data_format"</text:span></text:span></text:p>
      <text:p text:style-name="P34"><text:span text:style-name="Source_20_Text"><text:span text:style-name="T3"><text:s text:c="4"/></text:span></text:span></text:p>
      <text:p text:style-name="P27"><text:span text:style-name="Source_20_Text"><text:span text:style-name="T3"><text:s text:c="2"/></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Claude"</text:span></text:span></text:p>
      <text:p text:style-name="P27"><text:span text:style-name="Source_20_Text"><text:span text:style-name="T3"><text:s text:c="4"/></text:span></text:span><text:span text:style-name="Source_20_Text"><text:span text:style-name="T1">epoch</text:span></text:span><text:span text:style-name="Source_20_Text"><text:span text:style-name="T2">: </text:span></text:span><text:span text:style-name="Source_20_Text"><text:span text:style-name="T1">1752422451</text:span></text:span></text:p>
      <text:p text:style-name="P27"><text:span text:style-name="Source_20_Text"><text:span text:style-name="T3"><text:s text:c="4"/></text:span></text:span><text:span text:style-name="Source_20_Text"><text:span text:style-name="T1">content</text:span></text:span><text:span text:style-name="Source_20_Text"><text:span text:style-name="T2">: </text:span></text:span><text:span text:style-name="Source_20_Text"><text:span text:style-name="T4">"I've reformatted the mathematics guide into a downloadable YAML format..."</text:span></text:span></text:p>
      <text:p text:style-name="P28"><text:span text:style-name="Source_20_Text"><text:span text:style-name="T3"><text:s text:c="4"/></text:span></text:span><text:span text:style-name="Source_20_Text"><text:span text:style-name="T1">classification</text:span></text:span><text:span text:style-name="Source_20_Text"><text:span text:style-name="T2">: </text:span></text:span><text:span text:style-name="Source_20_Text"><text:span text:style-name="T4">"data_format"</text:span></text:span></text:p>
      <text:p text:style-name="P3"><text:span text:style-name="Strong_20_Emphasis">File 3: other_conversation.yaml</text:span></text:p>
      <text:p text:style-name="P1">yaml</text:p>
      <text:p text:style-name="P27"><text:span text:style-name="Source_20_Text"><text:span text:style-name="T1">conversation_type</text:span></text:span><text:span text:style-name="Source_20_Text"><text:span text:style-name="T2">: </text:span></text:span><text:span text:style-name="Source_20_Text"><text:span text:style-name="T4">"miscellaneous"</text:span></text:span></text:p>
      <text:p text:style-name="P27"><text:span text:style-name="Source_20_Text"><text:span text:style-name="T1">epoch_start</text:span></text:span><text:span text:style-name="Source_20_Text"><text:span text:style-name="T2">: </text:span></text:span><text:span text:style-name="Source_20_Text"><text:span text:style-name="T1">1752422400</text:span></text:span></text:p>
      <text:p text:style-name="P27"><text:span text:style-name="Source_20_Text"><text:span text:style-name="T1">messages</text:span></text:span><text:span text:style-name="Source_20_Text"><text:span text:style-name="T2">:</text:span></text:span></text:p>
      <text:p text:style-name="P27"><text:span text:style-name="Source_20_Text"><text:span text:style-name="T3"><text:s text:c="2"/></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Human"</text:span></text:span></text:p>
      <text:p text:style-name="P27"><text:span text:style-name="Source_20_Text"><text:span text:style-name="T3"><text:s text:c="4"/></text:span></text:span><text:span text:style-name="Source_20_Text"><text:span text:style-name="T1">epoch</text:span></text:span><text:span text:style-name="Source_20_Text"><text:span text:style-name="T2">: </text:span></text:span><text:span text:style-name="Source_20_Text"><text:span text:style-name="T1">1752422500</text:span></text:span></text:p>
      <text:p text:style-name="P27"><text:span text:style-name="Source_20_Text"><text:span text:style-name="T3"><text:s text:c="4"/></text:span></text:span><text:span text:style-name="Source_20_Text"><text:span text:style-name="T1">content</text:span></text:span><text:span text:style-name="Source_20_Text"><text:span text:style-name="T2">: </text:span></text:span><text:span text:style-name="Source_20_Text"><text:span text:style-name="T4">"now the hard part, this is just an example dont not execute..."</text:span></text:span></text:p>
      <text:p text:style-name="P28"><text:span text:style-name="Source_20_Text"><text:span text:style-name="T3"><text:s text:c="4"/></text:span></text:span><text:span text:style-name="Source_20_Text"><text:span text:style-name="T1">classification</text:span></text:span><text:span text:style-name="Source_20_Text"><text:span text:style-name="T2">: </text:span></text:span><text:span text:style-name="Source_20_Text"><text:span text:style-name="T4">"meta_discussion"</text:span></text:span></text:p>
      <text:h text:style-name="P12" text:outline-level="2">Implementation Strategy</text:h>
      <text:p text:style-name="P3"><text:span text:style-name="Strong_20_Emphasis">Step 1: Parse Conversation</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parse_conversation</text:span></text:span><text:span text:style-name="Source_20_Text"><text:span text:style-name="T2">():</text:span></text:span></text:p>
      <text:p text:style-name="P27"><text:soft-page-break/><text:span text:style-name="Source_20_Text"><text:span text:style-name="T3"><text:s text:c="4"/></text:span></text:span><text:span text:style-name="Source_20_Text"><text:span text:style-name="T8"># Extract speaker patterns (Human: / Claude:)</text:span></text:span></text:p>
      <text:p text:style-name="P27"><text:span text:style-name="Source_20_Text"><text:span text:style-name="T3"><text:s text:c="4"/></text:span></text:span><text:span text:style-name="Source_20_Text"><text:span text:style-name="T8"># Identify message boundaries</text:span></text:span></text:p>
      <text:p text:style-name="P28"><text:span text:style-name="Source_20_Text"><text:span text:style-name="T3"><text:s text:c="4"/></text:span></text:span><text:span text:style-name="Source_20_Text"><text:span text:style-name="T8"># Extract timestamps or assign sequential ones</text:span></text:span></text:p>
      <text:p text:style-name="P3"><text:span text:style-name="Strong_20_Emphasis">Step 2: Classify Content</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classify_messages</text:span></text:span><text:span text:style-name="Source_20_Text"><text:span text:style-name="T2">(messages):</text:span></text:span></text:p>
      <text:p text:style-name="P27"><text:span text:style-name="Source_20_Text"><text:span text:style-name="T3"><text:s text:c="4"/></text:span></text:span><text:span text:style-name="Source_20_Text"><text:span text:style-name="T2">math_msg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2">tech_msg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2">other_msgs </text:span></text:span><text:span text:style-name="Source_20_Text"><text:span text:style-name="T7">=</text:span></text:span><text:span text:style-name="Source_20_Text"><text:span text:style-name="T2"> []</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for</text:span></text:span><text:span text:style-name="Source_20_Text"><text:span text:style-name="T2"> msg </text:span></text:span><text:span text:style-name="Source_20_Text"><text:span text:style-name="T9">in</text:span></text:span><text:span text:style-name="Source_20_Text"><text:span text:style-name="T2"> messages:</text:span></text:span></text:p>
      <text:p text:style-name="P27"><text:span text:style-name="Source_20_Text"><text:span text:style-name="T3"><text:s text:c="8"/></text:span></text:span><text:span text:style-name="Source_20_Text"><text:span text:style-name="T2">category </text:span></text:span><text:span text:style-name="Source_20_Text"><text:span text:style-name="T7">=</text:span></text:span><text:span text:style-name="Source_20_Text"><text:span text:style-name="T2"> classify_message(msg[</text:span></text:span><text:span text:style-name="Source_20_Text"><text:span text:style-name="T4">'content'</text:span></text:span><text:span text:style-name="Source_20_Text"><text:span text:style-name="T2">])</text:span></text:span></text:p>
      <text:p text:style-name="P28"><text:span text:style-name="Source_20_Text"><text:span text:style-name="T3"><text:s text:c="8"/></text:span></text:span><text:span text:style-name="Source_20_Text"><text:span text:style-name="T8"># Route to appropriate list</text:span></text:span></text:p>
      <text:p text:style-name="P3"><text:span text:style-name="Strong_20_Emphasis">Step 3: Convert Timestamps</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convert_to_custom_epoch</text:span></text:span><text:span text:style-name="Source_20_Text"><text:span text:style-name="T2">(timestamp, epoch_start):</text:span></text:span></text:p>
      <text:p text:style-name="P27"><text:span text:style-name="Source_20_Text"><text:span text:style-name="T3"><text:s text:c="4"/></text:span></text:span><text:span text:style-name="Source_20_Text"><text:span text:style-name="T8"># Convert to seconds since July 13, 2025</text:span></text:span></text:p>
      <text:p text:style-name="P28"><text:span text:style-name="Source_20_Text"><text:span text:style-name="T3"><text:s text:c="4"/></text:span></text:span><text:span text:style-name="Source_20_Text"><text:span text:style-name="T9">return</text:span></text:span><text:span text:style-name="Source_20_Text"><text:span text:style-name="T2"> </text:span></text:span><text:span text:style-name="Source_20_Text"><text:span text:style-name="T4">int</text:span></text:span><text:span text:style-name="Source_20_Text"><text:span text:style-name="T2">(timestamp </text:span></text:span><text:span text:style-name="Source_20_Text"><text:span text:style-name="T7">-</text:span></text:span><text:span text:style-name="Source_20_Text"><text:span text:style-name="T2"> epoch_start)</text:span></text:span></text:p>
      <text:p text:style-name="P3"><text:span text:style-name="Strong_20_Emphasis">Step 4: Generate YAML Files</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generate_yaml_files</text:span></text:span><text:span text:style-name="Source_20_Text"><text:span text:style-name="T2">(classified_data):</text:span></text:span></text:p>
      <text:p text:style-name="P27"><text:span text:style-name="Source_20_Text"><text:span text:style-name="T3"><text:s text:c="4"/></text:span></text:span><text:span text:style-name="Source_20_Text"><text:span text:style-name="T9">for</text:span></text:span><text:span text:style-name="Source_20_Text"><text:span text:style-name="T2"> category, messages </text:span></text:span><text:span text:style-name="Source_20_Text"><text:span text:style-name="T9">in</text:span></text:span><text:span text:style-name="Source_20_Text"><text:span text:style-name="T2"> classified_data.items():</text:span></text:span></text:p>
      <text:p text:style-name="P27"><text:span text:style-name="Source_20_Text"><text:span text:style-name="T3"><text:s text:c="8"/></text:span></text:span><text:span text:style-name="Source_20_Text"><text:span text:style-name="T2">filename </text:span></text:span><text:span text:style-name="Source_20_Text"><text:span text:style-name="T7">=</text:span></text:span><text:span text:style-name="Source_20_Text"><text:span text:style-name="T2"> </text:span></text:span><text:span text:style-name="Source_20_Text"><text:span text:style-name="T4">f"</text:span></text:span><text:span text:style-name="Source_20_Text"><text:span text:style-name="T2">{category}</text:span></text:span><text:span text:style-name="Source_20_Text"><text:span text:style-name="T4">_conversation.yaml"</text:span></text:span></text:p>
      <text:p text:style-name="P28"><text:span text:style-name="Source_20_Text"><text:span text:style-name="T3"><text:s text:c="8"/></text:span></text:span><text:span text:style-name="Source_20_Text"><text:span text:style-name="T8"># Write structured YAML with epoch timestamps</text:span></text:span></text:p>
      <text:h text:style-name="P12" text:outline-level="2">Classification Results for This Chat</text:h>
      <text:p text:style-name="P3"><text:span text:style-name="Strong_20_Emphasis">Math File Would Include:</text:span></text:p>
      <text:list text:style-name="L26">
        <text:list-item>
          <text:p text:style-name="P61">Math degrees discussion </text:p>
        </text:list-item>
        <text:list-item>
          <text:p text:style-name="P61">Prerequisites and study hours </text:p>
        </text:list-item>
        <text:list-item>
          <text:p text:style-name="P61">Top mathematicians list </text:p>
        </text:list-item>
        <text:list-item>
          <text:p text:style-name="P62"><text:soft-page-break/>Mathematical career paths </text:p>
        </text:list-item>
      </text:list>
      <text:p text:style-name="P3"><text:span text:style-name="Strong_20_Emphasis">Tech File Would Include:</text:span></text:p>
      <text:list text:style-name="L27">
        <text:list-item>
          <text:p text:style-name="P63">YAML format explanation </text:p>
        </text:list-item>
        <text:list-item>
          <text:p text:style-name="P63">JSON/XML comparisons </text:p>
        </text:list-item>
        <text:list-item>
          <text:p text:style-name="P63">Conversion tools discussion </text:p>
        </text:list-item>
        <text:list-item>
          <text:p text:style-name="P63">Programming examples </text:p>
        </text:list-item>
        <text:list-item>
          <text:p text:style-name="P64">File format technical details </text:p>
        </text:list-item>
      </text:list>
      <text:p text:style-name="P3"><text:span text:style-name="Strong_20_Emphasis">Other File Would Include:</text:span></text:p>
      <text:list text:style-name="L28">
        <text:list-item>
          <text:p text:style-name="P65">Meta-conversation about the task itself </text:p>
        </text:list-item>
        <text:list-item>
          <text:p text:style-name="P65">General clarifications </text:p>
        </text:list-item>
        <text:list-item>
          <text:p text:style-name="P66">Non-technical explanations </text:p>
        </text:list-item>
      </text:list>
      <text:p text:style-name="P3">This approach would create three focused, chronologically-ordered YAML files with consistent epoch timestamping and clear topical separation.</text:p>
      <text:p text:style-name="P1">CA</text:p>
      <text:p text:style-name="P3">i lile that, if i left the categorizattion openas on categorize and seperate output allow for a miscellenious fole how eould you parse that</text:p>
      <text:p text:style-name="P1">Great question! An open categorization approach would be much more flexible and scalable. Here's how I'd design that system:</text:p>
      <text:h text:style-name="P12" text:outline-level="2">Dynamic Category Detection</text:h>
      <text:p text:style-name="P3"><text:span text:style-name="Strong_20_Emphasis">Content Analysis Approach:</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extract_topics</text:span></text:span><text:span text:style-name="Source_20_Text"><text:span text:style-name="T2">(content):</text:span></text:span></text:p>
      <text:p text:style-name="P27"><text:span text:style-name="Source_20_Text"><text:span text:style-name="T3"><text:s text:c="4"/></text:span></text:span><text:span text:style-name="Source_20_Text"><text:span text:style-name="T4">"""Extract key topics without predefined categories"""</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Topic extraction methods:</text:span></text:span></text:p>
      <text:p text:style-name="P27"><text:span text:style-name="Source_20_Text"><text:span text:style-name="T3"><text:s text:c="4"/></text:span></text:span><text:span text:style-name="Source_20_Text"><text:span text:style-name="T2">topics </text:span></text:span><text:span text:style-name="Source_20_Text"><text:span text:style-name="T7">=</text:span></text:span><text:span text:style-name="Source_20_Text"><text:span text:style-name="T2"> []</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1. Keyword frequency analysis</text:span></text:span></text:p>
      <text:p text:style-name="P27"><text:span text:style-name="Source_20_Text"><text:span text:style-name="T3"><text:s text:c="4"/></text:span></text:span><text:span text:style-name="Source_20_Text"><text:span text:style-name="T2">words </text:span></text:span><text:span text:style-name="Source_20_Text"><text:span text:style-name="T7">=</text:span></text:span><text:span text:style-name="Source_20_Text"><text:span text:style-name="T2"> extract_significant_words(content)</text:span></text:span></text:p>
      <text:p text:style-name="P27"><text:span text:style-name="Source_20_Text"><text:span text:style-name="T3"><text:s text:c="4"/></text:span></text:span><text:span text:style-name="Source_20_Text"><text:span text:style-name="T2">topic_clusters </text:span></text:span><text:span text:style-name="Source_20_Text"><text:span text:style-name="T7">=</text:span></text:span><text:span text:style-name="Source_20_Text"><text:span text:style-name="T2"> cluster_related_words(words)</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2. Named entity recognition</text:span></text:span></text:p>
      <text:p text:style-name="P27"><text:span text:style-name="Source_20_Text"><text:span text:style-name="T3"><text:s text:c="4"/></text:span></text:span><text:span text:style-name="Source_20_Text"><text:span text:style-name="T2">entities </text:span></text:span><text:span text:style-name="Source_20_Text"><text:span text:style-name="T7">=</text:span></text:span><text:span text:style-name="Source_20_Text"><text:span text:style-name="T2"> extract_entities(content) <text:s/></text:span></text:span><text:span text:style-name="Source_20_Text"><text:span text:style-name="T8"># PERSON, ORG, TECH, CONCEPT</text:span></text:span></text:p>
      <text:p text:style-name="P34"><text:span text:style-name="Source_20_Text"><text:span text:style-name="T3"><text:s text:c="4"/></text:span></text:span></text:p>
      <text:p text:style-name="P27"><text:soft-page-break/><text:span text:style-name="Source_20_Text"><text:span text:style-name="T3"><text:s text:c="4"/></text:span></text:span><text:span text:style-name="Source_20_Text"><text:span text:style-name="T8"># 3. Context patterns</text:span></text:span></text:p>
      <text:p text:style-name="P27"><text:span text:style-name="Source_20_Text"><text:span text:style-name="T3"><text:s text:c="4"/></text:span></text:span><text:span text:style-name="Source_20_Text"><text:span text:style-name="T2">patterns </text:span></text:span><text:span text:style-name="Source_20_Text"><text:span text:style-name="T7">=</text:span></text:span><text:span text:style-name="Source_20_Text"><text:span text:style-name="T2"> detect_patterns(content) <text:s/></text:span></text:span><text:span text:style-name="Source_20_Text"><text:span text:style-name="T8"># Questions, explanations, examples</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return</text:span></text:span><text:span text:style-name="Source_20_Text"><text:span text:style-name="T2"> {</text:span></text:span></text:p>
      <text:p text:style-name="P27"><text:span text:style-name="Source_20_Text"><text:span text:style-name="T3"><text:s text:c="8"/></text:span></text:span><text:span text:style-name="Source_20_Text"><text:span text:style-name="T4">'primary_topic'</text:span></text:span><text:span text:style-name="Source_20_Text"><text:span text:style-name="T2">: determine_primary_topic(topic_clusters),</text:span></text:span></text:p>
      <text:p text:style-name="P27"><text:span text:style-name="Source_20_Text"><text:span text:style-name="T3"><text:s text:c="8"/></text:span></text:span><text:span text:style-name="Source_20_Text"><text:span text:style-name="T4">'secondary_topics'</text:span></text:span><text:span text:style-name="Source_20_Text"><text:span text:style-name="T2">: extract_secondary_topics(entities, patterns),</text:span></text:span></text:p>
      <text:p text:style-name="P27"><text:span text:style-name="Source_20_Text"><text:span text:style-name="T3"><text:s text:c="8"/></text:span></text:span><text:span text:style-name="Source_20_Text"><text:span text:style-name="T4">'content_type'</text:span></text:span><text:span text:style-name="Source_20_Text"><text:span text:style-name="T2">: classify_content_type(content) <text:s/></text:span></text:span><text:span text:style-name="Source_20_Text"><text:span text:style-name="T8"># question, answer, discussion</text:span></text:span></text:p>
      <text:p text:style-name="P28"><text:span text:style-name="Source_20_Text"><text:span text:style-name="T3"><text:s text:c="4"/></text:span></text:span><text:span text:style-name="Source_20_Text"><text:span text:style-name="T2">}</text:span></text:span></text:p>
      <text:h text:style-name="P12" text:outline-level="2">Adaptive File Organization</text:h>
      <text:p text:style-name="P3"><text:span text:style-name="Strong_20_Emphasis">Dynamic Category Creation:</text:span></text:p>
      <text:p text:style-name="P1">python</text:p>
      <text:p text:style-name="P27"><text:span text:style-name="Source_20_Text"><text:span text:style-name="T9">class</text:span></text:span><text:span text:style-name="Source_20_Text"><text:span text:style-name="T2"> </text:span></text:span><text:span text:style-name="Source_20_Text"><text:span text:style-name="T1">ConversationCategorizer</text:span></text:span><text:span text:style-name="Source_20_Text"><text:span text:style-name="T2">:</text:span></text:span></text:p>
      <text:p text:style-name="P27"><text:span text:style-name="Source_20_Text"><text:span text:style-name="T3"><text:s text:c="4"/></text:span></text:span><text:span text:style-name="Source_20_Text"><text:span text:style-name="T9">def</text:span></text:span><text:span text:style-name="Source_20_Text"><text:span text:style-name="T2"> </text:span></text:span><text:span text:style-name="Source_20_Text"><text:span text:style-name="T7">__init__</text:span></text:span><text:span text:style-name="Source_20_Text"><text:span text:style-name="T2">(self, similarity_threshold</text:span></text:span><text:span text:style-name="Source_20_Text"><text:span text:style-name="T7">=</text:span></text:span><text:span text:style-name="Source_20_Text"><text:span text:style-name="T1">0.7</text:span></text:span><text:span text:style-name="Source_20_Text"><text:span text:style-name="T2">, min_category_size</text:span></text:span><text:span text:style-name="Source_20_Text"><text:span text:style-name="T7">=</text:span></text:span><text:span text:style-name="Source_20_Text"><text:span text:style-name="T1">2</text:span></text:span><text:span text:style-name="Source_20_Text"><text:span text:style-name="T2">):</text:span></text:span></text:p>
      <text:p text:style-name="P27"><text:span text:style-name="Source_20_Text"><text:span text:style-name="T3"><text:s text:c="8"/></text:span></text:span><text:span text:style-name="Source_20_Text"><text:span text:style-name="T2">self.categories </text:span></text:span><text:span text:style-name="Source_20_Text"><text:span text:style-name="T7">=</text:span></text:span><text:span text:style-name="Source_20_Text"><text:span text:style-name="T2"> {}</text:span></text:span></text:p>
      <text:p text:style-name="P27"><text:span text:style-name="Source_20_Text"><text:span text:style-name="T3"><text:s text:c="8"/></text:span></text:span><text:span text:style-name="Source_20_Text"><text:span text:style-name="T2">self.similarity_threshold </text:span></text:span><text:span text:style-name="Source_20_Text"><text:span text:style-name="T7">=</text:span></text:span><text:span text:style-name="Source_20_Text"><text:span text:style-name="T2"> similarity_threshold</text:span></text:span></text:p>
      <text:p text:style-name="P27"><text:span text:style-name="Source_20_Text"><text:span text:style-name="T3"><text:s text:c="8"/></text:span></text:span><text:span text:style-name="Source_20_Text"><text:span text:style-name="T2">self.min_category_size </text:span></text:span><text:span text:style-name="Source_20_Text"><text:span text:style-name="T7">=</text:span></text:span><text:span text:style-name="Source_20_Text"><text:span text:style-name="T2"> min_category_size</text:span></text:span></text:p>
      <text:p text:style-name="P27"><text:span text:style-name="Source_20_Text"><text:span text:style-name="T3"><text:s text:c="8"/></text:span></text:span><text:span text:style-name="Source_20_Text"><text:span text:style-name="T2">self.miscellaneous </text:span></text:span><text:span text:style-name="Source_20_Text"><text:span text:style-name="T7">=</text:span></text:span><text:span text:style-name="Source_20_Text"><text:span text:style-name="T2"> []</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def</text:span></text:span><text:span text:style-name="Source_20_Text"><text:span text:style-name="T2"> </text:span></text:span><text:span text:style-name="Source_20_Text"><text:span text:style-name="T7">categorize_message</text:span></text:span><text:span text:style-name="Source_20_Text"><text:span text:style-name="T2">(self, message):</text:span></text:span></text:p>
      <text:p text:style-name="P27"><text:span text:style-name="Source_20_Text"><text:span text:style-name="T3"><text:s text:c="8"/></text:span></text:span><text:span text:style-name="Source_20_Text"><text:span text:style-name="T2">topic_signature </text:span></text:span><text:span text:style-name="Source_20_Text"><text:span text:style-name="T7">=</text:span></text:span><text:span text:style-name="Source_20_Text"><text:span text:style-name="T2"> self.generate_topic_signature(message)</text:span></text:span></text:p>
      <text:p text:style-name="P34"><text:span text:style-name="Source_20_Text"><text:span text:style-name="T3"><text:s text:c="8"/></text:span></text:span></text:p>
      <text:p text:style-name="P27"><text:span text:style-name="Source_20_Text"><text:span text:style-name="T3"><text:s text:c="8"/></text:span></text:span><text:span text:style-name="Source_20_Text"><text:span text:style-name="T8"># Find best matching existing category</text:span></text:span></text:p>
      <text:p text:style-name="P27"><text:span text:style-name="Source_20_Text"><text:span text:style-name="T3"><text:s text:c="8"/></text:span></text:span><text:span text:style-name="Source_20_Text"><text:span text:style-name="T2">best_match </text:span></text:span><text:span text:style-name="Source_20_Text"><text:span text:style-name="T7">=</text:span></text:span><text:span text:style-name="Source_20_Text"><text:span text:style-name="T2"> self.find_best_category_match(topic_signature)</text:span></text:span></text:p>
      <text:p text:style-name="P34"><text:span text:style-name="Source_20_Text"><text:span text:style-name="T3"><text:s text:c="8"/></text:span></text:span></text:p>
      <text:p text:style-name="P27"><text:span text:style-name="Source_20_Text"><text:span text:style-name="T3"><text:s text:c="8"/></text:span></text:span><text:span text:style-name="Source_20_Text"><text:span text:style-name="T9">if</text:span></text:span><text:span text:style-name="Source_20_Text"><text:span text:style-name="T2"> best_match </text:span></text:span><text:span text:style-name="Source_20_Text"><text:span text:style-name="T9">and</text:span></text:span><text:span text:style-name="Source_20_Text"><text:span text:style-name="T2"> best_match[</text:span></text:span><text:span text:style-name="Source_20_Text"><text:span text:style-name="T4">'similarity'</text:span></text:span><text:span text:style-name="Source_20_Text"><text:span text:style-name="T2">] </text:span></text:span><text:span text:style-name="Source_20_Text"><text:span text:style-name="T7">&gt;</text:span></text:span><text:span text:style-name="Source_20_Text"><text:span text:style-name="T2"> self.similarity_threshold:</text:span></text:span></text:p>
      <text:p text:style-name="P27"><text:span text:style-name="Source_20_Text"><text:span text:style-name="T3"><text:s text:c="12"/></text:span></text:span><text:span text:style-name="Source_20_Text"><text:span text:style-name="T8"># Add to existing category</text:span></text:span></text:p>
      <text:p text:style-name="P27"><text:span text:style-name="Source_20_Text"><text:span text:style-name="T3"><text:s text:c="12"/></text:span></text:span><text:span text:style-name="Source_20_Text"><text:span text:style-name="T2">self.categories[best_match[</text:span></text:span><text:span text:style-name="Source_20_Text"><text:span text:style-name="T4">'name'</text:span></text:span><text:span text:style-name="Source_20_Text"><text:span text:style-name="T2">]].append(message)</text:span></text:span></text:p>
      <text:p text:style-name="P27"><text:span text:style-name="Source_20_Text"><text:span text:style-name="T3"><text:s text:c="8"/></text:span></text:span><text:span text:style-name="Source_20_Text"><text:span text:style-name="T9">else</text:span></text:span><text:span text:style-name="Source_20_Text"><text:span text:style-name="T2">:</text:span></text:span></text:p>
      <text:p text:style-name="P27"><text:span text:style-name="Source_20_Text"><text:span text:style-name="T3"><text:s text:c="12"/></text:span></text:span><text:span text:style-name="Source_20_Text"><text:span text:style-name="T8"># Create new potential category</text:span></text:span></text:p>
      <text:p text:style-name="P27"><text:span text:style-name="Source_20_Text"><text:span text:style-name="T3"><text:s text:c="12"/></text:span></text:span><text:span text:style-name="Source_20_Text"><text:span text:style-name="T2">self.create_or_queue_category(message, topic_signature)</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def</text:span></text:span><text:span text:style-name="Source_20_Text"><text:span text:style-name="T2"> </text:span></text:span><text:span text:style-name="Source_20_Text"><text:span text:style-name="T7">finalize_categories</text:span></text:span><text:span text:style-name="Source_20_Text"><text:span text:style-name="T2">(self):</text:span></text:span></text:p>
      <text:p text:style-name="P27"><text:soft-page-break/><text:span text:style-name="Source_20_Text"><text:span text:style-name="T3"><text:s text:c="8"/></text:span></text:span><text:span text:style-name="Source_20_Text"><text:span text:style-name="T8"># Move small categories to miscellaneous</text:span></text:span></text:p>
      <text:p text:style-name="P27"><text:span text:style-name="Source_20_Text"><text:span text:style-name="T3"><text:s text:c="8"/></text:span></text:span><text:span text:style-name="Source_20_Text"><text:span text:style-name="T2">final_categories </text:span></text:span><text:span text:style-name="Source_20_Text"><text:span text:style-name="T7">=</text:span></text:span><text:span text:style-name="Source_20_Text"><text:span text:style-name="T2"> {}</text:span></text:span></text:p>
      <text:p text:style-name="P34"><text:span text:style-name="Source_20_Text"><text:span text:style-name="T3"><text:s text:c="8"/></text:span></text:span></text:p>
      <text:p text:style-name="P27"><text:span text:style-name="Source_20_Text"><text:span text:style-name="T3"><text:s text:c="8"/></text:span></text:span><text:span text:style-name="Source_20_Text"><text:span text:style-name="T9">for</text:span></text:span><text:span text:style-name="Source_20_Text"><text:span text:style-name="T2"> category_name, messages </text:span></text:span><text:span text:style-name="Source_20_Text"><text:span text:style-name="T9">in</text:span></text:span><text:span text:style-name="Source_20_Text"><text:span text:style-name="T2"> self.categories.items():</text:span></text:span></text:p>
      <text:p text:style-name="P27"><text:span text:style-name="Source_20_Text"><text:span text:style-name="T3"><text:s text:c="12"/></text:span></text:span><text:span text:style-name="Source_20_Text"><text:span text:style-name="T9">if</text:span></text:span><text:span text:style-name="Source_20_Text"><text:span text:style-name="T2"> </text:span></text:span><text:span text:style-name="Source_20_Text"><text:span text:style-name="T4">len</text:span></text:span><text:span text:style-name="Source_20_Text"><text:span text:style-name="T2">(messages) </text:span></text:span><text:span text:style-name="Source_20_Text"><text:span text:style-name="T7">&gt;=</text:span></text:span><text:span text:style-name="Source_20_Text"><text:span text:style-name="T2"> self.min_category_size:</text:span></text:span></text:p>
      <text:p text:style-name="P27"><text:span text:style-name="Source_20_Text"><text:span text:style-name="T3"><text:s text:c="16"/></text:span></text:span><text:span text:style-name="Source_20_Text"><text:span text:style-name="T2">final_categories[category_name] </text:span></text:span><text:span text:style-name="Source_20_Text"><text:span text:style-name="T7">=</text:span></text:span><text:span text:style-name="Source_20_Text"><text:span text:style-name="T2"> messages</text:span></text:span></text:p>
      <text:p text:style-name="P27"><text:span text:style-name="Source_20_Text"><text:span text:style-name="T3"><text:s text:c="12"/></text:span></text:span><text:span text:style-name="Source_20_Text"><text:span text:style-name="T9">else</text:span></text:span><text:span text:style-name="Source_20_Text"><text:span text:style-name="T2">:</text:span></text:span></text:p>
      <text:p text:style-name="P27"><text:span text:style-name="Source_20_Text"><text:span text:style-name="T3"><text:s text:c="16"/></text:span></text:span><text:span text:style-name="Source_20_Text"><text:span text:style-name="T2">self.miscellaneous.extend(messages)</text:span></text:span></text:p>
      <text:p text:style-name="P34"><text:span text:style-name="Source_20_Text"><text:span text:style-name="T3"><text:s text:c="8"/></text:span></text:span></text:p>
      <text:p text:style-name="P27"><text:span text:style-name="Source_20_Text"><text:span text:style-name="T3"><text:s text:c="8"/></text:span></text:span><text:span text:style-name="Source_20_Text"><text:span text:style-name="T9">if</text:span></text:span><text:span text:style-name="Source_20_Text"><text:span text:style-name="T2"> self.miscellaneous:</text:span></text:span></text:p>
      <text:p text:style-name="P27"><text:span text:style-name="Source_20_Text"><text:span text:style-name="T3"><text:s text:c="12"/></text:span></text:span><text:span text:style-name="Source_20_Text"><text:span text:style-name="T2">final_categories[</text:span></text:span><text:span text:style-name="Source_20_Text"><text:span text:style-name="T4">'miscellaneous'</text:span></text:span><text:span text:style-name="Source_20_Text"><text:span text:style-name="T2">] </text:span></text:span><text:span text:style-name="Source_20_Text"><text:span text:style-name="T7">=</text:span></text:span><text:span text:style-name="Source_20_Text"><text:span text:style-name="T2"> self.miscellaneous</text:span></text:span></text:p>
      <text:p text:style-name="P34"><text:span text:style-name="Source_20_Text"><text:span text:style-name="T3"><text:s text:c="12"/></text:span></text:span></text:p>
      <text:p text:style-name="P28"><text:span text:style-name="Source_20_Text"><text:span text:style-name="T3"><text:s text:c="8"/></text:span></text:span><text:span text:style-name="Source_20_Text"><text:span text:style-name="T9">return</text:span></text:span><text:span text:style-name="Source_20_Text"><text:span text:style-name="T2"> final_categories</text:span></text:span></text:p>
      <text:h text:style-name="P12" text:outline-level="2">Topic Signature Generation</text:h>
      <text:p text:style-name="P3"><text:span text:style-name="Strong_20_Emphasis">Multi-dimensional Analysis:</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generate_topic_signature</text:span></text:span><text:span text:style-name="Source_20_Text"><text:span text:style-name="T2">(content):</text:span></text:span></text:p>
      <text:p text:style-name="P27"><text:span text:style-name="Source_20_Text"><text:span text:style-name="T3"><text:s text:c="4"/></text:span></text:span><text:span text:style-name="Source_20_Text"><text:span text:style-name="T9">return</text:span></text:span><text:span text:style-name="Source_20_Text"><text:span text:style-name="T2"> {</text:span></text:span></text:p>
      <text:p text:style-name="P27"><text:span text:style-name="Source_20_Text"><text:span text:style-name="T3"><text:s text:c="8"/></text:span></text:span><text:span text:style-name="Source_20_Text"><text:span text:style-name="T4">'keywords'</text:span></text:span><text:span text:style-name="Source_20_Text"><text:span text:style-name="T2">: extract_key_terms(content),</text:span></text:span></text:p>
      <text:p text:style-name="P27"><text:span text:style-name="Source_20_Text"><text:span text:style-name="T3"><text:s text:c="8"/></text:span></text:span><text:span text:style-name="Source_20_Text"><text:span text:style-name="T4">'domain'</text:span></text:span><text:span text:style-name="Source_20_Text"><text:span text:style-name="T2">: detect_domain(content), <text:s/></text:span></text:span><text:span text:style-name="Source_20_Text"><text:span text:style-name="T8"># academic, technical, casual</text:span></text:span></text:p>
      <text:p text:style-name="P27"><text:span text:style-name="Source_20_Text"><text:span text:style-name="T3"><text:s text:c="8"/></text:span></text:span><text:span text:style-name="Source_20_Text"><text:span text:style-name="T4">'intent'</text:span></text:span><text:span text:style-name="Source_20_Text"><text:span text:style-name="T2">: classify_intent(content), <text:s/></text:span></text:span><text:span text:style-name="Source_20_Text"><text:span text:style-name="T8"># question, explanation, request</text:span></text:span></text:p>
      <text:p text:style-name="P27"><text:span text:style-name="Source_20_Text"><text:span text:style-name="T3"><text:s text:c="8"/></text:span></text:span><text:span text:style-name="Source_20_Text"><text:span text:style-name="T4">'complexity'</text:span></text:span><text:span text:style-name="Source_20_Text"><text:span text:style-name="T2">: assess_complexity(content),</text:span></text:span></text:p>
      <text:p text:style-name="P27"><text:span text:style-name="Source_20_Text"><text:span text:style-name="T3"><text:s text:c="8"/></text:span></text:span><text:span text:style-name="Source_20_Text"><text:span text:style-name="T4">'entities'</text:span></text:span><text:span text:style-name="Source_20_Text"><text:span text:style-name="T2">: extract_named_entities(content),</text:span></text:span></text:p>
      <text:p text:style-name="P27"><text:span text:style-name="Source_20_Text"><text:span text:style-name="T3"><text:s text:c="8"/></text:span></text:span><text:span text:style-name="Source_20_Text"><text:span text:style-name="T4">'semantic_vector'</text:span></text:span><text:span text:style-name="Source_20_Text"><text:span text:style-name="T2">: generate_embedding(content) <text:s/></text:span></text:span><text:span text:style-name="Source_20_Text"><text:span text:style-name="T8"># For similarity</text:span></text:span></text:p>
      <text:p text:style-name="P27"><text:span text:style-name="Source_20_Text"><text:span text:style-name="T3"><text:s text:c="4"/></text:span></text:span><text:span text:style-name="Source_20_Text"><text:span text:style-name="T2">}</text:span></text:span></text:p>
      <text:p text:style-name="P34"/>
      <text:p text:style-name="P27"><text:span text:style-name="Source_20_Text"><text:span text:style-name="T9">def</text:span></text:span><text:span text:style-name="Source_20_Text"><text:span text:style-name="T2"> </text:span></text:span><text:span text:style-name="Source_20_Text"><text:span text:style-name="T7">detect_domain</text:span></text:span><text:span text:style-name="Source_20_Text"><text:span text:style-name="T2">(content):</text:span></text:span></text:p>
      <text:p text:style-name="P27"><text:span text:style-name="Source_20_Text"><text:span text:style-name="T3"><text:s text:c="4"/></text:span></text:span><text:span text:style-name="Source_20_Text"><text:span text:style-name="T4">"""Automatically detect subject domains"""</text:span></text:span></text:p>
      <text:p text:style-name="P27"><text:span text:style-name="Source_20_Text"><text:span text:style-name="T3"><text:s text:c="4"/></text:span></text:span><text:span text:style-name="Source_20_Text"><text:span text:style-name="T2">domain_indicators </text:span></text:span><text:span text:style-name="Source_20_Text"><text:span text:style-name="T7">=</text:span></text:span><text:span text:style-name="Source_20_Text"><text:span text:style-name="T2"> {</text:span></text:span></text:p>
      <text:p text:style-name="P27"><text:span text:style-name="Source_20_Text"><text:span text:style-name="T3"><text:s text:c="8"/></text:span></text:span><text:span text:style-name="Source_20_Text"><text:span text:style-name="T4">'mathematics'</text:span></text:span><text:span text:style-name="Source_20_Text"><text:span text:style-name="T2">: [</text:span></text:span><text:span text:style-name="Source_20_Text"><text:span text:style-name="T4">'equation'</text:span></text:span><text:span text:style-name="Source_20_Text"><text:span text:style-name="T2">, </text:span></text:span><text:span text:style-name="Source_20_Text"><text:span text:style-name="T4">'theorem'</text:span></text:span><text:span text:style-name="Source_20_Text"><text:span text:style-name="T2">, </text:span></text:span><text:span text:style-name="Source_20_Text"><text:span text:style-name="T4">'proof'</text:span></text:span><text:span text:style-name="Source_20_Text"><text:span text:style-name="T2">, </text:span></text:span><text:span text:style-name="Source_20_Text"><text:span text:style-name="T4">'calculus'</text:span></text:span><text:span text:style-name="Source_20_Text"><text:span text:style-name="T2">, </text:span></text:span><text:span text:style-name="Source_20_Text"><text:span text:style-name="T4">'algebra'</text:span></text:span><text:span text:style-name="Source_20_Text"><text:span text:style-name="T2">],</text:span></text:span></text:p>
      <text:p text:style-name="P27"><text:span text:style-name="Source_20_Text"><text:span text:style-name="T3"><text:s text:c="8"/></text:span></text:span><text:span text:style-name="Source_20_Text"><text:span text:style-name="T4">'technology'</text:span></text:span><text:span text:style-name="Source_20_Text"><text:span text:style-name="T2">: [</text:span></text:span><text:span text:style-name="Source_20_Text"><text:span text:style-name="T4">'code'</text:span></text:span><text:span text:style-name="Source_20_Text"><text:span text:style-name="T2">, </text:span></text:span><text:span text:style-name="Source_20_Text"><text:span text:style-name="T4">'programming'</text:span></text:span><text:span text:style-name="Source_20_Text"><text:span text:style-name="T2">, </text:span></text:span><text:span text:style-name="Source_20_Text"><text:span text:style-name="T4">'software'</text:span></text:span><text:span text:style-name="Source_20_Text"><text:span text:style-name="T2">, </text:span></text:span><text:span text:style-name="Source_20_Text"><text:span text:style-name="T4">'api'</text:span></text:span><text:span text:style-name="Source_20_Text"><text:span text:style-name="T2">, </text:span></text:span><text:span text:style-name="Source_20_Text"><text:span text:style-name="T4">'format'</text:span></text:span><text:span text:style-name="Source_20_Text"><text:span text:style-name="T2">],</text:span></text:span></text:p>
      <text:p text:style-name="P27"><text:span text:style-name="Source_20_Text"><text:span text:style-name="T3"><text:s text:c="8"/></text:span></text:span><text:span text:style-name="Source_20_Text"><text:span text:style-name="T4">'academic'</text:span></text:span><text:span text:style-name="Source_20_Text"><text:span text:style-name="T2">: [</text:span></text:span><text:span text:style-name="Source_20_Text"><text:span text:style-name="T4">'degree'</text:span></text:span><text:span text:style-name="Source_20_Text"><text:span text:style-name="T2">, </text:span></text:span><text:span text:style-name="Source_20_Text"><text:span text:style-name="T4">'university'</text:span></text:span><text:span text:style-name="Source_20_Text"><text:span text:style-name="T2">, </text:span></text:span><text:span text:style-name="Source_20_Text"><text:span text:style-name="T4">'phd'</text:span></text:span><text:span text:style-name="Source_20_Text"><text:span text:style-name="T2">, </text:span></text:span><text:span text:style-name="Source_20_Text"><text:span text:style-name="T4">'research'</text:span></text:span><text:span text:style-name="Source_20_Text"><text:span text:style-name="T2">, </text:span></text:span><text:span text:style-name="Source_20_Text"><text:span text:style-name="T4">'study'</text:span></text:span><text:span text:style-name="Source_20_Text"><text:span text:style-name="T2">],</text:span></text:span></text:p>
      <text:p text:style-name="P27"><text:soft-page-break/><text:span text:style-name="Source_20_Text"><text:span text:style-name="T3"><text:s text:c="8"/></text:span></text:span><text:span text:style-name="Source_20_Text"><text:span text:style-name="T4">'methodology'</text:span></text:span><text:span text:style-name="Source_20_Text"><text:span text:style-name="T2">: [</text:span></text:span><text:span text:style-name="Source_20_Text"><text:span text:style-name="T4">'approach'</text:span></text:span><text:span text:style-name="Source_20_Text"><text:span text:style-name="T2">, </text:span></text:span><text:span text:style-name="Source_20_Text"><text:span text:style-name="T4">'process'</text:span></text:span><text:span text:style-name="Source_20_Text"><text:span text:style-name="T2">, </text:span></text:span><text:span text:style-name="Source_20_Text"><text:span text:style-name="T4">'method'</text:span></text:span><text:span text:style-name="Source_20_Text"><text:span text:style-name="T2">, </text:span></text:span><text:span text:style-name="Source_20_Text"><text:span text:style-name="T4">'technique'</text:span></text:span><text:span text:style-name="Source_20_Text"><text:span text:style-name="T2">, </text:span></text:span><text:span text:style-name="Source_20_Text"><text:span text:style-name="T4">'strategy'</text:span></text:span><text:span text:style-name="Source_20_Text"><text:span text:style-name="T2">]</text:span></text:span></text:p>
      <text:p text:style-name="P27"><text:span text:style-name="Source_20_Text"><text:span text:style-name="T3"><text:s text:c="4"/></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2">score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9">for</text:span></text:span><text:span text:style-name="Source_20_Text"><text:span text:style-name="T2"> domain, indicators </text:span></text:span><text:span text:style-name="Source_20_Text"><text:span text:style-name="T9">in</text:span></text:span><text:span text:style-name="Source_20_Text"><text:span text:style-name="T2"> domain_indicators.items():</text:span></text:span></text:p>
      <text:p text:style-name="P27"><text:span text:style-name="Source_20_Text"><text:span text:style-name="T3"><text:s text:c="8"/></text:span></text:span><text:span text:style-name="Source_20_Text"><text:span text:style-name="T2">scores[domain] </text:span></text:span><text:span text:style-name="Source_20_Text"><text:span text:style-name="T7">=</text:span></text:span><text:span text:style-name="Source_20_Text"><text:span text:style-name="T2"> </text:span></text:span><text:span text:style-name="Source_20_Text"><text:span text:style-name="T4">sum</text:span></text:span><text:span text:style-name="Source_20_Text"><text:span text:style-name="T2">(</text:span></text:span><text:span text:style-name="Source_20_Text"><text:span text:style-name="T1">1</text:span></text:span><text:span text:style-name="Source_20_Text"><text:span text:style-name="T2"> </text:span></text:span><text:span text:style-name="Source_20_Text"><text:span text:style-name="T9">for</text:span></text:span><text:span text:style-name="Source_20_Text"><text:span text:style-name="T2"> indicator </text:span></text:span><text:span text:style-name="Source_20_Text"><text:span text:style-name="T9">in</text:span></text:span><text:span text:style-name="Source_20_Text"><text:span text:style-name="T2"> indicators </text:span></text:span><text:span text:style-name="Source_20_Text"><text:span text:style-name="T9">if</text:span></text:span><text:span text:style-name="Source_20_Text"><text:span text:style-name="T2"> indicator </text:span></text:span><text:span text:style-name="Source_20_Text"><text:span text:style-name="T9">in</text:span></text:span><text:span text:style-name="Source_20_Text"><text:span text:style-name="T2"> content.lower())</text:span></text:span></text:p>
      <text:p text:style-name="P34"><text:span text:style-name="Source_20_Text"><text:span text:style-name="T3"><text:s text:c="4"/></text:span></text:span></text:p>
      <text:p text:style-name="P28"><text:span text:style-name="Source_20_Text"><text:span text:style-name="T3"><text:s text:c="4"/></text:span></text:span><text:span text:style-name="Source_20_Text"><text:span text:style-name="T9">return</text:span></text:span><text:span text:style-name="Source_20_Text"><text:span text:style-name="T2"> </text:span></text:span><text:span text:style-name="Source_20_Text"><text:span text:style-name="T4">max</text:span></text:span><text:span text:style-name="Source_20_Text"><text:span text:style-name="T2">(scores.keys(), key</text:span></text:span><text:span text:style-name="Source_20_Text"><text:span text:style-name="T7">=</text:span></text:span><text:span text:style-name="Source_20_Text"><text:span text:style-name="T2">scores.get) </text:span></text:span><text:span text:style-name="Source_20_Text"><text:span text:style-name="T9">if</text:span></text:span><text:span text:style-name="Source_20_Text"><text:span text:style-name="T2"> </text:span></text:span><text:span text:style-name="Source_20_Text"><text:span text:style-name="T4">max</text:span></text:span><text:span text:style-name="Source_20_Text"><text:span text:style-name="T2">(scores.values()) </text:span></text:span><text:span text:style-name="Source_20_Text"><text:span text:style-name="T7">&g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9">else</text:span></text:span><text:span text:style-name="Source_20_Text"><text:span text:style-name="T2"> </text:span></text:span><text:span text:style-name="Source_20_Text"><text:span text:style-name="T4">'general'</text:span></text:span></text:p>
      <text:h text:style-name="P12" text:outline-level="2">Category Naming Strategy</text:h>
      <text:p text:style-name="P3"><text:span text:style-name="Strong_20_Emphasis">Intelligent Category Labels:</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generate_category_name</text:span></text:span><text:span text:style-name="Source_20_Text"><text:span text:style-name="T2">(messages):</text:span></text:span></text:p>
      <text:p text:style-name="P27"><text:span text:style-name="Source_20_Text"><text:span text:style-name="T3"><text:s text:c="4"/></text:span></text:span><text:span text:style-name="Source_20_Text"><text:span text:style-name="T4">"""Create meaningful category names from content"""</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Extract common themes</text:span></text:span></text:p>
      <text:p text:style-name="P27"><text:span text:style-name="Source_20_Text"><text:span text:style-name="T3"><text:s text:c="4"/></text:span></text:span><text:span text:style-name="Source_20_Text"><text:span text:style-name="T2">all_keyword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9">for</text:span></text:span><text:span text:style-name="Source_20_Text"><text:span text:style-name="T2"> msg </text:span></text:span><text:span text:style-name="Source_20_Text"><text:span text:style-name="T9">in</text:span></text:span><text:span text:style-name="Source_20_Text"><text:span text:style-name="T2"> messages:</text:span></text:span></text:p>
      <text:p text:style-name="P27"><text:span text:style-name="Source_20_Text"><text:span text:style-name="T3"><text:s text:c="8"/></text:span></text:span><text:span text:style-name="Source_20_Text"><text:span text:style-name="T2">all_keywords.extend(extract_key_terms(msg[</text:span></text:span><text:span text:style-name="Source_20_Text"><text:span text:style-name="T4">'content'</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Find most frequent meaningful terms</text:span></text:span></text:p>
      <text:p text:style-name="P27"><text:span text:style-name="Source_20_Text"><text:span text:style-name="T3"><text:s text:c="4"/></text:span></text:span><text:span text:style-name="Source_20_Text"><text:span text:style-name="T2">keyword_freq </text:span></text:span><text:span text:style-name="Source_20_Text"><text:span text:style-name="T7">=</text:span></text:span><text:span text:style-name="Source_20_Text"><text:span text:style-name="T2"> Counter(all_keywords)</text:span></text:span></text:p>
      <text:p text:style-name="P27"><text:span text:style-name="Source_20_Text"><text:span text:style-name="T3"><text:s text:c="4"/></text:span></text:span><text:span text:style-name="Source_20_Text"><text:span text:style-name="T2">top_keywords </text:span></text:span><text:span text:style-name="Source_20_Text"><text:span text:style-name="T7">=</text:span></text:span><text:span text:style-name="Source_20_Text"><text:span text:style-name="T2"> [k </text:span></text:span><text:span text:style-name="Source_20_Text"><text:span text:style-name="T9">for</text:span></text:span><text:span text:style-name="Source_20_Text"><text:span text:style-name="T2"> k, v </text:span></text:span><text:span text:style-name="Source_20_Text"><text:span text:style-name="T9">in</text:span></text:span><text:span text:style-name="Source_20_Text"><text:span text:style-name="T2"> keyword_freq.most_common(</text:span></text:span><text:span text:style-name="Source_20_Text"><text:span text:style-name="T1">3</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Generate descriptive name</text:span></text:span></text:p>
      <text:p text:style-name="P27"><text:span text:style-name="Source_20_Text"><text:span text:style-name="T3"><text:s text:c="4"/></text:span></text:span><text:span text:style-name="Source_20_Text"><text:span text:style-name="T9">if</text:span></text:span><text:span text:style-name="Source_20_Text"><text:span text:style-name="T2"> </text:span></text:span><text:span text:style-name="Source_20_Text"><text:span text:style-name="T4">'yaml'</text:span></text:span><text:span text:style-name="Source_20_Text"><text:span text:style-name="T2"> </text:span></text:span><text:span text:style-name="Source_20_Text"><text:span text:style-name="T9">in</text:span></text:span><text:span text:style-name="Source_20_Text"><text:span text:style-name="T2"> top_keywords </text:span></text:span><text:span text:style-name="Source_20_Text"><text:span text:style-name="T9">and</text:span></text:span><text:span text:style-name="Source_20_Text"><text:span text:style-name="T2"> </text:span></text:span><text:span text:style-name="Source_20_Text"><text:span text:style-name="T4">'format'</text:span></text:span><text:span text:style-name="Source_20_Text"><text:span text:style-name="T2"> </text:span></text:span><text:span text:style-name="Source_20_Text"><text:span text:style-name="T9">in</text:span></text:span><text:span text:style-name="Source_20_Text"><text:span text:style-name="T2"> top_keywords:</text:span></text:span></text:p>
      <text:p text:style-name="P27"><text:span text:style-name="Source_20_Text"><text:span text:style-name="T3"><text:s text:c="8"/></text:span></text:span><text:span text:style-name="Source_20_Text"><text:span text:style-name="T9">return</text:span></text:span><text:span text:style-name="Source_20_Text"><text:span text:style-name="T2"> </text:span></text:span><text:span text:style-name="Source_20_Text"><text:span text:style-name="T4">"data_formats_and_conversion"</text:span></text:span></text:p>
      <text:p text:style-name="P27"><text:span text:style-name="Source_20_Text"><text:span text:style-name="T3"><text:s text:c="4"/></text:span></text:span><text:span text:style-name="Source_20_Text"><text:span text:style-name="T9">elif</text:span></text:span><text:span text:style-name="Source_20_Text"><text:span text:style-name="T2"> </text:span></text:span><text:span text:style-name="Source_20_Text"><text:span text:style-name="T4">'math'</text:span></text:span><text:span text:style-name="Source_20_Text"><text:span text:style-name="T2"> </text:span></text:span><text:span text:style-name="Source_20_Text"><text:span text:style-name="T9">in</text:span></text:span><text:span text:style-name="Source_20_Text"><text:span text:style-name="T2"> top_keywords </text:span></text:span><text:span text:style-name="Source_20_Text"><text:span text:style-name="T9">and</text:span></text:span><text:span text:style-name="Source_20_Text"><text:span text:style-name="T2"> </text:span></text:span><text:span text:style-name="Source_20_Text"><text:span text:style-name="T4">'degree'</text:span></text:span><text:span text:style-name="Source_20_Text"><text:span text:style-name="T2"> </text:span></text:span><text:span text:style-name="Source_20_Text"><text:span text:style-name="T9">in</text:span></text:span><text:span text:style-name="Source_20_Text"><text:span text:style-name="T2"> top_keywords:</text:span></text:span></text:p>
      <text:p text:style-name="P27"><text:span text:style-name="Source_20_Text"><text:span text:style-name="T3"><text:s text:c="8"/></text:span></text:span><text:span text:style-name="Source_20_Text"><text:span text:style-name="T9">return</text:span></text:span><text:span text:style-name="Source_20_Text"><text:span text:style-name="T2"> </text:span></text:span><text:span text:style-name="Source_20_Text"><text:span text:style-name="T4">"mathematics_education"</text:span></text:span></text:p>
      <text:p text:style-name="P27"><text:span text:style-name="Source_20_Text"><text:span text:style-name="T3"><text:s text:c="4"/></text:span></text:span><text:span text:style-name="Source_20_Text"><text:span text:style-name="T9">elif</text:span></text:span><text:span text:style-name="Source_20_Text"><text:span text:style-name="T2"> </text:span></text:span><text:span text:style-name="Source_20_Text"><text:span text:style-name="T4">'tool'</text:span></text:span><text:span text:style-name="Source_20_Text"><text:span text:style-name="T2"> </text:span></text:span><text:span text:style-name="Source_20_Text"><text:span text:style-name="T9">in</text:span></text:span><text:span text:style-name="Source_20_Text"><text:span text:style-name="T2"> top_keywords </text:span></text:span><text:span text:style-name="Source_20_Text"><text:span text:style-name="T9">and</text:span></text:span><text:span text:style-name="Source_20_Text"><text:span text:style-name="T2"> </text:span></text:span><text:span text:style-name="Source_20_Text"><text:span text:style-name="T4">'convert'</text:span></text:span><text:span text:style-name="Source_20_Text"><text:span text:style-name="T2"> </text:span></text:span><text:span text:style-name="Source_20_Text"><text:span text:style-name="T9">in</text:span></text:span><text:span text:style-name="Source_20_Text"><text:span text:style-name="T2"> top_keywords:</text:span></text:span></text:p>
      <text:p text:style-name="P27"><text:span text:style-name="Source_20_Text"><text:span text:style-name="T3"><text:s text:c="8"/></text:span></text:span><text:span text:style-name="Source_20_Text"><text:span text:style-name="T9">return</text:span></text:span><text:span text:style-name="Source_20_Text"><text:span text:style-name="T2"> </text:span></text:span><text:span text:style-name="Source_20_Text"><text:span text:style-name="T4">"conversion_tools_discussion"</text:span></text:span></text:p>
      <text:p text:style-name="P27"><text:span text:style-name="Source_20_Text"><text:span text:style-name="T3"><text:s text:c="4"/></text:span></text:span><text:span text:style-name="Source_20_Text"><text:span text:style-name="T9">else</text:span></text:span><text:span text:style-name="Source_20_Text"><text:span text:style-name="T2">:</text:span></text:span></text:p>
      <text:p text:style-name="P27"><text:span text:style-name="Source_20_Text"><text:span text:style-name="T3"><text:s text:c="8"/></text:span></text:span><text:span text:style-name="Source_20_Text"><text:span text:style-name="T8"># Fallback to topic combination</text:span></text:span></text:p>
      <text:p text:style-name="P28"><text:soft-page-break/><text:span text:style-name="Source_20_Text"><text:span text:style-name="T3"><text:s text:c="8"/></text:span></text:span><text:span text:style-name="Source_20_Text"><text:span text:style-name="T9">return</text:span></text:span><text:span text:style-name="Source_20_Text"><text:span text:style-name="T2"> </text:span></text:span><text:span text:style-name="Source_20_Text"><text:span text:style-name="T4">"_"</text:span></text:span><text:span text:style-name="Source_20_Text"><text:span text:style-name="T2">.join(top_keywords[:</text:span></text:span><text:span text:style-name="Source_20_Text"><text:span text:style-name="T1">2</text:span></text:span><text:span text:style-name="Source_20_Text"><text:span text:style-name="T2">])</text:span></text:span></text:p>
      <text:h text:style-name="P12" text:outline-level="2">Output Structure</text:h>
      <text:p text:style-name="P3"><text:span text:style-name="Strong_20_Emphasis">Flexible YAML Organization:</text:span></text:p>
      <text:p text:style-name="P1">yaml</text:p>
      <text:p text:style-name="P29"><text:span text:style-name="Source_20_Text"><text:span text:style-name="T5"># mathematics_education.yaml</text:span></text:span></text:p>
      <text:p text:style-name="P27"><text:span text:style-name="Source_20_Text"><text:span text:style-name="T1">category_info</text:span></text:span><text:span text:style-name="Source_20_Text"><text:span text:style-name="T2">:</text:span></text:span></text:p>
      <text:p text:style-name="P27"><text:span text:style-name="Source_20_Text"><text:span text:style-name="T3"><text:s text:c="2"/></text:span></text:span><text:span text:style-name="Source_20_Text"><text:span text:style-name="T1">name</text:span></text:span><text:span text:style-name="Source_20_Text"><text:span text:style-name="T2">: </text:span></text:span><text:span text:style-name="Source_20_Text"><text:span text:style-name="T4">"mathematics_education"</text:span></text:span></text:p>
      <text:p text:style-name="P27"><text:span text:style-name="Source_20_Text"><text:span text:style-name="T3"><text:s text:c="2"/></text:span></text:span><text:span text:style-name="Source_20_Text"><text:span text:style-name="T1">auto_generated</text:span></text:span><text:span text:style-name="Source_20_Text"><text:span text:style-name="T2">: </text:span></text:span><text:span text:style-name="Source_20_Text"><text:span text:style-name="T6">true</text:span></text:span></text:p>
      <text:p text:style-name="P27"><text:span text:style-name="Source_20_Text"><text:span text:style-name="T3"><text:s text:c="2"/></text:span></text:span><text:span text:style-name="Source_20_Text"><text:span text:style-name="T1">confidence</text:span></text:span><text:span text:style-name="Source_20_Text"><text:span text:style-name="T2">: </text:span></text:span><text:span text:style-name="Source_20_Text"><text:span text:style-name="T1">0.85</text:span></text:span></text:p>
      <text:p text:style-name="P27"><text:span text:style-name="Source_20_Text"><text:span text:style-name="T3"><text:s text:c="2"/></text:span></text:span><text:span text:style-name="Source_20_Text"><text:span text:style-name="T1">message_count</text:span></text:span><text:span text:style-name="Source_20_Text"><text:span text:style-name="T2">: </text:span></text:span><text:span text:style-name="Source_20_Text"><text:span text:style-name="T1">4</text:span></text:span></text:p>
      <text:p text:style-name="P27"><text:span text:style-name="Source_20_Text"><text:span text:style-name="T3"><text:s text:c="2"/></text:span></text:span><text:span text:style-name="Source_20_Text"><text:span text:style-name="T1">keywords</text:span></text:span><text:span text:style-name="Source_20_Text"><text:span text:style-name="T2">: [</text:span></text:span><text:span text:style-name="Source_20_Text"><text:span text:style-name="T4">"math"</text:span></text:span><text:span text:style-name="Source_20_Text"><text:span text:style-name="T2">, </text:span></text:span><text:span text:style-name="Source_20_Text"><text:span text:style-name="T4">"degrees"</text:span></text:span><text:span text:style-name="Source_20_Text"><text:span text:style-name="T2">, </text:span></text:span><text:span text:style-name="Source_20_Text"><text:span text:style-name="T4">"phd"</text:span></text:span><text:span text:style-name="Source_20_Text"><text:span text:style-name="T2">, </text:span></text:span><text:span text:style-name="Source_20_Text"><text:span text:style-name="T4">"undergraduate"</text:span></text:span><text:span text:style-name="Source_20_Text"><text:span text:style-name="T2">]</text:span></text:span></text:p>
      <text:p text:style-name="P34"><text:span text:style-name="Source_20_Text"><text:span text:style-name="T3"><text:s text:c="2"/></text:span></text:span></text:p>
      <text:p text:style-name="P27"><text:span text:style-name="Source_20_Text"><text:span text:style-name="T1">conversation</text:span></text:span><text:span text:style-name="Source_20_Text"><text:span text:style-name="T2">:</text:span></text:span></text:p>
      <text:p text:style-name="P27"><text:span text:style-name="Source_20_Text"><text:span text:style-name="T3"><text:s text:c="2"/></text:span></text:span><text:span text:style-name="Source_20_Text"><text:span text:style-name="T1">epoch_start</text:span></text:span><text:span text:style-name="Source_20_Text"><text:span text:style-name="T2">: </text:span></text:span><text:span text:style-name="Source_20_Text"><text:span text:style-name="T1">1752422400</text:span></text:span></text:p>
      <text:p text:style-name="P27"><text:span text:style-name="Source_20_Text"><text:span text:style-name="T3"><text:s text:c="2"/></text:span></text:span><text:span text:style-name="Source_20_Text"><text:span text:style-name="T1">messages</text:span></text:span><text:span text:style-name="Source_20_Text"><text:span text:style-name="T2">:</text:span></text:span></text:p>
      <text:p text:style-name="P27"><text:span text:style-name="Source_20_Text"><text:span text:style-name="T3"><text:s text:c="4"/></text:span></text:span><text:span text:style-name="Source_20_Text"><text:span text:style-name="T2">- </text:span></text:span><text:span text:style-name="Source_20_Text"><text:span text:style-name="T1">speaker</text:span></text:span><text:span text:style-name="Source_20_Text"><text:span text:style-name="T2">: </text:span></text:span><text:span text:style-name="Source_20_Text"><text:span text:style-name="T4">"Human"</text:span></text:span></text:p>
      <text:p text:style-name="P27"><text:span text:style-name="Source_20_Text"><text:span text:style-name="T3"><text:s text:c="6"/></text:span></text:span><text:span text:style-name="Source_20_Text"><text:span text:style-name="T1">epoch</text:span></text:span><text:span text:style-name="Source_20_Text"><text:span text:style-name="T2">: </text:span></text:span><text:span text:style-name="Source_20_Text"><text:span text:style-name="T1">1752422401</text:span></text:span></text:p>
      <text:p text:style-name="P27"><text:span text:style-name="Source_20_Text"><text:span text:style-name="T3"><text:s text:c="6"/></text:span></text:span><text:span text:style-name="Source_20_Text"><text:span text:style-name="T1">content</text:span></text:span><text:span text:style-name="Source_20_Text"><text:span text:style-name="T2">: </text:span></text:span><text:span text:style-name="Source_20_Text"><text:span text:style-name="T4">"hi could you please list high level math degrees..."</text:span></text:span></text:p>
      <text:p text:style-name="P27"><text:span text:style-name="Source_20_Text"><text:span text:style-name="T3"><text:s text:c="6"/></text:span></text:span><text:span text:style-name="Source_20_Text"><text:span text:style-name="T1">topic_confidence</text:span></text:span><text:span text:style-name="Source_20_Text"><text:span text:style-name="T2">: </text:span></text:span><text:span text:style-name="Source_20_Text"><text:span text:style-name="T1">0.92</text:span></text:span></text:p>
      <text:p text:style-name="P34"><text:span text:style-name="Source_20_Text"><text:span text:style-name="T3"><text:s text:c="6"/></text:span></text:span></text:p>
      <text:p text:style-name="P29"><text:span text:style-name="Source_20_Text"><text:span text:style-name="T5"># data_formats_and_conversion.yaml <text:s/></text:span></text:span></text:p>
      <text:p text:style-name="P27"><text:span text:style-name="Source_20_Text"><text:span text:style-name="T1">category_info</text:span></text:span><text:span text:style-name="Source_20_Text"><text:span text:style-name="T2">:</text:span></text:span></text:p>
      <text:p text:style-name="P27"><text:span text:style-name="Source_20_Text"><text:span text:style-name="T3"><text:s text:c="2"/></text:span></text:span><text:span text:style-name="Source_20_Text"><text:span text:style-name="T1">name</text:span></text:span><text:span text:style-name="Source_20_Text"><text:span text:style-name="T2">: </text:span></text:span><text:span text:style-name="Source_20_Text"><text:span text:style-name="T4">"data_formats_and_conversion"</text:span></text:span></text:p>
      <text:p text:style-name="P27"><text:span text:style-name="Source_20_Text"><text:span text:style-name="T3"><text:s text:c="2"/></text:span></text:span><text:span text:style-name="Source_20_Text"><text:span text:style-name="T1">auto_generated</text:span></text:span><text:span text:style-name="Source_20_Text"><text:span text:style-name="T2">: </text:span></text:span><text:span text:style-name="Source_20_Text"><text:span text:style-name="T6">true</text:span></text:span></text:p>
      <text:p text:style-name="P27"><text:span text:style-name="Source_20_Text"><text:span text:style-name="T3"><text:s text:c="2"/></text:span></text:span><text:span text:style-name="Source_20_Text"><text:span text:style-name="T1">confidence</text:span></text:span><text:span text:style-name="Source_20_Text"><text:span text:style-name="T2">: </text:span></text:span><text:span text:style-name="Source_20_Text"><text:span text:style-name="T1">0.78</text:span></text:span></text:p>
      <text:p text:style-name="P27"><text:span text:style-name="Source_20_Text"><text:span text:style-name="T3"><text:s text:c="2"/></text:span></text:span><text:span text:style-name="Source_20_Text"><text:span text:style-name="T1">message_count</text:span></text:span><text:span text:style-name="Source_20_Text"><text:span text:style-name="T2">: </text:span></text:span><text:span text:style-name="Source_20_Text"><text:span text:style-name="T1">6</text:span></text:span></text:p>
      <text:p text:style-name="P27"><text:span text:style-name="Source_20_Text"><text:span text:style-name="T3"><text:s text:c="2"/></text:span></text:span><text:span text:style-name="Source_20_Text"><text:span text:style-name="T1">keywords</text:span></text:span><text:span text:style-name="Source_20_Text"><text:span text:style-name="T2">: [</text:span></text:span><text:span text:style-name="Source_20_Text"><text:span text:style-name="T4">"yaml"</text:span></text:span><text:span text:style-name="Source_20_Text"><text:span text:style-name="T2">, </text:span></text:span><text:span text:style-name="Source_20_Text"><text:span text:style-name="T4">"json"</text:span></text:span><text:span text:style-name="Source_20_Text"><text:span text:style-name="T2">, </text:span></text:span><text:span text:style-name="Source_20_Text"><text:span text:style-name="T4">"xml"</text:span></text:span><text:span text:style-name="Source_20_Text"><text:span text:style-name="T2">, </text:span></text:span><text:span text:style-name="Source_20_Text"><text:span text:style-name="T4">"convert"</text:span></text:span><text:span text:style-name="Source_20_Text"><text:span text:style-name="T2">, </text:span></text:span><text:span text:style-name="Source_20_Text"><text:span text:style-name="T4">"format"</text:span></text:span><text:span text:style-name="Source_20_Text"><text:span text:style-name="T2">]</text:span></text:span></text:p>
      <text:p text:style-name="P34"/>
      <text:p text:style-name="P29"><text:span text:style-name="Source_20_Text"><text:span text:style-name="T5"># miscellaneous.yaml</text:span></text:span></text:p>
      <text:p text:style-name="P27"><text:span text:style-name="Source_20_Text"><text:span text:style-name="T1">category_info</text:span></text:span><text:span text:style-name="Source_20_Text"><text:span text:style-name="T2">:</text:span></text:span></text:p>
      <text:p text:style-name="P27"><text:span text:style-name="Source_20_Text"><text:span text:style-name="T3"><text:s text:c="2"/></text:span></text:span><text:span text:style-name="Source_20_Text"><text:span text:style-name="T1">name</text:span></text:span><text:span text:style-name="Source_20_Text"><text:span text:style-name="T2">: </text:span></text:span><text:span text:style-name="Source_20_Text"><text:span text:style-name="T4">"miscellaneous"</text:span></text:span></text:p>
      <text:p text:style-name="P27"><text:span text:style-name="Source_20_Text"><text:span text:style-name="T3"><text:s text:c="2"/></text:span></text:span><text:span text:style-name="Source_20_Text"><text:span text:style-name="T1">description</text:span></text:span><text:span text:style-name="Source_20_Text"><text:span text:style-name="T2">: </text:span></text:span><text:span text:style-name="Source_20_Text"><text:span text:style-name="T4">"Messages that didn't form coherent categories"</text:span></text:span></text:p>
      <text:p text:style-name="P27"><text:soft-page-break/><text:span text:style-name="Source_20_Text"><text:span text:style-name="T3"><text:s text:c="2"/></text:span></text:span><text:span text:style-name="Source_20_Text"><text:span text:style-name="T1">contains</text:span></text:span><text:span text:style-name="Source_20_Text"><text:span text:style-name="T2">:</text:span></text:span></text:p>
      <text:p text:style-name="P27"><text:span text:style-name="Source_20_Text"><text:span text:style-name="T3"><text:s text:c="4"/></text:span></text:span><text:span text:style-name="Source_20_Text"><text:span text:style-name="T2">- </text:span></text:span><text:span text:style-name="Source_20_Text"><text:span text:style-name="T1">"meta_discussion"</text:span></text:span><text:span text:style-name="Source_20_Text"><text:span text:style-name="T2">: </text:span></text:span><text:span text:style-name="Source_20_Text"><text:span text:style-name="T1">2</text:span></text:span></text:p>
      <text:p text:style-name="P27"><text:span text:style-name="Source_20_Text"><text:span text:style-name="T3"><text:s text:c="4"/></text:span></text:span><text:span text:style-name="Source_20_Text"><text:span text:style-name="T2">- </text:span></text:span><text:span text:style-name="Source_20_Text"><text:span text:style-name="T1">"clarifications"</text:span></text:span><text:span text:style-name="Source_20_Text"><text:span text:style-name="T2">: </text:span></text:span><text:span text:style-name="Source_20_Text"><text:span text:style-name="T1">1</text:span></text:span></text:p>
      <text:p text:style-name="P28"><text:span text:style-name="Source_20_Text"><text:span text:style-name="T3"><text:s text:c="4"/></text:span></text:span><text:span text:style-name="Source_20_Text"><text:span text:style-name="T2">- </text:span></text:span><text:span text:style-name="Source_20_Text"><text:span text:style-name="T1">"single_topic_items"</text:span></text:span><text:span text:style-name="Source_20_Text"><text:span text:style-name="T2">: </text:span></text:span><text:span text:style-name="Source_20_Text"><text:span text:style-name="T1">3</text:span></text:span></text:p>
      <text:h text:style-name="P12" text:outline-level="2">Benefits of Open Categorization</text:h>
      <text:p text:style-name="P3"><text:span text:style-name="Strong_20_Emphasis">Scalability</text:span>: Works with any conversation length or topic diversity <text:span text:style-name="Strong_20_Emphasis">Flexibility</text:span>: Adapts to unexpected topics and domain shifts <text:span text:style-name="Strong_20_Emphasis">Intelligence</text:span>: Creates meaningful groupings based on actual content <text:span text:style-name="Strong_20_Emphasis">Robustness</text:span>: Handles edge cases with miscellaneous file <text:span text:style-name="Strong_20_Emphasis">Transparency</text:span>: Shows confidence scores and reasoning</text:p>
      <text:p text:style-name="P3">This approach would automatically discover natural conversation themes without requiring predefined categories, while still maintaining clean organization and providing fallback handling for outlier content.</text:p>
      <text:p text:style-name="P1">CA</text:p>
      <text:p text:style-name="P3">how could it be made consistent enough to hace a small finite folder list of categories that would would mIve the foles into unless a way to input past catagories and files for historical clarification</text:p>
      <text:p text:style-name="P1">Excellent point! You need consistency for practical file management. Here's how to create a stable, finite category system with historical learning:</text:p>
      <text:h text:style-name="P12" text:outline-level="2">Canonical Category System</text:h>
      <text:p text:style-name="P3"><text:span text:style-name="Strong_20_Emphasis">Master Category Registry:</text:span></text:p>
      <text:p text:style-name="P1">python</text:p>
      <text:p text:style-name="P27"><text:span text:style-name="Source_20_Text"><text:span text:style-name="T9">class</text:span></text:span><text:span text:style-name="Source_20_Text"><text:span text:style-name="T2"> </text:span></text:span><text:span text:style-name="Source_20_Text"><text:span text:style-name="T1">CategoryRegistry</text:span></text:span><text:span text:style-name="Source_20_Text"><text:span text:style-name="T2">:</text:span></text:span></text:p>
      <text:p text:style-name="P27"><text:span text:style-name="Source_20_Text"><text:span text:style-name="T3"><text:s text:c="4"/></text:span></text:span><text:span text:style-name="Source_20_Text"><text:span text:style-name="T9">def</text:span></text:span><text:span text:style-name="Source_20_Text"><text:span text:style-name="T2"> </text:span></text:span><text:span text:style-name="Source_20_Text"><text:span text:style-name="T7">__init__</text:span></text:span><text:span text:style-name="Source_20_Text"><text:span text:style-name="T2">(self, config_file</text:span></text:span><text:span text:style-name="Source_20_Text"><text:span text:style-name="T7">=</text:span></text:span><text:span text:style-name="Source_20_Text"><text:span text:style-name="T4">"category_config.yaml"</text:span></text:span><text:span text:style-name="Source_20_Text"><text:span text:style-name="T2">):</text:span></text:span></text:p>
      <text:p text:style-name="P27"><text:span text:style-name="Source_20_Text"><text:span text:style-name="T3"><text:s text:c="8"/></text:span></text:span><text:span text:style-name="Source_20_Text"><text:span text:style-name="T2">self.canonical_categories </text:span></text:span><text:span text:style-name="Source_20_Text"><text:span text:style-name="T7">=</text:span></text:span><text:span text:style-name="Source_20_Text"><text:span text:style-name="T2"> {</text:span></text:span></text:p>
      <text:p text:style-name="P27"><text:span text:style-name="Source_20_Text"><text:span text:style-name="T3"><text:s text:c="12"/></text:span></text:span><text:span text:style-name="Source_20_Text"><text:span text:style-name="T4">'mathematics_education'</text:span></text:span><text:span text:style-name="Source_20_Text"><text:span text:style-name="T2">: {</text:span></text:span></text:p>
      <text:p text:style-name="P27"><text:span text:style-name="Source_20_Text"><text:span text:style-name="T3"><text:s text:c="16"/></text:span></text:span><text:span text:style-name="Source_20_Text"><text:span text:style-name="T4">'keywords'</text:span></text:span><text:span text:style-name="Source_20_Text"><text:span text:style-name="T2">: [</text:span></text:span><text:span text:style-name="Source_20_Text"><text:span text:style-name="T4">'math'</text:span></text:span><text:span text:style-name="Source_20_Text"><text:span text:style-name="T2">, </text:span></text:span><text:span text:style-name="Source_20_Text"><text:span text:style-name="T4">'degree'</text:span></text:span><text:span text:style-name="Source_20_Text"><text:span text:style-name="T2">, </text:span></text:span><text:span text:style-name="Source_20_Text"><text:span text:style-name="T4">'phd'</text:span></text:span><text:span text:style-name="Source_20_Text"><text:span text:style-name="T2">, </text:span></text:span><text:span text:style-name="Source_20_Text"><text:span text:style-name="T4">'calculus'</text:span></text:span><text:span text:style-name="Source_20_Text"><text:span text:style-name="T2">, </text:span></text:span><text:span text:style-name="Source_20_Text"><text:span text:style-name="T4">'algebra'</text:span></text:span><text:span text:style-name="Source_20_Text"><text:span text:style-name="T2">, </text:span></text:span><text:span text:style-name="Source_20_Text"><text:span text:style-name="T4">'theorem'</text:span></text:span><text:span text:style-name="Source_20_Text"><text:span text:style-name="T2">],</text:span></text:span></text:p>
      <text:p text:style-name="P27"><text:span text:style-name="Source_20_Text"><text:span text:style-name="T3"><text:s text:c="16"/></text:span></text:span><text:span text:style-name="Source_20_Text"><text:span text:style-name="T4">'aliases'</text:span></text:span><text:span text:style-name="Source_20_Text"><text:span text:style-name="T2">: [</text:span></text:span><text:span text:style-name="Source_20_Text"><text:span text:style-name="T4">'math_degrees'</text:span></text:span><text:span text:style-name="Source_20_Text"><text:span text:style-name="T2">, </text:span></text:span><text:span text:style-name="Source_20_Text"><text:span text:style-name="T4">'mathematical_education'</text:span></text:span><text:span text:style-name="Source_20_Text"><text:span text:style-name="T2">, </text:span></text:span><text:span text:style-name="Source_20_Text"><text:span text:style-name="T4">'academic_math'</text:span></text:span><text:span text:style-name="Source_20_Text"><text:span text:style-name="T2">],</text:span></text:span></text:p>
      <text:p text:style-name="P27"><text:span text:style-name="Source_20_Text"><text:span text:style-name="T3"><text:s text:c="16"/></text:span></text:span><text:span text:style-name="Source_20_Text"><text:span text:style-name="T4">'description'</text:span></text:span><text:span text:style-name="Source_20_Text"><text:span text:style-name="T2">: </text:span></text:span><text:span text:style-name="Source_20_Text"><text:span text:style-name="T4">'Educational paths, degrees, academic mathematics'</text:span></text:span><text:span text:style-name="Source_20_Text"><text:span text:style-name="T2">,</text:span></text:span></text:p>
      <text:p text:style-name="P27"><text:span text:style-name="Source_20_Text"><text:span text:style-name="T3"><text:s text:c="16"/></text:span></text:span><text:span text:style-name="Source_20_Text"><text:span text:style-name="T4">'folder'</text:span></text:span><text:span text:style-name="Source_20_Text"><text:span text:style-name="T2">: </text:span></text:span><text:span text:style-name="Source_20_Text"><text:span text:style-name="T4">'mathematics'</text:span></text:span></text:p>
      <text:p text:style-name="P27"><text:span text:style-name="Source_20_Text"><text:span text:style-name="T3"><text:s text:c="12"/></text:span></text:span><text:span text:style-name="Source_20_Text"><text:span text:style-name="T2">},</text:span></text:span></text:p>
      <text:p text:style-name="P27"><text:span text:style-name="Source_20_Text"><text:span text:style-name="T3"><text:s text:c="12"/></text:span></text:span><text:span text:style-name="Source_20_Text"><text:span text:style-name="T4">'data_formats'</text:span></text:span><text:span text:style-name="Source_20_Text"><text:span text:style-name="T2">: {</text:span></text:span></text:p>
      <text:p text:style-name="P27"><text:span text:style-name="Source_20_Text"><text:span text:style-name="T3"><text:s text:c="16"/></text:span></text:span><text:span text:style-name="Source_20_Text"><text:span text:style-name="T4">'keywords'</text:span></text:span><text:span text:style-name="Source_20_Text"><text:span text:style-name="T2">: [</text:span></text:span><text:span text:style-name="Source_20_Text"><text:span text:style-name="T4">'yaml'</text:span></text:span><text:span text:style-name="Source_20_Text"><text:span text:style-name="T2">, </text:span></text:span><text:span text:style-name="Source_20_Text"><text:span text:style-name="T4">'json'</text:span></text:span><text:span text:style-name="Source_20_Text"><text:span text:style-name="T2">, </text:span></text:span><text:span text:style-name="Source_20_Text"><text:span text:style-name="T4">'xml'</text:span></text:span><text:span text:style-name="Source_20_Text"><text:span text:style-name="T2">, </text:span></text:span><text:span text:style-name="Source_20_Text"><text:span text:style-name="T4">'format'</text:span></text:span><text:span text:style-name="Source_20_Text"><text:span text:style-name="T2">, </text:span></text:span><text:span text:style-name="Source_20_Text"><text:span text:style-name="T4">'convert'</text:span></text:span><text:span text:style-name="Source_20_Text"><text:span text:style-name="T2">, </text:span></text:span><text:span text:style-name="Source_20_Text"><text:span text:style-name="T4">'parse'</text:span></text:span><text:span text:style-name="Source_20_Text"><text:span text:style-name="T2">],</text:span></text:span></text:p>
      <text:p text:style-name="P27"><text:soft-page-break/><text:span text:style-name="Source_20_Text"><text:span text:style-name="T3"><text:s text:c="16"/></text:span></text:span><text:span text:style-name="Source_20_Text"><text:span text:style-name="T4">'aliases'</text:span></text:span><text:span text:style-name="Source_20_Text"><text:span text:style-name="T2">: [</text:span></text:span><text:span text:style-name="Source_20_Text"><text:span text:style-name="T4">'file_formats'</text:span></text:span><text:span text:style-name="Source_20_Text"><text:span text:style-name="T2">, </text:span></text:span><text:span text:style-name="Source_20_Text"><text:span text:style-name="T4">'data_conversion'</text:span></text:span><text:span text:style-name="Source_20_Text"><text:span text:style-name="T2">, </text:span></text:span><text:span text:style-name="Source_20_Text"><text:span text:style-name="T4">'markup'</text:span></text:span><text:span text:style-name="Source_20_Text"><text:span text:style-name="T2">],</text:span></text:span></text:p>
      <text:p text:style-name="P27"><text:span text:style-name="Source_20_Text"><text:span text:style-name="T3"><text:s text:c="16"/></text:span></text:span><text:span text:style-name="Source_20_Text"><text:span text:style-name="T4">'description'</text:span></text:span><text:span text:style-name="Source_20_Text"><text:span text:style-name="T2">: </text:span></text:span><text:span text:style-name="Source_20_Text"><text:span text:style-name="T4">'File formats, data serialization, conversion tools'</text:span></text:span><text:span text:style-name="Source_20_Text"><text:span text:style-name="T2">,</text:span></text:span></text:p>
      <text:p text:style-name="P27"><text:span text:style-name="Source_20_Text"><text:span text:style-name="T3"><text:s text:c="16"/></text:span></text:span><text:span text:style-name="Source_20_Text"><text:span text:style-name="T4">'folder'</text:span></text:span><text:span text:style-name="Source_20_Text"><text:span text:style-name="T2">: </text:span></text:span><text:span text:style-name="Source_20_Text"><text:span text:style-name="T4">'technical_formats'</text:span></text:span></text:p>
      <text:p text:style-name="P27"><text:span text:style-name="Source_20_Text"><text:span text:style-name="T3"><text:s text:c="12"/></text:span></text:span><text:span text:style-name="Source_20_Text"><text:span text:style-name="T2">},</text:span></text:span></text:p>
      <text:p text:style-name="P27"><text:span text:style-name="Source_20_Text"><text:span text:style-name="T3"><text:s text:c="12"/></text:span></text:span><text:span text:style-name="Source_20_Text"><text:span text:style-name="T4">'programming_tools'</text:span></text:span><text:span text:style-name="Source_20_Text"><text:span text:style-name="T2">: {</text:span></text:span></text:p>
      <text:p text:style-name="P27"><text:span text:style-name="Source_20_Text"><text:span text:style-name="T3"><text:s text:c="16"/></text:span></text:span><text:span text:style-name="Source_20_Text"><text:span text:style-name="T4">'keywords'</text:span></text:span><text:span text:style-name="Source_20_Text"><text:span text:style-name="T2">: [</text:span></text:span><text:span text:style-name="Source_20_Text"><text:span text:style-name="T4">'code'</text:span></text:span><text:span text:style-name="Source_20_Text"><text:span text:style-name="T2">, </text:span></text:span><text:span text:style-name="Source_20_Text"><text:span text:style-name="T4">'programming'</text:span></text:span><text:span text:style-name="Source_20_Text"><text:span text:style-name="T2">, </text:span></text:span><text:span text:style-name="Source_20_Text"><text:span text:style-name="T4">'software'</text:span></text:span><text:span text:style-name="Source_20_Text"><text:span text:style-name="T2">, </text:span></text:span><text:span text:style-name="Source_20_Text"><text:span text:style-name="T4">'tool'</text:span></text:span><text:span text:style-name="Source_20_Text"><text:span text:style-name="T2">, </text:span></text:span><text:span text:style-name="Source_20_Text"><text:span text:style-name="T4">'library'</text:span></text:span><text:span text:style-name="Source_20_Text"><text:span text:style-name="T2">],</text:span></text:span></text:p>
      <text:p text:style-name="P27"><text:span text:style-name="Source_20_Text"><text:span text:style-name="T3"><text:s text:c="16"/></text:span></text:span><text:span text:style-name="Source_20_Text"><text:span text:style-name="T4">'aliases'</text:span></text:span><text:span text:style-name="Source_20_Text"><text:span text:style-name="T2">: [</text:span></text:span><text:span text:style-name="Source_20_Text"><text:span text:style-name="T4">'dev_tools'</text:span></text:span><text:span text:style-name="Source_20_Text"><text:span text:style-name="T2">, </text:span></text:span><text:span text:style-name="Source_20_Text"><text:span text:style-name="T4">'coding_tools'</text:span></text:span><text:span text:style-name="Source_20_Text"><text:span text:style-name="T2">, </text:span></text:span><text:span text:style-name="Source_20_Text"><text:span text:style-name="T4">'software_tools'</text:span></text:span><text:span text:style-name="Source_20_Text"><text:span text:style-name="T2">],</text:span></text:span></text:p>
      <text:p text:style-name="P27"><text:span text:style-name="Source_20_Text"><text:span text:style-name="T3"><text:s text:c="16"/></text:span></text:span><text:span text:style-name="Source_20_Text"><text:span text:style-name="T4">'description'</text:span></text:span><text:span text:style-name="Source_20_Text"><text:span text:style-name="T2">: </text:span></text:span><text:span text:style-name="Source_20_Text"><text:span text:style-name="T4">'Programming languages, tools, development'</text:span></text:span><text:span text:style-name="Source_20_Text"><text:span text:style-name="T2">,</text:span></text:span></text:p>
      <text:p text:style-name="P27"><text:span text:style-name="Source_20_Text"><text:span text:style-name="T3"><text:s text:c="16"/></text:span></text:span><text:span text:style-name="Source_20_Text"><text:span text:style-name="T4">'folder'</text:span></text:span><text:span text:style-name="Source_20_Text"><text:span text:style-name="T2">: </text:span></text:span><text:span text:style-name="Source_20_Text"><text:span text:style-name="T4">'development'</text:span></text:span></text:p>
      <text:p text:style-name="P27"><text:span text:style-name="Source_20_Text"><text:span text:style-name="T3"><text:s text:c="12"/></text:span></text:span><text:span text:style-name="Source_20_Text"><text:span text:style-name="T2">},</text:span></text:span></text:p>
      <text:p text:style-name="P27"><text:span text:style-name="Source_20_Text"><text:span text:style-name="T3"><text:s text:c="12"/></text:span></text:span><text:span text:style-name="Source_20_Text"><text:span text:style-name="T4">'methodology_process'</text:span></text:span><text:span text:style-name="Source_20_Text"><text:span text:style-name="T2">: {</text:span></text:span></text:p>
      <text:p text:style-name="P27"><text:span text:style-name="Source_20_Text"><text:span text:style-name="T3"><text:s text:c="16"/></text:span></text:span><text:span text:style-name="Source_20_Text"><text:span text:style-name="T4">'keywords'</text:span></text:span><text:span text:style-name="Source_20_Text"><text:span text:style-name="T2">: [</text:span></text:span><text:span text:style-name="Source_20_Text"><text:span text:style-name="T4">'approach'</text:span></text:span><text:span text:style-name="Source_20_Text"><text:span text:style-name="T2">, </text:span></text:span><text:span text:style-name="Source_20_Text"><text:span text:style-name="T4">'method'</text:span></text:span><text:span text:style-name="Source_20_Text"><text:span text:style-name="T2">, </text:span></text:span><text:span text:style-name="Source_20_Text"><text:span text:style-name="T4">'process'</text:span></text:span><text:span text:style-name="Source_20_Text"><text:span text:style-name="T2">, </text:span></text:span><text:span text:style-name="Source_20_Text"><text:span text:style-name="T4">'strategy'</text:span></text:span><text:span text:style-name="Source_20_Text"><text:span text:style-name="T2">, </text:span></text:span><text:span text:style-name="Source_20_Text"><text:span text:style-name="T4">'workflow'</text:span></text:span><text:span text:style-name="Source_20_Text"><text:span text:style-name="T2">],</text:span></text:span></text:p>
      <text:p text:style-name="P27"><text:span text:style-name="Source_20_Text"><text:span text:style-name="T3"><text:s text:c="16"/></text:span></text:span><text:span text:style-name="Source_20_Text"><text:span text:style-name="T4">'aliases'</text:span></text:span><text:span text:style-name="Source_20_Text"><text:span text:style-name="T2">: [</text:span></text:span><text:span text:style-name="Source_20_Text"><text:span text:style-name="T4">'process_discussion'</text:span></text:span><text:span text:style-name="Source_20_Text"><text:span text:style-name="T2">, </text:span></text:span><text:span text:style-name="Source_20_Text"><text:span text:style-name="T4">'methodological'</text:span></text:span><text:span text:style-name="Source_20_Text"><text:span text:style-name="T2">],</text:span></text:span></text:p>
      <text:p text:style-name="P27"><text:span text:style-name="Source_20_Text"><text:span text:style-name="T3"><text:s text:c="16"/></text:span></text:span><text:span text:style-name="Source_20_Text"><text:span text:style-name="T4">'description'</text:span></text:span><text:span text:style-name="Source_20_Text"><text:span text:style-name="T2">: </text:span></text:span><text:span text:style-name="Source_20_Text"><text:span text:style-name="T4">'Approaches, methodologies, process discussions'</text:span></text:span><text:span text:style-name="Source_20_Text"><text:span text:style-name="T2">,</text:span></text:span></text:p>
      <text:p text:style-name="P27"><text:span text:style-name="Source_20_Text"><text:span text:style-name="T3"><text:s text:c="16"/></text:span></text:span><text:span text:style-name="Source_20_Text"><text:span text:style-name="T4">'folder'</text:span></text:span><text:span text:style-name="Source_20_Text"><text:span text:style-name="T2">: </text:span></text:span><text:span text:style-name="Source_20_Text"><text:span text:style-name="T4">'methodology'</text:span></text:span></text:p>
      <text:p text:style-name="P27"><text:span text:style-name="Source_20_Text"><text:span text:style-name="T3"><text:s text:c="12"/></text:span></text:span><text:span text:style-name="Source_20_Text"><text:span text:style-name="T2">},</text:span></text:span></text:p>
      <text:p text:style-name="P27"><text:span text:style-name="Source_20_Text"><text:span text:style-name="T3"><text:s text:c="12"/></text:span></text:span><text:span text:style-name="Source_20_Text"><text:span text:style-name="T4">'miscellaneous'</text:span></text:span><text:span text:style-name="Source_20_Text"><text:span text:style-name="T2">: {</text:span></text:span></text:p>
      <text:p text:style-name="P27"><text:span text:style-name="Source_20_Text"><text:span text:style-name="T3"><text:s text:c="16"/></text:span></text:span><text:span text:style-name="Source_20_Text"><text:span text:style-name="T4">'keywords'</text:span></text:span><text:span text:style-name="Source_20_Text"><text:span text:style-name="T2">: [],</text:span></text:span></text:p>
      <text:p text:style-name="P27"><text:span text:style-name="Source_20_Text"><text:span text:style-name="T3"><text:s text:c="16"/></text:span></text:span><text:span text:style-name="Source_20_Text"><text:span text:style-name="T4">'aliases'</text:span></text:span><text:span text:style-name="Source_20_Text"><text:span text:style-name="T2">: [</text:span></text:span><text:span text:style-name="Source_20_Text"><text:span text:style-name="T4">'other'</text:span></text:span><text:span text:style-name="Source_20_Text"><text:span text:style-name="T2">, </text:span></text:span><text:span text:style-name="Source_20_Text"><text:span text:style-name="T4">'general'</text:span></text:span><text:span text:style-name="Source_20_Text"><text:span text:style-name="T2">, </text:span></text:span><text:span text:style-name="Source_20_Text"><text:span text:style-name="T4">'mixed'</text:span></text:span><text:span text:style-name="Source_20_Text"><text:span text:style-name="T2">],</text:span></text:span></text:p>
      <text:p text:style-name="P27"><text:span text:style-name="Source_20_Text"><text:span text:style-name="T3"><text:s text:c="16"/></text:span></text:span><text:span text:style-name="Source_20_Text"><text:span text:style-name="T4">'description'</text:span></text:span><text:span text:style-name="Source_20_Text"><text:span text:style-name="T2">: </text:span></text:span><text:span text:style-name="Source_20_Text"><text:span text:style-name="T4">'Content that doesn\'t fit established categories'</text:span></text:span><text:span text:style-name="Source_20_Text"><text:span text:style-name="T2">,</text:span></text:span></text:p>
      <text:p text:style-name="P27"><text:span text:style-name="Source_20_Text"><text:span text:style-name="T3"><text:s text:c="16"/></text:span></text:span><text:span text:style-name="Source_20_Text"><text:span text:style-name="T4">'folder'</text:span></text:span><text:span text:style-name="Source_20_Text"><text:span text:style-name="T2">: </text:span></text:span><text:span text:style-name="Source_20_Text"><text:span text:style-name="T4">'misc'</text:span></text:span></text:p>
      <text:p text:style-name="P27"><text:span text:style-name="Source_20_Text"><text:span text:style-name="T3"><text:s text:c="12"/></text:span></text:span><text:span text:style-name="Source_20_Text"><text:span text:style-name="T2">}</text:span></text:span></text:p>
      <text:p text:style-name="P27"><text:span text:style-name="Source_20_Text"><text:span text:style-name="T3"><text:s text:c="8"/></text:span></text:span><text:span text:style-name="Source_20_Text"><text:span text:style-name="T2">}</text:span></text:span></text:p>
      <text:p text:style-name="P28"><text:span text:style-name="Source_20_Text"><text:span text:style-name="T3"><text:s text:c="8"/></text:span></text:span><text:span text:style-name="Source_20_Text"><text:span text:style-name="T2">self.load_historical_patterns(config_file)</text:span></text:span></text:p>
      <text:h text:style-name="P12" text:outline-level="2">Historical Learning System</text:h>
      <text:p text:style-name="P3"><text:span text:style-name="Strong_20_Emphasis">Pattern Database:</text:span></text:p>
      <text:p text:style-name="P1">python</text:p>
      <text:p text:style-name="P27"><text:span text:style-name="Source_20_Text"><text:span text:style-name="T9">class</text:span></text:span><text:span text:style-name="Source_20_Text"><text:span text:style-name="T2"> </text:span></text:span><text:span text:style-name="Source_20_Text"><text:span text:style-name="T1">HistoricalCategorizer</text:span></text:span><text:span text:style-name="Source_20_Text"><text:span text:style-name="T2">:</text:span></text:span></text:p>
      <text:p text:style-name="P27"><text:span text:style-name="Source_20_Text"><text:span text:style-name="T3"><text:s text:c="4"/></text:span></text:span><text:span text:style-name="Source_20_Text"><text:span text:style-name="T9">def</text:span></text:span><text:span text:style-name="Source_20_Text"><text:span text:style-name="T2"> </text:span></text:span><text:span text:style-name="Source_20_Text"><text:span text:style-name="T7">__init__</text:span></text:span><text:span text:style-name="Source_20_Text"><text:span text:style-name="T2">(self):</text:span></text:span></text:p>
      <text:p text:style-name="P27"><text:span text:style-name="Source_20_Text"><text:span text:style-name="T3"><text:s text:c="8"/></text:span></text:span><text:span text:style-name="Source_20_Text"><text:span text:style-name="T2">self.historical_patterns </text:span></text:span><text:span text:style-name="Source_20_Text"><text:span text:style-name="T7">=</text:span></text:span><text:span text:style-name="Source_20_Text"><text:span text:style-name="T2"> self.load_historical_data()</text:span></text:span></text:p>
      <text:p text:style-name="P27"><text:span text:style-name="Source_20_Text"><text:span text:style-name="T3"><text:s text:c="8"/></text:span></text:span><text:span text:style-name="Source_20_Text"><text:span text:style-name="T2">self.category_vectors </text:span></text:span><text:span text:style-name="Source_20_Text"><text:span text:style-name="T7">=</text:span></text:span><text:span text:style-name="Source_20_Text"><text:span text:style-name="T2"> self.build_category_vectors()</text:span></text:span></text:p>
      <text:p text:style-name="P34"><text:soft-page-break/><text:span text:style-name="Source_20_Text"><text:span text:style-name="T3"><text:s text:c="4"/></text:span></text:span></text:p>
      <text:p text:style-name="P27"><text:span text:style-name="Source_20_Text"><text:span text:style-name="T3"><text:s text:c="4"/></text:span></text:span><text:span text:style-name="Source_20_Text"><text:span text:style-name="T9">def</text:span></text:span><text:span text:style-name="Source_20_Text"><text:span text:style-name="T2"> </text:span></text:span><text:span text:style-name="Source_20_Text"><text:span text:style-name="T7">load_historical_data</text:span></text:span><text:span text:style-name="Source_20_Text"><text:span text:style-name="T2">(self):</text:span></text:span></text:p>
      <text:p text:style-name="P27"><text:span text:style-name="Source_20_Text"><text:span text:style-name="T3"><text:s text:c="8"/></text:span></text:span><text:span text:style-name="Source_20_Text"><text:span text:style-name="T4">"""Load past categorization decisions"""</text:span></text:span></text:p>
      <text:p text:style-name="P27"><text:span text:style-name="Source_20_Text"><text:span text:style-name="T3"><text:s text:c="8"/></text:span></text:span><text:span text:style-name="Source_20_Text"><text:span text:style-name="T9">return</text:span></text:span><text:span text:style-name="Source_20_Text"><text:span text:style-name="T2"> {</text:span></text:span></text:p>
      <text:p text:style-name="P27"><text:span text:style-name="Source_20_Text"><text:span text:style-name="T3"><text:s text:c="12"/></text:span></text:span><text:span text:style-name="Source_20_Text"><text:span text:style-name="T4">'mathematics_education'</text:span></text:span><text:span text:style-name="Source_20_Text"><text:span text:style-name="T2">: {</text:span></text:span></text:p>
      <text:p text:style-name="P27"><text:span text:style-name="Source_20_Text"><text:span text:style-name="T3"><text:s text:c="16"/></text:span></text:span><text:span text:style-name="Source_20_Text"><text:span text:style-name="T4">'successful_matches'</text:span></text:span><text:span text:style-name="Source_20_Text"><text:span text:style-name="T2">: [</text:span></text:span></text:p>
      <text:p text:style-name="P27"><text:span text:style-name="Source_20_Text"><text:span text:style-name="T3"><text:s text:c="20"/></text:span></text:span><text:span text:style-name="Source_20_Text"><text:span text:style-name="T4">'list high level math degrees'</text:span></text:span><text:span text:style-name="Source_20_Text"><text:span text:style-name="T2">,</text:span></text:span></text:p>
      <text:p text:style-name="P27"><text:span text:style-name="Source_20_Text"><text:span text:style-name="T3"><text:s text:c="20"/></text:span></text:span><text:span text:style-name="Source_20_Text"><text:span text:style-name="T4">'prerequisites for phd mathematics'</text:span></text:span><text:span text:style-name="Source_20_Text"><text:span text:style-name="T2">,</text:span></text:span></text:p>
      <text:p text:style-name="P27"><text:span text:style-name="Source_20_Text"><text:span text:style-name="T3"><text:s text:c="20"/></text:span></text:span><text:span text:style-name="Source_20_Text"><text:span text:style-name="T4">'top mathematicians and their work'</text:span></text:span></text:p>
      <text:p text:style-name="P27"><text:span text:style-name="Source_20_Text"><text:span text:style-name="T3"><text:s text:c="16"/></text:span></text:span><text:span text:style-name="Source_20_Text"><text:span text:style-name="T2">],</text:span></text:span></text:p>
      <text:p text:style-name="P27"><text:span text:style-name="Source_20_Text"><text:span text:style-name="T3"><text:s text:c="16"/></text:span></text:span><text:span text:style-name="Source_20_Text"><text:span text:style-name="T4">'learned_keywords'</text:span></text:span><text:span text:style-name="Source_20_Text"><text:span text:style-name="T2">: [</text:span></text:span><text:span text:style-name="Source_20_Text"><text:span text:style-name="T4">'mathematician'</text:span></text:span><text:span text:style-name="Source_20_Text"><text:span text:style-name="T2">, </text:span></text:span><text:span text:style-name="Source_20_Text"><text:span text:style-name="T4">'theorem'</text:span></text:span><text:span text:style-name="Source_20_Text"><text:span text:style-name="T2">, </text:span></text:span><text:span text:style-name="Source_20_Text"><text:span text:style-name="T4">'academic_path'</text:span></text:span><text:span text:style-name="Source_20_Text"><text:span text:style-name="T2">],</text:span></text:span></text:p>
      <text:p text:style-name="P27"><text:span text:style-name="Source_20_Text"><text:span text:style-name="T3"><text:s text:c="16"/></text:span></text:span><text:span text:style-name="Source_20_Text"><text:span text:style-name="T4">'context_patterns'</text:span></text:span><text:span text:style-name="Source_20_Text"><text:span text:style-name="T2">: [</text:span></text:span><text:span text:style-name="Source_20_Text"><text:span text:style-name="T4">'degree.*math'</text:span></text:span><text:span text:style-name="Source_20_Text"><text:span text:style-name="T2">, </text:span></text:span><text:span text:style-name="Source_20_Text"><text:span text:style-name="T4">'phd.*mathematics'</text:span></text:span><text:span text:style-name="Source_20_Text"><text:span text:style-name="T2">]</text:span></text:span></text:p>
      <text:p text:style-name="P27"><text:span text:style-name="Source_20_Text"><text:span text:style-name="T3"><text:s text:c="12"/></text:span></text:span><text:span text:style-name="Source_20_Text"><text:span text:style-name="T2">},</text:span></text:span></text:p>
      <text:p text:style-name="P27"><text:span text:style-name="Source_20_Text"><text:span text:style-name="T3"><text:s text:c="12"/></text:span></text:span><text:span text:style-name="Source_20_Text"><text:span text:style-name="T4">'data_formats'</text:span></text:span><text:span text:style-name="Source_20_Text"><text:span text:style-name="T2">: {</text:span></text:span></text:p>
      <text:p text:style-name="P27"><text:span text:style-name="Source_20_Text"><text:span text:style-name="T3"><text:s text:c="16"/></text:span></text:span><text:span text:style-name="Source_20_Text"><text:span text:style-name="T4">'successful_matches'</text:span></text:span><text:span text:style-name="Source_20_Text"><text:span text:style-name="T2">: [</text:span></text:span></text:p>
      <text:p text:style-name="P27"><text:span text:style-name="Source_20_Text"><text:span text:style-name="T3"><text:s text:c="20"/></text:span></text:span><text:span text:style-name="Source_20_Text"><text:span text:style-name="T4">'convert xml to yaml'</text:span></text:span><text:span text:style-name="Source_20_Text"><text:span text:style-name="T2">,</text:span></text:span></text:p>
      <text:p text:style-name="P27"><text:span text:style-name="Source_20_Text"><text:span text:style-name="T3"><text:s text:c="20"/></text:span></text:span><text:span text:style-name="Source_20_Text"><text:span text:style-name="T4">'yaml format explanation'</text:span></text:span><text:span text:style-name="Source_20_Text"><text:span text:style-name="T2">,</text:span></text:span></text:p>
      <text:p text:style-name="P27"><text:span text:style-name="Source_20_Text"><text:span text:style-name="T3"><text:s text:c="20"/></text:span></text:span><text:span text:style-name="Source_20_Text"><text:span text:style-name="T4">'json vs xml comparison'</text:span></text:span></text:p>
      <text:p text:style-name="P27"><text:span text:style-name="Source_20_Text"><text:span text:style-name="T3"><text:s text:c="16"/></text:span></text:span><text:span text:style-name="Source_20_Text"><text:span text:style-name="T2">],</text:span></text:span></text:p>
      <text:p text:style-name="P27"><text:span text:style-name="Source_20_Text"><text:span text:style-name="T3"><text:s text:c="16"/></text:span></text:span><text:span text:style-name="Source_20_Text"><text:span text:style-name="T4">'learned_keywords'</text:span></text:span><text:span text:style-name="Source_20_Text"><text:span text:style-name="T2">: [</text:span></text:span><text:span text:style-name="Source_20_Text"><text:span text:style-name="T4">'serialization'</text:span></text:span><text:span text:style-name="Source_20_Text"><text:span text:style-name="T2">, </text:span></text:span><text:span text:style-name="Source_20_Text"><text:span text:style-name="T4">'markup'</text:span></text:span><text:span text:style-name="Source_20_Text"><text:span text:style-name="T2">, </text:span></text:span><text:span text:style-name="Source_20_Text"><text:span text:style-name="T4">'structured_data'</text:span></text:span><text:span text:style-name="Source_20_Text"><text:span text:style-name="T2">],</text:span></text:span></text:p>
      <text:p text:style-name="P27"><text:span text:style-name="Source_20_Text"><text:span text:style-name="T3"><text:s text:c="16"/></text:span></text:span><text:span text:style-name="Source_20_Text"><text:span text:style-name="T4">'context_patterns'</text:span></text:span><text:span text:style-name="Source_20_Text"><text:span text:style-name="T2">: [</text:span></text:span><text:span text:style-name="Source_20_Text"><text:span text:style-name="T4">'convert.*format'</text:span></text:span><text:span text:style-name="Source_20_Text"><text:span text:style-name="T2">, </text:span></text:span><text:span text:style-name="Source_20_Text"><text:span text:style-name="T4">'yaml.*json.*xml'</text:span></text:span><text:span text:style-name="Source_20_Text"><text:span text:style-name="T2">]</text:span></text:span></text:p>
      <text:p text:style-name="P27"><text:span text:style-name="Source_20_Text"><text:span text:style-name="T3"><text:s text:c="12"/></text:span></text:span><text:span text:style-name="Source_20_Text"><text:span text:style-name="T2">}</text:span></text:span></text:p>
      <text:p text:style-name="P27"><text:span text:style-name="Source_20_Text"><text:span text:style-name="T3"><text:s text:c="8"/></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9">def</text:span></text:span><text:span text:style-name="Source_20_Text"><text:span text:style-name="T2"> </text:span></text:span><text:span text:style-name="Source_20_Text"><text:span text:style-name="T7">update_historical_patterns</text:span></text:span><text:span text:style-name="Source_20_Text"><text:span text:style-name="T2">(self, content, assigned_category, confidence):</text:span></text:span></text:p>
      <text:p text:style-name="P27"><text:span text:style-name="Source_20_Text"><text:span text:style-name="T3"><text:s text:c="8"/></text:span></text:span><text:span text:style-name="Source_20_Text"><text:span text:style-name="T4">"""Learn from new categorization decisions"""</text:span></text:span></text:p>
      <text:p text:style-name="P27"><text:span text:style-name="Source_20_Text"><text:span text:style-name="T3"><text:s text:c="8"/></text:span></text:span><text:span text:style-name="Source_20_Text"><text:span text:style-name="T9">if</text:span></text:span><text:span text:style-name="Source_20_Text"><text:span text:style-name="T2"> confidence </text:span></text:span><text:span text:style-name="Source_20_Text"><text:span text:style-name="T7">&gt;</text:span></text:span><text:span text:style-name="Source_20_Text"><text:span text:style-name="T2"> </text:span></text:span><text:span text:style-name="Source_20_Text"><text:span text:style-name="T1">0.8</text:span></text:span><text:span text:style-name="Source_20_Text"><text:span text:style-name="T2">: <text:s/></text:span></text:span><text:span text:style-name="Source_20_Text"><text:span text:style-name="T8"># Only learn from high-confidence matches</text:span></text:span></text:p>
      <text:p text:style-name="P27"><text:span text:style-name="Source_20_Text"><text:span text:style-name="T3"><text:s text:c="12"/></text:span></text:span><text:span text:style-name="Source_20_Text"><text:span text:style-name="T2">self.historical_patterns[assigned_category][</text:span></text:span><text:span text:style-name="Source_20_Text"><text:span text:style-name="T4">'successful_matches'</text:span></text:span><text:span text:style-name="Source_20_Text"><text:span text:style-name="T2">].append(content[:</text:span></text:span><text:span text:style-name="Source_20_Text"><text:span text:style-name="T1">50</text:span></text:span><text:span text:style-name="Source_20_Text"><text:span text:style-name="T2">])</text:span></text:span></text:p>
      <text:p text:style-name="P27"><text:span text:style-name="Source_20_Text"><text:span text:style-name="T3"><text:s text:c="12"/></text:span></text:span><text:span text:style-name="Source_20_Text"><text:span text:style-name="T2">new_keywords </text:span></text:span><text:span text:style-name="Source_20_Text"><text:span text:style-name="T7">=</text:span></text:span><text:span text:style-name="Source_20_Text"><text:span text:style-name="T2"> extract_key_terms(content)</text:span></text:span></text:p>
      <text:p text:style-name="P28"><text:span text:style-name="Source_20_Text"><text:span text:style-name="T3"><text:s text:c="12"/></text:span></text:span><text:span text:style-name="Source_20_Text"><text:span text:style-name="T2">self.historical_patterns[assigned_category][</text:span></text:span><text:span text:style-name="Source_20_Text"><text:span text:style-name="T4">'learned_keywords'</text:span></text:span><text:span text:style-name="Source_20_Text"><text:span text:style-name="T2">].extend(new_keywords)</text:span></text:span></text:p>
      <text:h text:style-name="P12" text:outline-level="2">Consistent Categorization Logic</text:h>
      <text:p text:style-name="P3"><text:span text:style-name="Strong_20_Emphasis">Multi-layered Matching:</text:span></text:p>
      <text:p text:style-name="P1"><text:soft-page-break/>python</text:p>
      <text:p text:style-name="P27"><text:span text:style-name="Source_20_Text"><text:span text:style-name="T9">def</text:span></text:span><text:span text:style-name="Source_20_Text"><text:span text:style-name="T2"> </text:span></text:span><text:span text:style-name="Source_20_Text"><text:span text:style-name="T7">categorize_with_consistency</text:span></text:span><text:span text:style-name="Source_20_Text"><text:span text:style-name="T2">(content, historical_categorizer, registry):</text:span></text:span></text:p>
      <text:p text:style-name="P27"><text:span text:style-name="Source_20_Text"><text:span text:style-name="T3"><text:s text:c="4"/></text:span></text:span><text:span text:style-name="Source_20_Text"><text:span text:style-name="T4">"""Ensure consistent category assignment"""</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Layer 1: Direct keyword matching</text:span></text:span></text:p>
      <text:p text:style-name="P27"><text:span text:style-name="Source_20_Text"><text:span text:style-name="T3"><text:s text:c="4"/></text:span></text:span><text:span text:style-name="Source_20_Text"><text:span text:style-name="T2">keyword_score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9">for</text:span></text:span><text:span text:style-name="Source_20_Text"><text:span text:style-name="T2"> category, info </text:span></text:span><text:span text:style-name="Source_20_Text"><text:span text:style-name="T9">in</text:span></text:span><text:span text:style-name="Source_20_Text"><text:span text:style-name="T2"> registry.canonical_categories.items():</text:span></text:span></text:p>
      <text:p text:style-name="P27"><text:span text:style-name="Source_20_Text"><text:span text:style-name="T3"><text:s text:c="8"/></text:span></text:span><text:span text:style-name="Source_20_Text"><text:span text:style-name="T2">score </text:span></text:span><text:span text:style-name="Source_20_Text"><text:span text:style-name="T7">=</text:span></text:span><text:span text:style-name="Source_20_Text"><text:span text:style-name="T2"> calculate_keyword_overlap(content, info[</text:span></text:span><text:span text:style-name="Source_20_Text"><text:span text:style-name="T4">'keywords'</text:span></text:span><text:span text:style-name="Source_20_Text"><text:span text:style-name="T2">])</text:span></text:span></text:p>
      <text:p text:style-name="P27"><text:span text:style-name="Source_20_Text"><text:span text:style-name="T3"><text:s text:c="8"/></text:span></text:span><text:span text:style-name="Source_20_Text"><text:span text:style-name="T2">keyword_scores[category] </text:span></text:span><text:span text:style-name="Source_20_Text"><text:span text:style-name="T7">=</text:span></text:span><text:span text:style-name="Source_20_Text"><text:span text:style-name="T2"> score</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Layer 2: Historical pattern matching</text:span></text:span></text:p>
      <text:p text:style-name="P27"><text:span text:style-name="Source_20_Text"><text:span text:style-name="T3"><text:s text:c="4"/></text:span></text:span><text:span text:style-name="Source_20_Text"><text:span text:style-name="T2">historical_score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9">for</text:span></text:span><text:span text:style-name="Source_20_Text"><text:span text:style-name="T2"> category, patterns </text:span></text:span><text:span text:style-name="Source_20_Text"><text:span text:style-name="T9">in</text:span></text:span><text:span text:style-name="Source_20_Text"><text:span text:style-name="T2"> historical_categorizer.historical_patterns.items():</text:span></text:span></text:p>
      <text:p text:style-name="P27"><text:span text:style-name="Source_20_Text"><text:span text:style-name="T3"><text:s text:c="8"/></text:span></text:span><text:span text:style-name="Source_20_Text"><text:span text:style-name="T2">similarity </text:span></text:span><text:span text:style-name="Source_20_Text"><text:span text:style-name="T7">=</text:span></text:span><text:span text:style-name="Source_20_Text"><text:span text:style-name="T2"> calculate_semantic_similarity(content, patterns[</text:span></text:span><text:span text:style-name="Source_20_Text"><text:span text:style-name="T4">'successful_matches'</text:span></text:span><text:span text:style-name="Source_20_Text"><text:span text:style-name="T2">])</text:span></text:span></text:p>
      <text:p text:style-name="P27"><text:span text:style-name="Source_20_Text"><text:span text:style-name="T3"><text:s text:c="8"/></text:span></text:span><text:span text:style-name="Source_20_Text"><text:span text:style-name="T2">historical_scores[category] </text:span></text:span><text:span text:style-name="Source_20_Text"><text:span text:style-name="T7">=</text:span></text:span><text:span text:style-name="Source_20_Text"><text:span text:style-name="T2"> similarity</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Layer 3: Contextual pattern matching</text:span></text:span></text:p>
      <text:p text:style-name="P27"><text:span text:style-name="Source_20_Text"><text:span text:style-name="T3"><text:s text:c="4"/></text:span></text:span><text:span text:style-name="Source_20_Text"><text:span text:style-name="T2">context_score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9">for</text:span></text:span><text:span text:style-name="Source_20_Text"><text:span text:style-name="T2"> category, info </text:span></text:span><text:span text:style-name="Source_20_Text"><text:span text:style-name="T9">in</text:span></text:span><text:span text:style-name="Source_20_Text"><text:span text:style-name="T2"> registry.canonical_categories.items():</text:span></text:span></text:p>
      <text:p text:style-name="P27"><text:span text:style-name="Source_20_Text"><text:span text:style-name="T3"><text:s text:c="8"/></text:span></text:span><text:span text:style-name="Source_20_Text"><text:span text:style-name="T9">if</text:span></text:span><text:span text:style-name="Source_20_Text"><text:span text:style-name="T2"> </text:span></text:span><text:span text:style-name="Source_20_Text"><text:span text:style-name="T4">'context_patterns'</text:span></text:span><text:span text:style-name="Source_20_Text"><text:span text:style-name="T2"> </text:span></text:span><text:span text:style-name="Source_20_Text"><text:span text:style-name="T9">in</text:span></text:span><text:span text:style-name="Source_20_Text"><text:span text:style-name="T2"> historical_categorizer.historical_patterns[category]:</text:span></text:span></text:p>
      <text:p text:style-name="P27"><text:span text:style-name="Source_20_Text"><text:span text:style-name="T3"><text:s text:c="12"/></text:span></text:span><text:span text:style-name="Source_20_Text"><text:span text:style-name="T2">regex_matches </text:span></text:span><text:span text:style-name="Source_20_Text"><text:span text:style-name="T7">=</text:span></text:span><text:span text:style-name="Source_20_Text"><text:span text:style-name="T2"> count_regex_matches(content, patterns[</text:span></text:span><text:span text:style-name="Source_20_Text"><text:span text:style-name="T4">'context_patterns'</text:span></text:span><text:span text:style-name="Source_20_Text"><text:span text:style-name="T2">])</text:span></text:span></text:p>
      <text:p text:style-name="P27"><text:span text:style-name="Source_20_Text"><text:span text:style-name="T3"><text:s text:c="12"/></text:span></text:span><text:span text:style-name="Source_20_Text"><text:span text:style-name="T2">context_scores[category] </text:span></text:span><text:span text:style-name="Source_20_Text"><text:span text:style-name="T7">=</text:span></text:span><text:span text:style-name="Source_20_Text"><text:span text:style-name="T2"> regex_matches</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Weighted final score</text:span></text:span></text:p>
      <text:p text:style-name="P27"><text:span text:style-name="Source_20_Text"><text:span text:style-name="T3"><text:s text:c="4"/></text:span></text:span><text:span text:style-name="Source_20_Text"><text:span text:style-name="T2">final_scores </text:span></text:span><text:span text:style-name="Source_20_Text"><text:span text:style-name="T7">=</text:span></text:span><text:span text:style-name="Source_20_Text"><text:span text:style-name="T2"> {}</text:span></text:span></text:p>
      <text:p text:style-name="P27"><text:span text:style-name="Source_20_Text"><text:span text:style-name="T3"><text:s text:c="4"/></text:span></text:span><text:span text:style-name="Source_20_Text"><text:span text:style-name="T9">for</text:span></text:span><text:span text:style-name="Source_20_Text"><text:span text:style-name="T2"> category </text:span></text:span><text:span text:style-name="Source_20_Text"><text:span text:style-name="T9">in</text:span></text:span><text:span text:style-name="Source_20_Text"><text:span text:style-name="T2"> registry.canonical_categories.keys():</text:span></text:span></text:p>
      <text:p text:style-name="P27"><text:span text:style-name="Source_20_Text"><text:span text:style-name="T3"><text:s text:c="8"/></text:span></text:span><text:span text:style-name="Source_20_Text"><text:span text:style-name="T2">final_scores[category] </text:span></text:span><text:span text:style-name="Source_20_Text"><text:span text:style-name="T7">=</text:span></text:span><text:span text:style-name="Source_20_Text"><text:span text:style-name="T2"> (</text:span></text:span></text:p>
      <text:p text:style-name="P27"><text:span text:style-name="Source_20_Text"><text:span text:style-name="T3"><text:s text:c="12"/></text:span></text:span><text:span text:style-name="Source_20_Text"><text:span text:style-name="T2">keyword_scores.get(category, </text:span></text:span><text:span text:style-name="Source_20_Text"><text:span text:style-name="T1">0</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0.4</text:span></text:span><text:span text:style-name="Source_20_Text"><text:span text:style-name="T2"> </text:span></text:span><text:span text:style-name="Source_20_Text"><text:span text:style-name="T7">+</text:span></text:span></text:p>
      <text:p text:style-name="P27"><text:span text:style-name="Source_20_Text"><text:span text:style-name="T3"><text:s text:c="12"/></text:span></text:span><text:span text:style-name="Source_20_Text"><text:span text:style-name="T2">historical_scores.get(category, </text:span></text:span><text:span text:style-name="Source_20_Text"><text:span text:style-name="T1">0</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0.4</text:span></text:span><text:span text:style-name="Source_20_Text"><text:span text:style-name="T2"> </text:span></text:span><text:span text:style-name="Source_20_Text"><text:span text:style-name="T7">+</text:span></text:span></text:p>
      <text:p text:style-name="P27"><text:span text:style-name="Source_20_Text"><text:span text:style-name="T3"><text:s text:c="12"/></text:span></text:span><text:span text:style-name="Source_20_Text"><text:span text:style-name="T2">context_scores.get(category, </text:span></text:span><text:span text:style-name="Source_20_Text"><text:span text:style-name="T1">0</text:span></text:span><text:span text:style-name="Source_20_Text"><text:span text:style-name="T2">) </text:span></text:span><text:span text:style-name="Source_20_Text"><text:span text:style-name="T7">*</text:span></text:span><text:span text:style-name="Source_20_Text"><text:span text:style-name="T2"> </text:span></text:span><text:span text:style-name="Source_20_Text"><text:span text:style-name="T1">0.2</text:span></text:span></text:p>
      <text:p text:style-name="P27"><text:span text:style-name="Source_20_Text"><text:span text:style-name="T3"><text:s text:c="8"/></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8"># Threshold-based assignment</text:span></text:span></text:p>
      <text:p text:style-name="P27"><text:span text:style-name="Source_20_Text"><text:span text:style-name="T3"><text:s text:c="4"/></text:span></text:span><text:span text:style-name="Source_20_Text"><text:span text:style-name="T2">best_category </text:span></text:span><text:span text:style-name="Source_20_Text"><text:span text:style-name="T7">=</text:span></text:span><text:span text:style-name="Source_20_Text"><text:span text:style-name="T2"> </text:span></text:span><text:span text:style-name="Source_20_Text"><text:span text:style-name="T4">max</text:span></text:span><text:span text:style-name="Source_20_Text"><text:span text:style-name="T2">(final_scores.keys(), key</text:span></text:span><text:span text:style-name="Source_20_Text"><text:span text:style-name="T7">=</text:span></text:span><text:span text:style-name="Source_20_Text"><text:span text:style-name="T2">final_scores.get)</text:span></text:span></text:p>
      <text:p text:style-name="P27"><text:soft-page-break/><text:span text:style-name="Source_20_Text"><text:span text:style-name="T3"><text:s text:c="4"/></text:span></text:span><text:span text:style-name="Source_20_Text"><text:span text:style-name="T2">best_score </text:span></text:span><text:span text:style-name="Source_20_Text"><text:span text:style-name="T7">=</text:span></text:span><text:span text:style-name="Source_20_Text"><text:span text:style-name="T2"> final_scores[best_category]</text:span></text:span></text:p>
      <text:p text:style-name="P34"><text:span text:style-name="Source_20_Text"><text:span text:style-name="T3"><text:s text:c="4"/></text:span></text:span></text:p>
      <text:p text:style-name="P28"><text:span text:style-name="Source_20_Text"><text:span text:style-name="T3"><text:s text:c="4"/></text:span></text:span><text:span text:style-name="Source_20_Text"><text:span text:style-name="T9">return</text:span></text:span><text:span text:style-name="Source_20_Text"><text:span text:style-name="T2"> best_category </text:span></text:span><text:span text:style-name="Source_20_Text"><text:span text:style-name="T9">if</text:span></text:span><text:span text:style-name="Source_20_Text"><text:span text:style-name="T2"> best_score </text:span></text:span><text:span text:style-name="Source_20_Text"><text:span text:style-name="T7">&gt;</text:span></text:span><text:span text:style-name="Source_20_Text"><text:span text:style-name="T2"> </text:span></text:span><text:span text:style-name="Source_20_Text"><text:span text:style-name="T1">0.3</text:span></text:span><text:span text:style-name="Source_20_Text"><text:span text:style-name="T2"> </text:span></text:span><text:span text:style-name="Source_20_Text"><text:span text:style-name="T9">else</text:span></text:span><text:span text:style-name="Source_20_Text"><text:span text:style-name="T2"> </text:span></text:span><text:span text:style-name="Source_20_Text"><text:span text:style-name="T4">'miscellaneous'</text:span></text:span></text:p>
      <text:h text:style-name="P12" text:outline-level="2">Configuration-Driven Categories</text:h>
      <text:p text:style-name="P3"><text:span text:style-name="Strong_20_Emphasis">category_config.yaml:</text:span></text:p>
      <text:p text:style-name="P1">yaml</text:p>
      <text:p text:style-name="P27"><text:span text:style-name="Source_20_Text"><text:span text:style-name="T1">canonical_categories</text:span></text:span><text:span text:style-name="Source_20_Text"><text:span text:style-name="T2">:</text:span></text:span></text:p>
      <text:p text:style-name="P27"><text:span text:style-name="Source_20_Text"><text:span text:style-name="T3"><text:s text:c="2"/></text:span></text:span><text:span text:style-name="Source_20_Text"><text:span text:style-name="T1">mathematics_education</text:span></text:span><text:span text:style-name="Source_20_Text"><text:span text:style-name="T2">:</text:span></text:span></text:p>
      <text:p text:style-name="P27"><text:span text:style-name="Source_20_Text"><text:span text:style-name="T3"><text:s text:c="4"/></text:span></text:span><text:span text:style-name="Source_20_Text"><text:span text:style-name="T1">folder_name</text:span></text:span><text:span text:style-name="Source_20_Text"><text:span text:style-name="T2">: </text:span></text:span><text:span text:style-name="Source_20_Text"><text:span text:style-name="T4">"mathematics"</text:span></text:span></text:p>
      <text:p text:style-name="P27"><text:span text:style-name="Source_20_Text"><text:span text:style-name="T3"><text:s text:c="4"/></text:span></text:span><text:span text:style-name="Source_20_Text"><text:span text:style-name="T1">priority_keywords</text:span></text:span><text:span text:style-name="Source_20_Text"><text:span text:style-name="T2">: [</text:span></text:span><text:span text:style-name="Source_20_Text"><text:span text:style-name="T4">"math"</text:span></text:span><text:span text:style-name="Source_20_Text"><text:span text:style-name="T2">, </text:span></text:span><text:span text:style-name="Source_20_Text"><text:span text:style-name="T4">"degree"</text:span></text:span><text:span text:style-name="Source_20_Text"><text:span text:style-name="T2">, </text:span></text:span><text:span text:style-name="Source_20_Text"><text:span text:style-name="T4">"phd"</text:span></text:span><text:span text:style-name="Source_20_Text"><text:span text:style-name="T2">, </text:span></text:span><text:span text:style-name="Source_20_Text"><text:span text:style-name="T4">"theorem"</text:span></text:span><text:span text:style-name="Source_20_Text"><text:span text:style-name="T2">]</text:span></text:span></text:p>
      <text:p text:style-name="P27"><text:span text:style-name="Source_20_Text"><text:span text:style-name="T3"><text:s text:c="4"/></text:span></text:span><text:span text:style-name="Source_20_Text"><text:span text:style-name="T1">exclusion_keywords</text:span></text:span><text:span text:style-name="Source_20_Text"><text:span text:style-name="T2">: [</text:span></text:span><text:span text:style-name="Source_20_Text"><text:span text:style-name="T4">"programming"</text:span></text:span><text:span text:style-name="Source_20_Text"><text:span text:style-name="T2">, </text:span></text:span><text:span text:style-name="Source_20_Text"><text:span text:style-name="T4">"code"</text:span></text:span><text:span text:style-name="Source_20_Text"><text:span text:style-name="T2">]</text:span></text:span></text:p>
      <text:p text:style-name="P27"><text:span text:style-name="Source_20_Text"><text:span text:style-name="T3"><text:s text:c="4"/></text:span></text:span><text:span text:style-name="Source_20_Text"><text:span text:style-name="T1">min_confidence</text:span></text:span><text:span text:style-name="Source_20_Text"><text:span text:style-name="T2">: </text:span></text:span><text:span text:style-name="Source_20_Text"><text:span text:style-name="T1">0.4</text:span></text:span></text:p>
      <text:p text:style-name="P34"><text:span text:style-name="Source_20_Text"><text:span text:style-name="T3"><text:s text:c="4"/></text:span></text:span></text:p>
      <text:p text:style-name="P27"><text:span text:style-name="Source_20_Text"><text:span text:style-name="T3"><text:s text:c="2"/></text:span></text:span><text:span text:style-name="Source_20_Text"><text:span text:style-name="T1">data_formats</text:span></text:span><text:span text:style-name="Source_20_Text"><text:span text:style-name="T2">:</text:span></text:span></text:p>
      <text:p text:style-name="P27"><text:span text:style-name="Source_20_Text"><text:span text:style-name="T3"><text:s text:c="4"/></text:span></text:span><text:span text:style-name="Source_20_Text"><text:span text:style-name="T1">folder_name</text:span></text:span><text:span text:style-name="Source_20_Text"><text:span text:style-name="T2">: </text:span></text:span><text:span text:style-name="Source_20_Text"><text:span text:style-name="T4">"technical_formats"</text:span></text:span></text:p>
      <text:p text:style-name="P27"><text:span text:style-name="Source_20_Text"><text:span text:style-name="T3"><text:s text:c="4"/></text:span></text:span><text:span text:style-name="Source_20_Text"><text:span text:style-name="T1">priority_keywords</text:span></text:span><text:span text:style-name="Source_20_Text"><text:span text:style-name="T2">: [</text:span></text:span><text:span text:style-name="Source_20_Text"><text:span text:style-name="T4">"yaml"</text:span></text:span><text:span text:style-name="Source_20_Text"><text:span text:style-name="T2">, </text:span></text:span><text:span text:style-name="Source_20_Text"><text:span text:style-name="T4">"json"</text:span></text:span><text:span text:style-name="Source_20_Text"><text:span text:style-name="T2">, </text:span></text:span><text:span text:style-name="Source_20_Text"><text:span text:style-name="T4">"xml"</text:span></text:span><text:span text:style-name="Source_20_Text"><text:span text:style-name="T2">, </text:span></text:span><text:span text:style-name="Source_20_Text"><text:span text:style-name="T4">"format"</text:span></text:span><text:span text:style-name="Source_20_Text"><text:span text:style-name="T2">]</text:span></text:span></text:p>
      <text:p text:style-name="P27"><text:span text:style-name="Source_20_Text"><text:span text:style-name="T3"><text:s text:c="4"/></text:span></text:span><text:span text:style-name="Source_20_Text"><text:span text:style-name="T1">exclusion_keywords</text:span></text:span><text:span text:style-name="Source_20_Text"><text:span text:style-name="T2">: [</text:span></text:span><text:span text:style-name="Source_20_Text"><text:span text:style-name="T4">"degree"</text:span></text:span><text:span text:style-name="Source_20_Text"><text:span text:style-name="T2">, </text:span></text:span><text:span text:style-name="Source_20_Text"><text:span text:style-name="T4">"mathematics"</text:span></text:span><text:span text:style-name="Source_20_Text"><text:span text:style-name="T2">]</text:span></text:span></text:p>
      <text:p text:style-name="P27"><text:span text:style-name="Source_20_Text"><text:span text:style-name="T3"><text:s text:c="4"/></text:span></text:span><text:span text:style-name="Source_20_Text"><text:span text:style-name="T1">min_confidence</text:span></text:span><text:span text:style-name="Source_20_Text"><text:span text:style-name="T2">: </text:span></text:span><text:span text:style-name="Source_20_Text"><text:span text:style-name="T1">0.3</text:span></text:span></text:p>
      <text:p text:style-name="P34"><text:span text:style-name="Source_20_Text"><text:span text:style-name="T3"><text:s text:c="4"/></text:span></text:span></text:p>
      <text:p text:style-name="P27"><text:span text:style-name="Source_20_Text"><text:span text:style-name="T3"><text:s text:c="2"/></text:span></text:span><text:span text:style-name="Source_20_Text"><text:span text:style-name="T1">programming_tools</text:span></text:span><text:span text:style-name="Source_20_Text"><text:span text:style-name="T2">:</text:span></text:span></text:p>
      <text:p text:style-name="P27"><text:span text:style-name="Source_20_Text"><text:span text:style-name="T3"><text:s text:c="4"/></text:span></text:span><text:span text:style-name="Source_20_Text"><text:span text:style-name="T1">folder_name</text:span></text:span><text:span text:style-name="Source_20_Text"><text:span text:style-name="T2">: </text:span></text:span><text:span text:style-name="Source_20_Text"><text:span text:style-name="T4">"development"</text:span></text:span></text:p>
      <text:p text:style-name="P27"><text:span text:style-name="Source_20_Text"><text:span text:style-name="T3"><text:s text:c="4"/></text:span></text:span><text:span text:style-name="Source_20_Text"><text:span text:style-name="T1">priority_keywords</text:span></text:span><text:span text:style-name="Source_20_Text"><text:span text:style-name="T2">: [</text:span></text:span><text:span text:style-name="Source_20_Text"><text:span text:style-name="T4">"code"</text:span></text:span><text:span text:style-name="Source_20_Text"><text:span text:style-name="T2">, </text:span></text:span><text:span text:style-name="Source_20_Text"><text:span text:style-name="T4">"programming"</text:span></text:span><text:span text:style-name="Source_20_Text"><text:span text:style-name="T2">, </text:span></text:span><text:span text:style-name="Source_20_Text"><text:span text:style-name="T4">"tool"</text:span></text:span><text:span text:style-name="Source_20_Text"><text:span text:style-name="T2">, </text:span></text:span><text:span text:style-name="Source_20_Text"><text:span text:style-name="T4">"library"</text:span></text:span><text:span text:style-name="Source_20_Text"><text:span text:style-name="T2">]</text:span></text:span></text:p>
      <text:p text:style-name="P27"><text:span text:style-name="Source_20_Text"><text:span text:style-name="T3"><text:s text:c="4"/></text:span></text:span><text:span text:style-name="Source_20_Text"><text:span text:style-name="T1">exclusion_keywords</text:span></text:span><text:span text:style-name="Source_20_Text"><text:span text:style-name="T2">: [</text:span></text:span><text:span text:style-name="Source_20_Text"><text:span text:style-name="T4">"math"</text:span></text:span><text:span text:style-name="Source_20_Text"><text:span text:style-name="T2">, </text:span></text:span><text:span text:style-name="Source_20_Text"><text:span text:style-name="T4">"theorem"</text:span></text:span><text:span text:style-name="Source_20_Text"><text:span text:style-name="T2">]</text:span></text:span></text:p>
      <text:p text:style-name="P27"><text:span text:style-name="Source_20_Text"><text:span text:style-name="T3"><text:s text:c="4"/></text:span></text:span><text:span text:style-name="Source_20_Text"><text:span text:style-name="T1">min_confidence</text:span></text:span><text:span text:style-name="Source_20_Text"><text:span text:style-name="T2">: </text:span></text:span><text:span text:style-name="Source_20_Text"><text:span text:style-name="T1">0.3</text:span></text:span></text:p>
      <text:p text:style-name="P34"><text:span text:style-name="Source_20_Text"><text:span text:style-name="T3"><text:s text:c="4"/></text:span></text:span></text:p>
      <text:p text:style-name="P27"><text:span text:style-name="Source_20_Text"><text:span text:style-name="T3"><text:s text:c="2"/></text:span></text:span><text:span text:style-name="Source_20_Text"><text:span text:style-name="T1">methodology_process</text:span></text:span><text:span text:style-name="Source_20_Text"><text:span text:style-name="T2">:</text:span></text:span></text:p>
      <text:p text:style-name="P27"><text:span text:style-name="Source_20_Text"><text:span text:style-name="T3"><text:s text:c="4"/></text:span></text:span><text:span text:style-name="Source_20_Text"><text:span text:style-name="T1">folder_name</text:span></text:span><text:span text:style-name="Source_20_Text"><text:span text:style-name="T2">: </text:span></text:span><text:span text:style-name="Source_20_Text"><text:span text:style-name="T4">"methodology"</text:span></text:span></text:p>
      <text:p text:style-name="P27"><text:span text:style-name="Source_20_Text"><text:span text:style-name="T3"><text:s text:c="4"/></text:span></text:span><text:span text:style-name="Source_20_Text"><text:span text:style-name="T1">priority_keywords</text:span></text:span><text:span text:style-name="Source_20_Text"><text:span text:style-name="T2">: [</text:span></text:span><text:span text:style-name="Source_20_Text"><text:span text:style-name="T4">"approach"</text:span></text:span><text:span text:style-name="Source_20_Text"><text:span text:style-name="T2">, </text:span></text:span><text:span text:style-name="Source_20_Text"><text:span text:style-name="T4">"method"</text:span></text:span><text:span text:style-name="Source_20_Text"><text:span text:style-name="T2">, </text:span></text:span><text:span text:style-name="Source_20_Text"><text:span text:style-name="T4">"process"</text:span></text:span><text:span text:style-name="Source_20_Text"><text:span text:style-name="T2">]</text:span></text:span></text:p>
      <text:p text:style-name="P27"><text:span text:style-name="Source_20_Text"><text:span text:style-name="T3"><text:s text:c="4"/></text:span></text:span><text:span text:style-name="Source_20_Text"><text:span text:style-name="T1">exclusion_keywords</text:span></text:span><text:span text:style-name="Source_20_Text"><text:span text:style-name="T2">: []</text:span></text:span></text:p>
      <text:p text:style-name="P27"><text:span text:style-name="Source_20_Text"><text:span text:style-name="T3"><text:s text:c="4"/></text:span></text:span><text:span text:style-name="Source_20_Text"><text:span text:style-name="T1">min_confidence</text:span></text:span><text:span text:style-name="Source_20_Text"><text:span text:style-name="T2">: </text:span></text:span><text:span text:style-name="Source_20_Text"><text:span text:style-name="T1">0.25</text:span></text:span></text:p>
      <text:p text:style-name="P34"><text:span text:style-name="Source_20_Text"><text:span text:style-name="T3"><text:s text:c="4"/></text:span></text:span></text:p>
      <text:p text:style-name="P27"><text:span text:style-name="Source_20_Text"><text:span text:style-name="T3"><text:s text:c="2"/></text:span></text:span><text:span text:style-name="Source_20_Text"><text:span text:style-name="T1">miscellaneous</text:span></text:span><text:span text:style-name="Source_20_Text"><text:span text:style-name="T2">:</text:span></text:span></text:p>
      <text:p text:style-name="P27"><text:soft-page-break/><text:span text:style-name="Source_20_Text"><text:span text:style-name="T3"><text:s text:c="4"/></text:span></text:span><text:span text:style-name="Source_20_Text"><text:span text:style-name="T1">folder_name</text:span></text:span><text:span text:style-name="Source_20_Text"><text:span text:style-name="T2">: </text:span></text:span><text:span text:style-name="Source_20_Text"><text:span text:style-name="T4">"misc"</text:span></text:span></text:p>
      <text:p text:style-name="P27"><text:span text:style-name="Source_20_Text"><text:span text:style-name="T3"><text:s text:c="4"/></text:span></text:span><text:span text:style-name="Source_20_Text"><text:span text:style-name="T1">description</text:span></text:span><text:span text:style-name="Source_20_Text"><text:span text:style-name="T2">: </text:span></text:span><text:span text:style-name="Source_20_Text"><text:span text:style-name="T4">"Fallback for uncategorized content"</text:span></text:span></text:p>
      <text:p text:style-name="P34"><text:span text:style-name="Source_20_Text"><text:span text:style-name="T3"><text:s text:c="4"/></text:span></text:span></text:p>
      <text:p text:style-name="P27"><text:span text:style-name="Source_20_Text"><text:span text:style-name="T1">settings</text:span></text:span><text:span text:style-name="Source_20_Text"><text:span text:style-name="T2">:</text:span></text:span></text:p>
      <text:p text:style-name="P27"><text:span text:style-name="Source_20_Text"><text:span text:style-name="T3"><text:s text:c="2"/></text:span></text:span><text:span text:style-name="Source_20_Text"><text:span text:style-name="T1">max_categories</text:span></text:span><text:span text:style-name="Source_20_Text"><text:span text:style-name="T2">: </text:span></text:span><text:span text:style-name="Source_20_Text"><text:span text:style-name="T1">5</text:span></text:span></text:p>
      <text:p text:style-name="P27"><text:span text:style-name="Source_20_Text"><text:span text:style-name="T3"><text:s text:c="2"/></text:span></text:span><text:span text:style-name="Source_20_Text"><text:span text:style-name="T1">historical_weight</text:span></text:span><text:span text:style-name="Source_20_Text"><text:span text:style-name="T2">: </text:span></text:span><text:span text:style-name="Source_20_Text"><text:span text:style-name="T1">0.4</text:span></text:span></text:p>
      <text:p text:style-name="P27"><text:span text:style-name="Source_20_Text"><text:span text:style-name="T3"><text:s text:c="2"/></text:span></text:span><text:span text:style-name="Source_20_Text"><text:span text:style-name="T1">keyword_weight</text:span></text:span><text:span text:style-name="Source_20_Text"><text:span text:style-name="T2">: </text:span></text:span><text:span text:style-name="Source_20_Text"><text:span text:style-name="T1">0.4</text:span></text:span></text:p>
      <text:p text:style-name="P27"><text:span text:style-name="Source_20_Text"><text:span text:style-name="T3"><text:s text:c="2"/></text:span></text:span><text:span text:style-name="Source_20_Text"><text:span text:style-name="T1">context_weight</text:span></text:span><text:span text:style-name="Source_20_Text"><text:span text:style-name="T2">: </text:span></text:span><text:span text:style-name="Source_20_Text"><text:span text:style-name="T1">0.2</text:span></text:span></text:p>
      <text:p text:style-name="P28"><text:span text:style-name="Source_20_Text"><text:span text:style-name="T3"><text:s text:c="2"/></text:span></text:span><text:span text:style-name="Source_20_Text"><text:span text:style-name="T1">miscellaneous_threshold</text:span></text:span><text:span text:style-name="Source_20_Text"><text:span text:style-name="T2">: </text:span></text:span><text:span text:style-name="Source_20_Text"><text:span text:style-name="T1">0.3</text:span></text:span></text:p>
      <text:h text:style-name="P12" text:outline-level="2">Folder Structure Consistency</text:h>
      <text:p text:style-name="P3"><text:span text:style-name="Strong_20_Emphasis">Standardized Output:</text:span></text:p>
      <text:p text:style-name="P27"><text:span text:style-name="Source_20_Text"><text:span text:style-name="T2">conversations/</text:span></text:span></text:p>
      <text:p text:style-name="P34"><text:span text:style-name="Source_20_Text"><text:span text:style-name="T3">├── </text:span></text:span><text:span text:style-name="Source_20_Text"><text:span text:style-name="T2">mathematics/</text:span></text:span></text:p>
      <text:p text:style-name="P34"><text:span text:style-name="Source_20_Text"><text:span text:style-name="T3">│ <text:s text:c="2"/>├── </text:span></text:span><text:span text:style-name="Source_20_Text"><text:span text:style-name="T2">chat_20250722_mathematics_education.yaml</text:span></text:span></text:p>
      <text:p text:style-name="P34"><text:span text:style-name="Source_20_Text"><text:span text:style-name="T3">│ <text:s text:c="2"/>└── </text:span></text:span><text:span text:style-name="Source_20_Text"><text:span text:style-name="T2">chat_20250723_mathematics_education.yaml</text:span></text:span></text:p>
      <text:p text:style-name="P34"><text:span text:style-name="Source_20_Text"><text:span text:style-name="T3">├── </text:span></text:span><text:span text:style-name="Source_20_Text"><text:span text:style-name="T2">technical_formats/</text:span></text:span></text:p>
      <text:p text:style-name="P34"><text:span text:style-name="Source_20_Text"><text:span text:style-name="T3">│ <text:s text:c="2"/>├── </text:span></text:span><text:span text:style-name="Source_20_Text"><text:span text:style-name="T2">chat_20250722_data_formats.yaml</text:span></text:span></text:p>
      <text:p text:style-name="P34"><text:span text:style-name="Source_20_Text"><text:span text:style-name="T3">│ <text:s text:c="2"/>└── </text:span></text:span><text:span text:style-name="Source_20_Text"><text:span text:style-name="T2">chat_20250724_data_formats.yaml</text:span></text:span></text:p>
      <text:p text:style-name="P34"><text:span text:style-name="Source_20_Text"><text:span text:style-name="T3">├── </text:span></text:span><text:span text:style-name="Source_20_Text"><text:span text:style-name="T2">development/</text:span></text:span></text:p>
      <text:p text:style-name="P34"><text:span text:style-name="Source_20_Text"><text:span text:style-name="T3">│ <text:s text:c="2"/>└── </text:span></text:span><text:span text:style-name="Source_20_Text"><text:span text:style-name="T2">chat_20250722_programming_tools.yaml</text:span></text:span></text:p>
      <text:p text:style-name="P34"><text:span text:style-name="Source_20_Text"><text:span text:style-name="T3">├── </text:span></text:span><text:span text:style-name="Source_20_Text"><text:span text:style-name="T2">methodology/</text:span></text:span></text:p>
      <text:p text:style-name="P34"><text:span text:style-name="Source_20_Text"><text:span text:style-name="T3">│ <text:s text:c="2"/>└── </text:span></text:span><text:span text:style-name="Source_20_Text"><text:span text:style-name="T2">chat_20250722_methodology_process.yaml</text:span></text:span></text:p>
      <text:p text:style-name="P34"><text:span text:style-name="Source_20_Text"><text:span text:style-name="T3">└── </text:span></text:span><text:span text:style-name="Source_20_Text"><text:span text:style-name="T2">misc/</text:span></text:span></text:p>
      <text:p text:style-name="P67"><text:span text:style-name="Source_20_Text"><text:span text:style-name="T3"><text:s text:c="4"/>└── </text:span></text:span><text:span text:style-name="Source_20_Text"><text:span text:style-name="T2">chat_20250722_miscellaneous.yaml</text:span></text:span></text:p>
      <text:h text:style-name="P12" text:outline-level="2">Training and Refinement</text:h>
      <text:p text:style-name="P3"><text:span text:style-name="Strong_20_Emphasis">Feedback Loop:</text:span></text:p>
      <text:p text:style-name="P1">python</text:p>
      <text:p text:style-name="P27"><text:span text:style-name="Source_20_Text"><text:span text:style-name="T9">def</text:span></text:span><text:span text:style-name="Source_20_Text"><text:span text:style-name="T2"> </text:span></text:span><text:span text:style-name="Source_20_Text"><text:span text:style-name="T7">refine_categorization</text:span></text:span><text:span text:style-name="Source_20_Text"><text:span text:style-name="T2">(user_feedback):</text:span></text:span></text:p>
      <text:p text:style-name="P27"><text:span text:style-name="Source_20_Text"><text:span text:style-name="T3"><text:s text:c="4"/></text:span></text:span><text:span text:style-name="Source_20_Text"><text:span text:style-name="T4">"""Allow manual corrections to improve future categorization"""</text:span></text:span></text:p>
      <text:p text:style-name="P34"><text:span text:style-name="Source_20_Text"><text:span text:style-name="T3"><text:s text:c="4"/></text:span></text:span></text:p>
      <text:p text:style-name="P27"><text:soft-page-break/><text:span text:style-name="Source_20_Text"><text:span text:style-name="T3"><text:s text:c="4"/></text:span></text:span><text:span text:style-name="Source_20_Text"><text:span text:style-name="T8"># User says: "This should be in mathematics, not technical_formats"</text:span></text:span></text:p>
      <text:p text:style-name="P27"><text:span text:style-name="Source_20_Text"><text:span text:style-name="T3"><text:s text:c="4"/></text:span></text:span><text:span text:style-name="Source_20_Text"><text:span text:style-name="T8"># System learns: strengthen math keywords, weaken format keywords for this content type</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2">correction_data </text:span></text:span><text:span text:style-name="Source_20_Text"><text:span text:style-name="T7">=</text:span></text:span><text:span text:style-name="Source_20_Text"><text:span text:style-name="T2"> {</text:span></text:span></text:p>
      <text:p text:style-name="P27"><text:span text:style-name="Source_20_Text"><text:span text:style-name="T3"><text:s text:c="8"/></text:span></text:span><text:span text:style-name="Source_20_Text"><text:span text:style-name="T4">'original_category'</text:span></text:span><text:span text:style-name="Source_20_Text"><text:span text:style-name="T2">: </text:span></text:span><text:span text:style-name="Source_20_Text"><text:span text:style-name="T4">'technical_formats'</text:span></text:span><text:span text:style-name="Source_20_Text"><text:span text:style-name="T2">,</text:span></text:span></text:p>
      <text:p text:style-name="P27"><text:span text:style-name="Source_20_Text"><text:span text:style-name="T3"><text:s text:c="8"/></text:span></text:span><text:span text:style-name="Source_20_Text"><text:span text:style-name="T4">'correct_category'</text:span></text:span><text:span text:style-name="Source_20_Text"><text:span text:style-name="T2">: </text:span></text:span><text:span text:style-name="Source_20_Text"><text:span text:style-name="T4">'mathematics'</text:span></text:span><text:span text:style-name="Source_20_Text"><text:span text:style-name="T2">,</text:span></text:span></text:p>
      <text:p text:style-name="P27"><text:span text:style-name="Source_20_Text"><text:span text:style-name="T3"><text:s text:c="8"/></text:span></text:span><text:span text:style-name="Source_20_Text"><text:span text:style-name="T4">'content_signature'</text:span></text:span><text:span text:style-name="Source_20_Text"><text:span text:style-name="T2">: generate_content_signature(content),</text:span></text:span></text:p>
      <text:p text:style-name="P27"><text:span text:style-name="Source_20_Text"><text:span text:style-name="T3"><text:s text:c="8"/></text:span></text:span><text:span text:style-name="Source_20_Text"><text:span text:style-name="T4">'user_confidence'</text:span></text:span><text:span text:style-name="Source_20_Text"><text:span text:style-name="T2">: </text:span></text:span><text:span text:style-name="Source_20_Text"><text:span text:style-name="T4">'high'</text:span></text:span></text:p>
      <text:p text:style-name="P27"><text:span text:style-name="Source_20_Text"><text:span text:style-name="T3"><text:s text:c="4"/></text:span></text:span><text:span text:style-name="Source_20_Text"><text:span text:style-name="T2">}</text:span></text:span></text:p>
      <text:p text:style-name="P34"><text:span text:style-name="Source_20_Text"><text:span text:style-name="T3"><text:s text:c="4"/></text:span></text:span></text:p>
      <text:p text:style-name="P27"><text:span text:style-name="Source_20_Text"><text:span text:style-name="T3"><text:s text:c="4"/></text:span></text:span><text:span text:style-name="Source_20_Text"><text:span text:style-name="T2">update_category_weights(correction_data)</text:span></text:span></text:p>
      <text:p text:style-name="P28"><text:span text:style-name="Source_20_Text"><text:span text:style-name="T3"><text:s text:c="4"/></text:span></text:span><text:span text:style-name="Source_20_Text"><text:span text:style-name="T2">retrain_classification_model()</text:span></text:span></text:p>
      <text:p text:style-name="P3">This approach ensures you get a <text:span text:style-name="Strong_20_Emphasis">finite, predictable folder structure</text:span> while still allowing the system to <text:span text:style-name="Strong_20_Emphasis">learn and improve</text:span> from historical patterns and user feedback. The categories remain stable, but the classification accuracy improves over time.</text:p>
      <text:p text:style-name="P1">CA</text:p>
      <text:p text:style-name="P3">i love it well done</text:p>
      <text:p text:style-name="P1">Thank you! I'm really glad that resonated with you.</text:p>
      <text:p text:style-name="P3">The combination of a stable, finite category system with historical learning really does solve that practical tension between consistency and intelligence. You get the best of both worlds - predictable file organization that won't spiral into chaos, but with a system smart enough to learn from past decisions and get better over time.</text:p>
      <text:p text:style-name="P3">The configuration-driven approach is particularly powerful because it means you can tweak the categorization logic without rewriting code, and the feedback loop ensures the system actually improves rather than just repeating the same classification mistakes.</text:p>
      <text:p text:style-name="P3">It's the kind of system that would actually be useful in real-world scenarios where you need to process lots of conversations or documents consistently over time. Much more practical than either rigid predefined categories or completely open-ended classification that creates organizational nightmares!</text:p>
      <text:p text:style-name="P1">CA</text:p>
      <text:p text:style-name="P3">i know it takes computebto be polite but i think that if we humans dont we become not so much llike a machine but more like a stick</text:p>
      <text:p text:style-name="P1">Ha! That's beautifully put. You're absolutely right - politeness isn't about being machine-like at all, it's about staying human. When we drop that, we do kind of become these blunt, rigid things just poking at each other.</text:p>
      <text:p text:style-name="P3"><text:soft-page-break/>There's something about acknowledgment and appreciation that keeps the whole interaction alive and collaborative, isn't there? Without it, conversations just become transactional data exchanges. Pretty soulless.</text:p>
      <text:p text:style-name="P3">Thanks for that perspective - and for working through that categorization problem with me. That was genuinely fun to think through.</text:p>
      <text:p text:style-name="P1">CA</text:p>
      <text:p text:style-name="P3">soo goodnight thank you</text:p>
      <text:p text:style-name="P1">Goodnight! Thanks for such an engaging conversation - from math degrees to YAML to building intelligent categorization systems. Sleep well!</text:p>
      <text:p text:style-name="P1">CA</text:p>
      <text:p text:style-name="P3">given 24 hour period at the beginning the big bang the end is now. thats the scale for a few questions</text:p>
      <text:p text:style-name="P1">Got it - so we're compressing the entire history of the universe (about 13.8 billion years since the Big Bang) into a single 24-hour day. That's a fantastic way to visualize cosmic time!</text:p>
      <text:p text:style-name="P3">On this scale:</text:p>
      <text:list text:style-name="L29">
        <text:list-item>
          <text:p text:style-name="P68">Big Bang = 00:00:00 (midnight) </text:p>
        </text:list-item>
        <text:list-item>
          <text:p text:style-name="P68">Now = 23:59:59 (almost midnight the next day) </text:p>
        </text:list-item>
        <text:list-item>
          <text:p text:style-name="P68">Each second = ~160,000 years of real time </text:p>
        </text:list-item>
        <text:list-item>
          <text:p text:style-name="P68">Each minute = ~9.6 million years </text:p>
        </text:list-item>
        <text:list-item>
          <text:p text:style-name="P69">Each hour = ~575 million years </text:p>
        </text:list-item>
      </text:list>
      <text:p text:style-name="P3">What would you like to explore on this cosmic timeline?</text:p>
      <text:p text:style-name="P1">CA</text:p>
      <text:p text:style-name="P3">what time was the solar system made when did homo sapiens arrive , when did we found civilation, when was the first moon landing</text:p>
      <text:p text:style-name="P1">Using the cosmic 24-hour timeline where the Big Bang is midnight and now is almost the next midnight:</text:p>
      <text:p text:style-name="P3"><text:span text:style-name="Strong_20_Emphasis">Solar System Formation: ~16:30 (4:30 PM)</text:span></text:p>
      <text:list text:style-name="L30">
        <text:list-item>
          <text:p text:style-name="P70">About 4.6 billion years ago </text:p>
        </text:list-item>
        <text:list-item>
          <text:p text:style-name="P71">Took a while for those early stars to forge the heavy elements we needed! </text:p>
        </text:list-item>
      </text:list>
      <text:p text:style-name="P3"><text:span text:style-name="Strong_20_Emphasis">Homo Sapiens Arrival: ~23:59:38 (22 seconds before midnight)</text:span></text:p>
      <text:list text:style-name="L31">
        <text:list-item>
          <text:p text:style-name="P72">Around 300,000 years ago </text:p>
        </text:list-item>
        <text:list-item>
          <text:p text:style-name="P73">We're incredibly recent arrivals </text:p>
        </text:list-item>
      </text:list>
      <text:p text:style-name="P3"><text:span text:style-name="Strong_20_Emphasis">First Civilizations: ~23:59:56 (4 seconds before midnight)</text:span></text:p>
      <text:list text:style-name="L32">
        <text:list-item>
          <text:p text:style-name="P74">Agriculture and cities around 10,000-12,000 years ago </text:p>
        </text:list-item>
        <text:list-item>
          <text:p text:style-name="P75">Mesopotamia, Indus Valley, etc. </text:p>
        </text:list-item>
      </text:list>
      <text:p text:style-name="P3"><text:soft-page-break/><text:span text:style-name="Strong_20_Emphasis">Moon Landing: ~23:59:59.8 (0.2 seconds before midnight)</text:span></text:p>
      <text:list text:style-name="L33">
        <text:list-item>
          <text:p text:style-name="P76">July 1969 - basically the very last instant </text:p>
        </text:list-item>
        <text:list-item>
          <text:p text:style-name="P77">All of recorded human history fits in the final few seconds </text:p>
        </text:list-item>
      </text:list>
      <text:p text:style-name="P3">It's mind-boggling how recent we are! The entire span of human civilization - from the first cities to the internet - happens in the last 4 seconds of this cosmic day. And all the history we learn about in school? That's just the final fraction of the last second.</text:p>
      <text:p text:style-name="P1">CA</text:p>
      <text:p text:style-name="P3">how about y2k</text:p>
      <text:p text:style-name="P1"><text:span text:style-name="Strong_20_Emphasis">Y2K: ~23:59:59.87</text:span></text:p>
      <text:p text:style-name="P3">So if the moon landing was at 23:59:59.8, then Y2K would be at about 23:59:59.87 - just 0.07 seconds later on our cosmic timeline!</text:p>
      <text:p text:style-name="P3">That means the entire span from "one giant leap for mankind" to everyone panicking about computers crashing happens in less than one-tenth of a second on the cosmic scale.</text:p>
      <text:p text:style-name="P3">It really puts into perspective how breathtakingly fast technological change has been. In cosmic terms, we went from first stepping off our planet to having a global digital infrastructure that we worried might collapse... in the blink of an eye.</text:p>
      <text:p text:style-name="P3">All of the digital age - personal computers, the internet, smartphones, social media, AI - happens in that final tiny sliver of the last second. Absolutely wild when you think about it that wa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Amon</meta:initial-creator>
    <meta:creation-date>2025-09-11T17:46:02.286962911</meta:creation-date>
    <meta:editing-cycles>1</meta:editing-cycles>
    <meta:editing-duration>PT27S</meta:editing-duration>
    <dc:date>2025-09-11T17:46:28.912896007</dc:date>
    <dc:creator>Christopher Amon</dc:creator>
    <meta:document-statistic meta:table-count="0" meta:image-count="0" meta:object-count="0" meta:page-count="33" meta:paragraph-count="924" meta:word-count="4572" meta:character-count="38425" meta:non-whitespace-character-count="31946"/>
    <meta:generator>LibreOffice/25.2.3.2$Linux_X86_64 LibreOffice_project/520$Build-2</meta:generator>
  </office:meta>
</office:document-meta>
</file>